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t" svg:font-family="FiraCodet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2a853"/>
    </style:style>
    <style:style style:name="P2" style:family="paragraph" style:parent-style-name="Standard">
      <style:paragraph-properties fo:text-align="start" style:justify-single-word="false"/>
      <style:text-properties officeooo:paragraph-rsid="00044d91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1ef5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2a85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5210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5210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5210b" officeooo:paragraph-rsid="0005210b" style:font-size-asian="14pt" style:font-size-complex="14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ffffff" loext:opacity="100%" style:font-name="FiraCodet" fo:font-size="10.5pt" fo:font-weight="normal" fo:background-color="#000000"/>
    </style:style>
    <style:style style:name="P10" style:family="paragraph" style:parent-style-name="Standard">
      <style:paragraph-properties style:line-height-at-least="0.198in"/>
      <style:text-properties fo:color="#ffffff" loext:opacity="100%" style:font-name="FiraCodet" fo:font-size="10.5pt" fo:font-weight="normal" fo:background-color="#000000"/>
    </style:style>
    <style:style style:name="P11" style:family="paragraph" style:parent-style-name="Standard">
      <style:paragraph-properties fo:text-align="start" style:justify-single-word="false"/>
      <style:text-properties fo:color="#ffffff" loext:opacity="100%" style:font-name="FiraCodet" fo:font-size="10.5pt" fo:font-weight="normal" officeooo:paragraph-rsid="00044d91" fo:background-color="#000000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FiraCodet" fo:font-size="10.5pt" fo:font-weight="normal" officeooo:paragraph-rsid="0002a853" fo:background-color="#000000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FiraCodet" fo:font-size="10.5pt" fo:font-weight="normal" officeooo:rsid="00044d91" officeooo:paragraph-rsid="00044d91" fo:background-color="#000000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fo:margin-top="0in" fo:margin-bottom="0.1965in" style:contextual-spacing="false" style:line-height-at-least="0.198in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5fb7ff" loext:opacity="100%" style:font-name="FiraCodet" fo:font-size="10.5pt" fo:font-weight="normal" fo:background-color="#000000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74d349" loext:opacity="100%" style:font-name="FiraCodet" fo:font-size="10.5pt" fo:font-weight="normal" fo:background-color="#000000"/>
    </style:style>
    <style:style style:name="P18" style:family="paragraph" style:parent-style-name="Standard">
      <style:paragraph-properties fo:text-align="start" style:justify-single-word="false"/>
      <style:text-properties officeooo:rsid="00044d91" officeooo:paragraph-rsid="00044d91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ff84f5" loext:opacity="100%" style:font-name="FiraCodet" fo:font-size="10.5pt" fo:font-weight="normal" fo:background-color="#000000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bfddaf" loext:opacity="100%" style:font-name="FiraCodet" fo:font-size="10.5pt" fo:font-weight="normal" fo:background-color="#000000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FiraCodet" fo:font-size="10.5pt" fo:font-weight="normal" fo:background-color="#000000"/>
    </style:style>
    <style:style style:name="T1" style:family="text">
      <style:text-properties officeooo:rsid="0001ef52"/>
    </style:style>
    <style:style style:name="T2" style:family="text">
      <style:text-properties officeooo:rsid="0002a853"/>
    </style:style>
    <style:style style:name="T3" style:family="text">
      <style:text-properties fo:font-size="16pt" officeooo:rsid="0002a853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2a85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44d91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5210b" style:font-size-asian="16pt" style:font-weight-asian="bold" style:font-size-complex="1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44d91" style:font-size-asian="14pt" style:font-size-complex="14pt"/>
    </style:style>
    <style:style style:name="T10" style:family="text">
      <style:text-properties fo:color="#ff84f5" loext:opacity="100%"/>
    </style:style>
    <style:style style:name="T11" style:family="text">
      <style:text-properties fo:color="#ff84f5" loext:opacity="100%" fo:font-size="14pt" style:font-size-asian="14pt" style:font-size-complex="14pt"/>
    </style:style>
    <style:style style:name="T12" style:family="text">
      <style:text-properties fo:color="#ff84f5" loext:opacity="100%" fo:font-size="14pt" officeooo:rsid="00044d91" style:font-size-asian="14pt" style:font-size-complex="14pt"/>
    </style:style>
    <style:style style:name="T13" style:family="text">
      <style:text-properties fo:color="#ff84f5" loext:opacity="100%" style:font-name="FiraCodet" fo:font-size="14pt" fo:font-weight="normal" fo:background-color="#000000" loext:char-shading-value="0" style:font-size-asian="14pt" style:font-size-complex="14pt"/>
    </style:style>
    <style:style style:name="T14" style:family="text">
      <style:text-properties fo:color="#ff84f5" loext:opacity="100%" style:font-name="FiraCodet" fo:font-size="14pt" fo:font-weight="normal" officeooo:rsid="00044d91" fo:background-color="#000000" loext:char-shading-value="0" style:font-size-asian="14pt" style:font-size-complex="14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fo:font-size="14pt" style:font-size-asian="14pt" style:font-size-complex="14pt"/>
    </style:style>
    <style:style style:name="T17" style:family="text">
      <style:text-properties fo:color="#569cd6" loext:opacity="100%" fo:font-size="14pt" officeooo:rsid="00044d91" style:font-size-asian="14pt" style:font-size-complex="14pt"/>
    </style:style>
    <style:style style:name="T18" style:family="text">
      <style:text-properties fo:color="#569cd6" loext:opacity="100%" style:font-name="FiraCodet" fo:font-size="14pt" fo:font-weight="normal" fo:background-color="#000000" loext:char-shading-value="0" style:font-size-asian="14pt" style:font-size-complex="14pt"/>
    </style:style>
    <style:style style:name="T19" style:family="text">
      <style:text-properties fo:color="#569cd6" loext:opacity="100%" style:font-name="FiraCodet" fo:font-size="14pt" fo:font-weight="normal" officeooo:rsid="00044d91" fo:background-color="#000000" loext:char-shading-value="0" style:font-size-asian="14pt" style:font-size-complex="14pt"/>
    </style:style>
    <style:style style:name="T20" style:family="text">
      <style:text-properties fo:color="#ce9178" loext:opacity="100%"/>
    </style:style>
    <style:style style:name="T21" style:family="text">
      <style:text-properties fo:color="#ce9178" loext:opacity="100%" fo:font-size="14pt" style:font-size-asian="14pt" style:font-size-complex="14pt"/>
    </style:style>
    <style:style style:name="T22" style:family="text">
      <style:text-properties fo:color="#ce9178" loext:opacity="100%" fo:font-size="14pt" officeooo:rsid="00044d91" style:font-size-asian="14pt" style:font-size-complex="14pt"/>
    </style:style>
    <style:style style:name="T23" style:family="text">
      <style:text-properties fo:color="#ce9178" loext:opacity="100%" style:font-name="FiraCodet" fo:font-size="14pt" fo:font-weight="normal" fo:background-color="#000000" loext:char-shading-value="0" style:font-size-asian="14pt" style:font-size-complex="14pt"/>
    </style:style>
    <style:style style:name="T24" style:family="text">
      <style:text-properties fo:color="#ce9178" loext:opacity="100%" style:font-name="FiraCodet" fo:font-size="14pt" fo:font-weight="normal" officeooo:rsid="00044d91" fo:background-color="#000000" loext:char-shading-value="0" style:font-size-asian="14pt" style:font-size-complex="14pt"/>
    </style:style>
    <style:style style:name="T25" style:family="text">
      <style:text-properties fo:color="#5fb7ff" loext:opacity="100%"/>
    </style:style>
    <style:style style:name="T26" style:family="text">
      <style:text-properties fo:color="#fde49e" loext:opacity="100%"/>
    </style:style>
    <style:style style:name="T27" style:family="text">
      <style:text-properties fo:color="#bfddaf" loext:opacity="100%"/>
    </style:style>
    <style:style style:name="T28" style:family="text">
      <style:text-properties fo:color="#9cdcfe" loext:opacity="100%"/>
    </style:style>
    <style:style style:name="T29" style:family="text">
      <style:text-properties fo:color="#9cdcfe" loext:opacity="100%" fo:font-size="14pt" style:font-size-asian="14pt" style:font-size-complex="14pt"/>
    </style:style>
    <style:style style:name="T30" style:family="text">
      <style:text-properties fo:color="#9cdcfe" loext:opacity="100%" fo:font-size="14pt" officeooo:rsid="00044d91" style:font-size-asian="14pt" style:font-size-complex="14pt"/>
    </style:style>
    <style:style style:name="T31" style:family="text">
      <style:text-properties fo:color="#9cdcfe" loext:opacity="100%" style:font-name="FiraCodet" fo:font-size="14pt" fo:font-weight="normal" fo:background-color="#000000" loext:char-shading-value="0" style:font-size-asian="14pt" style:font-size-complex="14pt"/>
    </style:style>
    <style:style style:name="T32" style:family="text">
      <style:text-properties fo:color="#9cdcfe" loext:opacity="100%" style:font-name="FiraCodet" fo:font-size="14pt" fo:font-weight="normal" officeooo:rsid="00044d91" fo:background-color="#000000" loext:char-shading-value="0" style:font-size-asian="14pt" style:font-size-complex="14pt"/>
    </style:style>
    <style:style style:name="T33" style:family="text">
      <style:text-properties fo:color="#57f8d8" loext:opacity="100%"/>
    </style:style>
    <style:style style:name="T34" style:family="text">
      <style:text-properties fo:color="#f8f29b" loext:opacity="100%"/>
    </style:style>
    <style:style style:name="T35" style:family="text">
      <style:text-properties fo:color="#6abafb" loext:opacity="100%"/>
    </style:style>
    <style:style style:name="T36" style:family="text">
      <style:text-properties fo:color="#74d349" loext:opacity="100%"/>
    </style:style>
    <style:style style:name="T37" style:family="text">
      <style:text-properties fo:color="#b6fb90" loext:opacity="100%"/>
    </style:style>
    <style:style style:name="T38" style:family="text">
      <style:text-properties officeooo:rsid="00052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Федеральное государственное бюджетное образовательное</text:span></text:p>
      <text:p text:style-name="P7"><text:span text:style-name="T5">учреждение высшего образования</text:span></text:p>
      <text:p text:style-name="P7"><text:span text:style-name="T5">«Сибирский государственный университет телекоммуникаций и</text:span></text:p>
      <text:p text:style-name="P7"><text:span text:style-name="T5">информатики»</text:span></text:p>
      <text:p text:style-name="P7"><text:span text:style-name="T5"/></text:p>
      <text:p text:style-name="P7"><text:span text:style-name="T5"><text:tab/><text:tab/><text:tab/><text:tab/><text:tab/><text:tab/><text:tab/><text:tab/><text:tab/><text:tab/> <text:s/>кафедра ПМ иК</text:span></text:p>
      <text:p text:style-name="P7"><text:span text:style-name="T5"/></text:p>
      <text:p text:style-name="P7"><text:span text:style-name="T5">КУРСОВАЯ РАБОТА</text:span></text:p>
      <text:p text:style-name="P7"><text:span text:style-name="T5">по дисциплине «Объектно-ориентированное программирование»</text:span></text:p>
      <text:p text:style-name="P7"><text:span text:style-name="T5"/></text:p>
      <text:p text:style-name="P7"><text:span text:style-name="T5"/></text:p>
      <text:p text:style-name="P7"><text:span text:style-name="T5">Тема: «</text:span><text:span text:style-name="T7">Danmaku Shooter</text:span><text:span text:style-name="T5">»</text:span></text:p>
      <text:p text:style-name="P7"><text:span text:style-name="T5"/></text:p>
      <text:p text:style-name="P7"><text:span text:style-name="T5"><text:tab/><text:tab/><text:tab/><text:tab/><text:tab/><text:tab/>Выполнил:студент группы </text:span><text:span text:style-name="T7">ИС</text:span><text:span text:style-name="T5">-</text:span><text:span text:style-name="T7">341</text:span></text:p>
      <text:p text:style-name="P8"><text:span text:style-name="T5"><text:tab/><text:tab/><text:tab/><text:tab/><text:tab/><text:tab/>В</text:span><text:span text:style-name="T4">оронов Вадим Александрович</text:span></text:p>
      <text:p text:style-name="P8"><text:span text:style-name="T4"/></text:p>
      <text:p text:style-name="P7"><text:span text:style-name="T5"><text:tab/><text:tab/><text:tab/> <text:s text:c="14"/>Проверил: </text:span><text:span text:style-name="T7">преподаватель кафедры</text:span><text:span text:style-name="T5"> ПМиК</text:span></text:p>
      <text:p text:style-name="P8"><text:span text:style-name="T5"><text:tab/><text:tab/><text:tab/><text:tab/><text:tab/><text:tab/><text:tab/><text:tab/><text:tab/><text:tab/> <text:s text:c="6"/>Б</text:span><text:span text:style-name="T4">ублей.Д.А</text:span></text:p>
      <text:p text:style-name="P7"><text:span text:style-name="T5">Новосибирск – 202</text:span><text:span text:style-name="T7">4</text:span><text:span text:style-name="T5"><text:line-break/><text:line-break/><text:line-break/></text:span></text:p>
      <text:p text:style-name="P7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Постановка задачи<text:line-break/></text:span><text:line-break/>Создание олдскульной игры в жанре "<text:span text:style-name="T38">danmaku shooter</text:span>" <text:span text:style-name="T2">с использованием ООП.<text:line-break/></text:span><text:line-break/>Требования к проекту:<text:line-break/><text:span text:style-name="T2">* </text:span>Реализовать классическую 2D игру-шутер<text:line-break/><text:span text:style-name="T2">* </text:span>Создать сложную систему движения врагов<text:line-break/><text:span text:style-name="T2">* </text:span>Разработать динамическую систему стрельбы<text:line-break/><text:span text:style-name="T2">* </text:span>Обеспечить плавную анимацию<text:line-break/><text:span text:style-name="T2">* </text:span>Использовать принципы ООП<text:line-break/><text:span text:style-name="T2">* </text:span>Применить графическую библиотеку SFML<text:line-break/><text:line-break/>Ключевые компоненты:<text:line-break/><text:span text:style-name="T2">* </text:span>Управление <text:line-break/><text:span text:style-name="T2">* </text:span>Стрельба<text:line-break/><text:span text:style-name="T2">* </text:span>Разнообразные паттерны движения <text:span text:style-name="T2">противников<text:line-break/>* </text:span>Сложные алгоритмы стрельбы<text:line-break/><text:span text:style-name="T2">* </text:span>Генерация волн противников<text:line-break/><text:line-break/></text:p>
      <text:p text:style-name="P5"><text:span text:style-name="T4">Архитектура ООП в проекте, </text:span><text:span text:style-name="T5">структура классов и программная реализация</text:span><text:span text:style-name="T3"><text:line-break/></text:span><text:line-break/>Иерархия наследования:<text:line-break/><text:line-break/>BoundedSprite </text:p>
      <text:p text:style-name="P3"><text:s text:c="2"/>├── AnimatedSprite <text:s/>// Наследование с расширением функциональности</text:p>
      <text:p text:style-name="P3"><text:s text:c="2"/></text:p>
      <text:p text:style-name="P3">Game <text:s text:c="14"/>// Композиция и агрегация объектов</text:p>
      <text:p text:style-name="P3"><text:s text:c="2"/>├── Player <text:s text:c="7"/>// Игрок как компонент игры</text:p>
      <text:p text:style-name="P3"><text:s text:c="2"/>├── Enemy <text:s text:c="8"/>// Враги как компоненты игры</text:p>
      <text:p text:style-name="P3"><text:s text:c="2"/>└── Bullet <text:s text:c="7"/>// Пули как динамические объекты<text:line-break/><text:line-break/>Инкапсуляция Каждый класс инкапсулирует: <text:line-break/><text:line-break/><text:span text:style-name="T1">* </text:span>Приватные данные<text:line-break/><text:span text:style-name="T1">* </text:span>Защищенные методы<text:line-break/><text:span text:style-name="T1">* </text:span>Публичный интерфейс<text:line-break/><text:line-break/><text:soft-page-break/>Пример из Player.h:<text:line-break/><text:line-break/>class Player {</text:p>
      <text:p text:style-name="P3">private:</text:p>
      <text:p text:style-name="P3"><text:s text:c="4"/>AnimatedSprite sprite; <text:s/>// Инкапсуляция спрайта</text:p>
      <text:p text:style-name="P3"><text:s text:c="4"/>int animation_state; <text:s text:c="3"/>// Внутреннее состояние</text:p>
      <text:p text:style-name="P3"><text:s text:c="4"/>bool movement_direction[4]; <text:s/>// Приватные данные</text:p>
      <text:p text:style-name="P3"/>
      <text:p text:style-name="P3">public:</text:p>
      <text:p text:style-name="P3"><text:s text:c="4"/>// Публичный интерфейс</text:p>
      <text:p text:style-name="P3"><text:s text:c="4"/>void update();</text:p>
      <text:p text:style-name="P3"><text:s text:c="4"/>void move();</text:p>
      <text:p text:style-name="P3"><text:s text:c="4"/>void set_move_state(int dir, bool state);</text:p>
      <text:p text:style-name="P3">};</text:p>
      <text:p text:style-name="P3"/>
      <text:p text:style-name="P3">Полиморфизм Реализован через:<text:line-break/><text:span text:style-name="T1">* </text:span>Перегрузку методов<text:line-break/><text:span text:style-name="T1">* </text:span>Виртуальные методы (неявно)<text:line-break/><text:span text:style-name="T1">* </text:span>Enum для состояний и типов<text:line-break/><text:line-break/>Пример enum в Enemy.h:<text:line-break/>enum EnemyMovementPattern {</text:p>
      <text:p text:style-name="P3"><text:s text:c="4"/>PATTERN_STRAIGHT, <text:s text:c="2"/>// Прямое движение</text:p>
      <text:p text:style-name="P3"><text:s text:c="4"/>PATTERN_SINE, <text:s text:c="6"/>// Движение по синусоиде</text:p>
      <text:p text:style-name="P3"><text:s text:c="4"/>PATTERN_ZIGZAG, <text:s text:c="4"/>// Зигзагообразное движение</text:p>
      <text:p text:style-name="P3"><text:s text:c="4"/>// ...</text:p>
      <text:p text:style-name="P4">};<text:line-break/><text:line-break/>Абстракция Классы абстрагируют сложную логику: <text:line-break/><text:span text:style-name="T1">* </text:span>AnimatedSprite скрывает детали анимации<text:line-break/><text:span text:style-name="T1">* </text:span>BoundedSprite абстрагирует работу со спрайтами<text:line-break/><text:span text:style-name="T1">* </text:span>Enemy скрывает логику движения и стрельбы<text:line-break/></text:p>
      <text:p text:style-name="P4"><text:line-break/>Композиция и агрегация:<text:line-break/><text:span text:style-name="T1">* </text:span>Game содержит Player, Enemy, Bullet<text:line-break/><text:span text:style-name="T1">* </text:span>Использование контейнеров для динамических объектов<text:line-break/><text:line-break/>Пример в Enemy.h:<text:line-break/>class Enemy {</text:p>
      <text:p text:style-name="P4">public:</text:p>
      <text:p text:style-name="P4"><text:s text:c="4"/>std::vector&lt;Bullet&gt; bullets; <text:s/>// Композиция</text:p>
      <text:p text:style-name="P4">};</text:p>
      <text:p text:style-name="P4"/>
      <text:p text:style-name="P4"><text:soft-page-break/>Технические особенности реализации:<text:line-break/><text:span text:style-name="T1">* </text:span>Использование наследования для расширения функциональности<text:line-break/><text:span text:style-name="T1">* </text:span>Минимизация дублирования кода<text:line-break/><text:span text:style-name="T1">* </text:span>Гибкая система типизации<text:line-break/><text:span text:style-name="T1">* </text:span>Эффективное управление графическими объектами<text:line-break/><text:span text:style-name="T1">* </text:span>Использование умных указателей<text:line-break/><text:span text:style-name="T1">*</text:span> Динамическое создание и удаление объектов<text:line-break/><text:span text:style-name="T1">* </text:span>Контроль жизненного цикла через контейнеры <text:line-break/><text:line-break/>Пример эволюции классов:<text:line-break/><text:line-break/>class BoundedSprite { <text:s/>// Базовый класс</text:p>
      <text:p text:style-name="P4"><text:s text:c="4"/>// Базовая функциональность спрайта</text:p>
      <text:p text:style-name="P4">};</text:p>
      <text:p text:style-name="P4"/>
      <text:p text:style-name="P4">class AnimatedSprite : public BoundedSprite { <text:s/>// Наследование</text:p>
      <text:p text:style-name="P4"><text:s text:c="4"/>// Добавление анимации</text:p>
      <text:p text:style-name="P4">};</text:p>
      <text:p text:style-name="P4"/>
      <text:p text:style-name="P4">class Enemy { <text:s/>// Использование композиции</text:p>
      <text:p text:style-name="P4"><text:s text:c="4"/>AnimatedSprite sprite; <text:s/>// Анимированный спрайт врага</text:p>
      <text:p text:style-name="P4">};</text:p>
      <text:p text:style-name="P4"/>
      <text:p text:style-name="P5"><text:span text:style-name="T5">Р</text:span><text:span text:style-name="T4">езультат работы <text:line-break/></text:span>✅ Реализован <text:span text:style-name="T2">анимация игрока<text:line-break/></text:span>✅ Система врагов с разными траекториями<text:line-break/>✅ Динамическая генерация снарядов<text:line-break/>✅ Столкновения и урон<text:line-break/>✅ Игровой цикл с нарастающей сложностью<text:line-break/>✅ Модульная архитектура<text:line-break/>✅ Гибкая система спрайтов<text:line-break/>✅ Эффективное управление графическими объектами<text:line-break/>✅ Расширяемый код<text:line-break/><text:line-break/>enum EnemyMovementPattern {</text:p>
      <text:p text:style-name="P5"><text:s text:c="4"/>PATTERN_STRAIGHT, <text:s text:c="2"/>// Прямое падение</text:p>
      <text:p text:style-name="P5"><text:s text:c="4"/>PATTERN_SINE, <text:s text:c="6"/>// Волнообразное</text:p>
      <text:p text:style-name="P5"><text:s text:c="4"/>PATTERN_ZIGZAG, <text:s text:c="4"/>// Зигзаг</text:p>
      <text:p text:style-name="P5"><text:s text:c="4"/>PATTERN_CIRCLE, <text:s text:c="4"/>// Круговое</text:p>
      <text:p text:style-name="P5"><text:s text:c="4"/>PATTERN_EIGHT <text:s text:c="6"/>// Восьмёркой</text:p>
      <text:p text:style-name="P5">};<text:line-break/><text:line-break/>enum BulletPattern {</text:p>
      <text:p text:style-name="P5"><text:s text:c="4"/>BULLET_SINGLE, <text:s text:c="5"/>// Одиночный</text:p>
      <text:p text:style-name="P5"><text:s text:c="4"/>BULLET_CIRCLE, <text:s text:c="5"/>// Круговой</text:p>
      <text:p text:style-name="P5"><text:soft-page-break/><text:s text:c="4"/>BULLET_SPIRAL, <text:s text:c="5"/>// Спираль</text:p>
      <text:p text:style-name="P5"><text:s text:c="4"/>BULLET_FAN, <text:s text:c="8"/>// Веер</text:p>
      <text:p text:style-name="P5"><text:s text:c="4"/>BULLET_WAVE, <text:s text:c="7"/>// Волна</text:p>
      <text:p text:style-name="P5"><text:s text:c="4"/>BULLET_AIMED <text:s text:c="7"/>// Наведение</text:p>
      <text:p text:style-name="P2"><text:span text:style-name="T8">};<text:line-break/><text:line-break/></text:span><text:span text:style-name="T6">Используемы источники:</text:span><text:span text:style-name="T9"><text:line-break/><text:line-break/>* <text:s/></text:span><text:span text:style-name="T8">SFML Official Documentation<text:line-break/></text:span><text:span text:style-name="T9">* <text:s/></text:span><text:span text:style-name="T8">Game Development on Stack Overflow<text:line-break/></text:span><text:span text:style-name="T9">* </text:span><text:span text:style-name="T8">"Game Programming Patterns" - Роберт Нистром<text:line-break/></text:span><text:span text:style-name="T9">* </text:span><text:span text:style-name="T8">"SFML Game Development" - Эдуардо Сантос<text:line-break/></text:span><text:span text:style-name="T9">* </text:span><text:span text:style-name="T8">"Game Engine Architecture" - Джейсон Грегори<text:line-break/><text:line-break/><text:line-break/></text:span><text:span text:style-name="T6">Приложение. Листинг</text:span></text:p>
      <text:p text:style-name="P2"><text:span text:style-name="T6"/></text:p>
      <text:p text:style-name="P2"><text:span text:style-name="T9">main.cpp<text:line-break/></text:span></text:p>
      <text:p text:style-name="P11"><text:span text:style-name="T12">#include</text:span><text:span text:style-name="T17"> </text:span><text:span text:style-name="T22">"../libprojectabyss/Game.h"</text:span></text:p>
      <text:p text:style-name="P14"/>
      <text:p text:style-name="P9"><text:span text:style-name="T25">int</text:span> <text:span text:style-name="T26">main</text:span>() {</text:p>
      <text:p text:style-name="P9">Game <text:span text:style-name="T26">game</text:span>(<text:span text:style-name="T27">800</text:span>, <text:span text:style-name="T27">600</text:span>, <text:span text:style-name="T20">"Abyss Danmaku"</text:span>);</text:p>
      <text:p text:style-name="P9"><text:span text:style-name="T28">game</text:span>.<text:span text:style-name="T26">run</text:span>();</text:p>
      <text:p text:style-name="P9"><text:span text:style-name="T10">return</text:span> <text:span text:style-name="T27">0</text:span>;</text:p>
      <text:p text:style-name="P9">}</text:p>
      <text:p text:style-name="P2"><text:span text:style-name="T9"><text:line-break/><text:line-break/>aLibs.h<text:line-break/><text:line-break/></text:span><text:span text:style-name="T14">#pragma</text:span><text:span text:style-name="T19"> </text:span><text:span text:style-name="T32">once</text:span></text:p>
      <text:p text:style-name="P9"><text:span text:style-name="T10">#include</text:span><text:span text:style-name="T15"> </text:span><text:span text:style-name="T20">"Bullet.h"</text:span></text:p>
      <text:p text:style-name="P9"><text:span text:style-name="T10">#include</text:span><text:span text:style-name="T15"> </text:span><text:span text:style-name="T20">"Enemy.h"</text:span></text:p>
      <text:p text:style-name="P9"><text:span text:style-name="T10">#include</text:span><text:span text:style-name="T15"> </text:span><text:span text:style-name="T20">"Player.h"</text:span></text:p>
      <text:p text:style-name="P9"><text:span text:style-name="T10">#include</text:span><text:span text:style-name="T15"> </text:span><text:span text:style-name="T20">"AnimatedSprite.h"</text:span></text:p>
      <text:p text:style-name="P9"><text:span text:style-name="T10">#include</text:span><text:span text:style-name="T15"> </text:span><text:span text:style-name="T20">"BoundedSprite.h"</text:span></text:p>
      <text:p text:style-name="P2"><text:span text:style-name="T9"><text:line-break/></text:span></text:p>
      <text:p text:style-name="P2"><text:span text:style-name="T9">AnimatedSprite.h<text:line-break/><text:line-break/></text:span><text:span text:style-name="T14">#pragma</text:span><text:span text:style-name="T19"> </text:span><text:span text:style-name="T32">once</text:span></text:p>
      <text:p text:style-name="P9"><text:span text:style-name="T10">#include</text:span><text:span text:style-name="T15"> </text:span><text:span text:style-name="T20">&lt;SFML/Graphics.hpp&gt;</text:span></text:p>
      <text:p text:style-name="P9"><text:span text:style-name="T10">#include</text:span><text:span text:style-name="T15"> </text:span><text:span text:style-name="T20">"BoundedSprite.h"</text:span></text:p>
      <text:p text:style-name="P14"/>
      <text:p text:style-name="P9"><text:span text:style-name="T25">class</text:span> <text:span text:style-name="T33">AnimatedSprite</text:span> : <text:span text:style-name="T25">public</text:span> <text:span text:style-name="T33">BoundedSprite</text:span> {</text:p>
      <text:p text:style-name="P16">private:</text:p>
      <text:p text:style-name="P9"><text:soft-page-break/><text:span text:style-name="T33">sf</text:span>::IntRect first_bound, curr_bound;</text:p>
      <text:p text:style-name="P9"><text:span text:style-name="T25">int</text:span> curr_sprite, num_sprites;</text:p>
      <text:p text:style-name="P9"><text:span text:style-name="T25">int</text:span> frame_counter, max_frames;</text:p>
      <text:p text:style-name="P14"/>
      <text:p text:style-name="P9"><text:span text:style-name="T25">void</text:span> <text:span text:style-name="T26">next_sprite</text:span>();</text:p>
      <text:p text:style-name="P9"><text:span text:style-name="T25">public:</text:span> </text:p>
      <text:p text:style-name="P9"><text:span text:style-name="T26">AnimatedSprite</text:span>();</text:p>
      <text:p text:style-name="P9"><text:span text:style-name="T25">void</text:span> <text:span text:style-name="T26">init</text:span>(<text:span text:style-name="T33">sf</text:span>::<text:span text:style-name="T33">IntRect</text:span> <text:span text:style-name="T28">orig</text:span>,</text:p>
      <text:p text:style-name="P9"><text:span text:style-name="T25">int</text:span> <text:span text:style-name="T28">curr_sprite</text:span>, <text:span text:style-name="T25">int</text:span> <text:span text:style-name="T28">num_sprites</text:span>,</text:p>
      <text:p text:style-name="P9"><text:span text:style-name="T25">int</text:span> <text:span text:style-name="T28">max_frames</text:span>);</text:p>
      <text:p text:style-name="P14"/>
      <text:p text:style-name="P9"><text:span text:style-name="T25">void</text:span> <text:span text:style-name="T26">tick</text:span>();</text:p>
      <text:p text:style-name="P9">};</text:p>
      <text:p text:style-name="P10"/>
      <text:p text:style-name="P2"><text:span text:style-name="T9"><text:line-break/>AnimatedSprite.cpp<text:line-break/><text:line-break/></text:span><text:span text:style-name="T14">#include</text:span><text:span text:style-name="T19"> </text:span><text:span text:style-name="T24">"AnimatedSprite.h"</text:span></text:p>
      <text:p text:style-name="P14"/>
      <text:p text:style-name="P9"><text:span text:style-name="T33">AnimatedSprite</text:span>::<text:span text:style-name="T26">AnimatedSprite</text:span>() : <text:span text:style-name="T33">BoundedSprite</text:span>() {</text:p>
      <text:p text:style-name="P9"><text:span text:style-name="T28">curr_sprite</text:span> <text:span text:style-name="T34">=</text:span> <text:span text:style-name="T28">num_sprites</text:span> <text:span text:style-name="T34">=</text:span> <text:span text:style-name="T27">0</text:span>;</text:p>
      <text:p text:style-name="P9"><text:span text:style-name="T28">frame_counter</text:span> <text:span text:style-name="T34">=</text:span> <text:span text:style-name="T28">max_frames</text:span> <text:span text:style-name="T34">=</text:span> <text:span text:style-name="T27">0</text:span>;</text:p>
      <text:p text:style-name="P9">}</text:p>
      <text:p text:style-name="P14"/>
      <text:p text:style-name="P9"><text:span text:style-name="T25">void</text:span> <text:span text:style-name="T33">AnimatedSprite</text:span>::<text:span text:style-name="T26">init</text:span>(<text:span text:style-name="T33">sf</text:span>::<text:span text:style-name="T33">IntRect</text:span> <text:span text:style-name="T28">orig</text:span>, <text:span text:style-name="T25">int</text:span> <text:span text:style-name="T28">curr_sprite</text:span>, <text:span text:style-name="T25">int</text:span> <text:span text:style-name="T28">num_sprites</text:span>, <text:span text:style-name="T25">int</text:span> <text:span text:style-name="T28">max_frames</text:span>) {</text:p>
      <text:p text:style-name="P9"><text:span text:style-name="T15">this</text:span>-&gt;<text:span text:style-name="T28">first_bound</text:span> <text:span text:style-name="T26">=</text:span> <text:span text:style-name="T28">orig</text:span>;</text:p>
      <text:p text:style-name="P9"><text:span text:style-name="T15">this</text:span>-&gt;<text:span text:style-name="T28">curr_sprite</text:span> <text:span text:style-name="T34">=</text:span> <text:span text:style-name="T28">curr_sprite</text:span>;</text:p>
      <text:p text:style-name="P9"><text:span text:style-name="T15">this</text:span>-&gt;<text:span text:style-name="T28">num_sprites</text:span> <text:span text:style-name="T34">=</text:span> <text:span text:style-name="T28">num_sprites</text:span>;</text:p>
      <text:p text:style-name="P9"><text:span text:style-name="T15">this</text:span>-&gt;<text:span text:style-name="T28">max_frames</text:span> <text:span text:style-name="T34">=</text:span> <text:span text:style-name="T28">max_frames</text:span>;</text:p>
      <text:p text:style-name="P9"><text:span text:style-name="T28">curr_bound</text:span> <text:span text:style-name="T26">=</text:span> <text:span text:style-name="T28">orig</text:span>;</text:p>
      <text:p text:style-name="P9"><text:span text:style-name="T28">curr_bound</text:span>.<text:span text:style-name="T28">left</text:span> <text:span text:style-name="T34">+=</text:span> <text:span text:style-name="T28">curr_sprite</text:span> <text:span text:style-name="T34">*</text:span> <text:span text:style-name="T28">curr_bound</text:span>.<text:span text:style-name="T28">width</text:span>;</text:p>
      <text:p text:style-name="P9"><text:span text:style-name="T28">s</text:span>.<text:span text:style-name="T26">setTextureRect</text:span>(<text:span text:style-name="T28">curr_bound</text:span>);</text:p>
      <text:p text:style-name="P9"><text:span text:style-name="T28">s</text:span>.<text:span text:style-name="T26">setOrigin</text:span>(<text:span text:style-name="T28">curr_bound</text:span>.<text:span text:style-name="T28">width</text:span> <text:span text:style-name="T34">/</text:span> <text:span text:style-name="T27">2.0</text:span>, <text:span text:style-name="T28">curr_bound</text:span>.<text:span text:style-name="T28">height</text:span> <text:span text:style-name="T34">/</text:span> <text:span text:style-name="T27">2.0</text:span>);</text:p>
      <text:p text:style-name="P9">}</text:p>
      <text:p text:style-name="P14"/>
      <text:p text:style-name="P9"><text:span text:style-name="T25">void</text:span> <text:span text:style-name="T33">AnimatedSprite</text:span>::<text:span text:style-name="T26">tick</text:span>() {</text:p>
      <text:p text:style-name="P9"><text:span text:style-name="T28">frame_counter</text:span><text:span text:style-name="T34">++</text:span>;</text:p>
      <text:p text:style-name="P9"><text:span text:style-name="T10">if</text:span> (<text:span text:style-name="T28">frame_counter</text:span> <text:span text:style-name="T34">&gt;=</text:span> <text:span text:style-name="T28">max_frames</text:span>) {</text:p>
      <text:p text:style-name="P9"><text:span text:style-name="T28">frame_counter</text:span> <text:span text:style-name="T34">=</text:span> <text:span text:style-name="T27">0</text:span>;</text:p>
      <text:p text:style-name="P9"><text:span text:style-name="T26">next_sprite</text:span>();</text:p>
      <text:p text:style-name="P9">}</text:p>
      <text:p text:style-name="P9">}</text:p>
      <text:p text:style-name="P14"/>
      <text:p text:style-name="P9"><text:span text:style-name="T25">void</text:span> <text:span text:style-name="T33">AnimatedSprite</text:span>::<text:span text:style-name="T26">next_sprite</text:span>() {</text:p>
      <text:p text:style-name="P9"><text:span text:style-name="T28">curr_sprite</text:span><text:span text:style-name="T34">++</text:span>;</text:p>
      <text:p text:style-name="P9"><text:span text:style-name="T10">if</text:span> (<text:span text:style-name="T28">curr_sprite</text:span> <text:span text:style-name="T34">&gt;=</text:span> <text:span text:style-name="T28">num_sprites</text:span>)</text:p>
      <text:p text:style-name="P9"><text:span text:style-name="T28">curr_sprite</text:span> <text:span text:style-name="T34">%=</text:span> <text:span text:style-name="T28">num_sprites</text:span>;</text:p>
      <text:p text:style-name="P9"><text:span text:style-name="T10">if</text:span> (<text:span text:style-name="T28">curr_sprite</text:span> <text:span text:style-name="T34">==</text:span> <text:span text:style-name="T27">0</text:span>) {</text:p>
      <text:p text:style-name="P9"><text:span text:style-name="T28">curr_bound</text:span> <text:span text:style-name="T26">=</text:span> <text:span text:style-name="T28">first_bound</text:span>;</text:p>
      <text:p text:style-name="P9">} <text:span text:style-name="T10">else</text:span> {</text:p>
      <text:p text:style-name="P9"><text:soft-page-break/><text:span text:style-name="T28">curr_bound</text:span>.<text:span text:style-name="T28">left</text:span> <text:span text:style-name="T34">+=</text:span> <text:span text:style-name="T28">first_bound</text:span>.<text:span text:style-name="T28">width</text:span>;</text:p>
      <text:p text:style-name="P9">}</text:p>
      <text:p text:style-name="P9"><text:span text:style-name="T28">s</text:span>.<text:span text:style-name="T26">setTextureRect</text:span>(<text:span text:style-name="T28">curr_bound</text:span>);</text:p>
      <text:p text:style-name="P9">}</text:p>
      <text:p text:style-name="P2"><text:span text:style-name="T9"><text:line-break/></text:span></text:p>
      <text:p text:style-name="P1"><text:span text:style-name="T9">BoundedSprite.h</text:span></text:p>
      <text:p text:style-name="P1"><text:span text:style-name="T9"/></text:p>
      <text:p text:style-name="P12"><text:span text:style-name="T12">#pragma</text:span><text:span text:style-name="T17"> </text:span><text:span text:style-name="T30">once</text:span></text:p>
      <text:p text:style-name="P9"><text:span text:style-name="T10">#include</text:span><text:span text:style-name="T15"> </text:span><text:span text:style-name="T20">&lt;SFML/Graphics.hpp&gt;</text:span></text:p>
      <text:p text:style-name="P14"/>
      <text:p text:style-name="P9"><text:span text:style-name="T25">class</text:span> <text:span text:style-name="T33">BoundedSprite</text:span> {</text:p>
      <text:p text:style-name="P16">protected:</text:p>
      <text:p text:style-name="P9"><text:span text:style-name="T33">sf</text:span>::<text:span text:style-name="T33">Sprite</text:span> <text:span text:style-name="T28">s</text:span>;</text:p>
      <text:p text:style-name="P9"><text:span text:style-name="T33">sf</text:span>::<text:span text:style-name="T33">Texture</text:span><text:span text:style-name="T34">*</text:span> <text:span text:style-name="T28">texture</text:span>;</text:p>
      <text:p text:style-name="P14"/>
      <text:p text:style-name="P16">public:</text:p>
      <text:p text:style-name="P9"><text:span text:style-name="T26">BoundedSprite</text:span>();</text:p>
      <text:p text:style-name="P9"><text:span text:style-name="T25">void</text:span> <text:span text:style-name="T26">init_texture</text:span>(<text:span text:style-name="T33">sf</text:span>::<text:span text:style-name="T33">Texture</text:span><text:span text:style-name="T15">*</text:span> <text:span text:style-name="T28">texture</text:span>);</text:p>
      <text:p text:style-name="P9"><text:span text:style-name="T25">void</text:span> <text:span text:style-name="T26">init</text:span>(<text:span text:style-name="T33">sf</text:span>::<text:span text:style-name="T33">IntRect</text:span> <text:span text:style-name="T28">bound</text:span>);</text:p>
      <text:p text:style-name="P9"><text:span text:style-name="T25">void</text:span> <text:span text:style-name="T26">set_center</text:span>(<text:span text:style-name="T25">double</text:span> <text:span text:style-name="T28">x</text:span>, <text:span text:style-name="T25">double</text:span> <text:span text:style-name="T28">y</text:span>);</text:p>
      <text:p text:style-name="P9"><text:span text:style-name="T25">void</text:span> <text:span text:style-name="T26">move</text:span>(<text:span text:style-name="T25">double</text:span> <text:span text:style-name="T28">x</text:span>, <text:span text:style-name="T25">double</text:span> <text:span text:style-name="T28">y</text:span>);</text:p>
      <text:p text:style-name="P9"><text:span text:style-name="T33">sf</text:span>::<text:span text:style-name="T33">Vector2f</text:span> <text:span text:style-name="T26">get_center</text:span>();</text:p>
      <text:p text:style-name="P9"><text:span text:style-name="T25">double</text:span> <text:span text:style-name="T26">get_left</text:span>();</text:p>
      <text:p text:style-name="P9"><text:span text:style-name="T25">double</text:span> <text:span text:style-name="T26">get_right</text:span>();</text:p>
      <text:p text:style-name="P9"><text:span text:style-name="T25">double</text:span> <text:span text:style-name="T26">get_top</text:span>();</text:p>
      <text:p text:style-name="P9"><text:span text:style-name="T25">double</text:span> <text:span text:style-name="T26">get_bottom</text:span>();</text:p>
      <text:p text:style-name="P9"><text:span text:style-name="T25">double</text:span> <text:span text:style-name="T26">get_width</text:span>();</text:p>
      <text:p text:style-name="P9"><text:span text:style-name="T25">double</text:span> <text:span text:style-name="T26">get_height</text:span>();</text:p>
      <text:p text:style-name="P9"><text:span text:style-name="T25">void</text:span> <text:span text:style-name="T26">draw</text:span>(<text:span text:style-name="T33">sf</text:span>::<text:span text:style-name="T33">RenderTarget</text:span><text:span text:style-name="T15">&amp;</text:span> <text:span text:style-name="T28">target</text:span>);</text:p>
      <text:p text:style-name="P9">};</text:p>
      <text:p text:style-name="P10"/>
      <text:p text:style-name="P1"><text:span text:style-name="T9"/></text:p>
      <text:p text:style-name="P1"><text:span text:style-name="T9">BoundedSprite.cpp</text:span></text:p>
      <text:p text:style-name="P1"><text:span text:style-name="T9"/></text:p>
      <text:p text:style-name="P12"><text:span text:style-name="T12">#include</text:span><text:span text:style-name="T17"> </text:span><text:span text:style-name="T22">"BoundedSprite.h"</text:span></text:p>
      <text:p text:style-name="P14"/>
      <text:p text:style-name="P9"><text:span text:style-name="T33">BoundedSprite</text:span>::<text:span text:style-name="T26">BoundedSprite</text:span>() {</text:p>
      <text:p text:style-name="P9"><text:span text:style-name="T28">texture</text:span> <text:span text:style-name="T34">=</text:span> <text:span text:style-name="T35">nullptr</text:span>;</text:p>
      <text:p text:style-name="P9">}</text:p>
      <text:p text:style-name="P14"/>
      <text:p text:style-name="P9"><text:span text:style-name="T25">void</text:span> <text:span text:style-name="T33">BoundedSprite</text:span>::<text:span text:style-name="T26">init_texture</text:span>(<text:span text:style-name="T33">sf</text:span>::<text:span text:style-name="T33">Texture</text:span><text:span text:style-name="T15">*</text:span> <text:span text:style-name="T28">texture</text:span>) {</text:p>
      <text:p text:style-name="P9"><text:span text:style-name="T15">this</text:span>-&gt;<text:span text:style-name="T28">texture</text:span> <text:span text:style-name="T34">=</text:span> <text:span text:style-name="T28">texture</text:span>;</text:p>
      <text:p text:style-name="P9"><text:span text:style-name="T28">s</text:span>.<text:span text:style-name="T26">setTexture</text:span>(<text:span text:style-name="T34">*</text:span><text:span text:style-name="T28">texture</text:span>);</text:p>
      <text:p text:style-name="P9">}</text:p>
      <text:p text:style-name="P14"/>
      <text:p text:style-name="P9"><text:span text:style-name="T25">void</text:span> <text:span text:style-name="T33">BoundedSprite</text:span>::<text:span text:style-name="T26">init</text:span>(<text:span text:style-name="T33">sf</text:span>::<text:span text:style-name="T33">IntRect</text:span> <text:span text:style-name="T28">bound</text:span>) {</text:p>
      <text:p text:style-name="P9"><text:span text:style-name="T28">s</text:span>.<text:span text:style-name="T26">setTextureRect</text:span>(<text:span text:style-name="T28">bound</text:span>);</text:p>
      <text:p text:style-name="P9"><text:span text:style-name="T28">s</text:span>.<text:span text:style-name="T26">setOrigin</text:span>(<text:span text:style-name="T28">bound</text:span>.<text:span text:style-name="T28">width</text:span> <text:span text:style-name="T34">/</text:span> <text:span text:style-name="T27">2.0</text:span>, <text:span text:style-name="T28">bound</text:span>.<text:span text:style-name="T28">height</text:span> <text:span text:style-name="T34">/</text:span> <text:span text:style-name="T27">2.0</text:span>);</text:p>
      <text:p text:style-name="P9"><text:soft-page-break/>}</text:p>
      <text:p text:style-name="P14"/>
      <text:p text:style-name="P9"><text:span text:style-name="T25">void</text:span> <text:span text:style-name="T33">BoundedSprite</text:span>::<text:span text:style-name="T26">set_center</text:span>(<text:span text:style-name="T25">double</text:span> <text:span text:style-name="T28">x</text:span>, <text:span text:style-name="T25">double</text:span> <text:span text:style-name="T28">y</text:span>) {</text:p>
      <text:p text:style-name="P9"><text:span text:style-name="T28">s</text:span>.<text:span text:style-name="T26">setPosition</text:span>(<text:span text:style-name="T28">x</text:span>, <text:span text:style-name="T28">y</text:span>);</text:p>
      <text:p text:style-name="P9">}</text:p>
      <text:p text:style-name="P14"/>
      <text:p text:style-name="P9"><text:span text:style-name="T25">void</text:span> <text:span text:style-name="T33">BoundedSprite</text:span>::<text:span text:style-name="T26">move</text:span>(<text:span text:style-name="T25">double</text:span> <text:span text:style-name="T28">x</text:span>, <text:span text:style-name="T25">double</text:span> <text:span text:style-name="T28">y</text:span>) {</text:p>
      <text:p text:style-name="P9"><text:span text:style-name="T28">s</text:span>.<text:span text:style-name="T26">move</text:span>(<text:span text:style-name="T28">x</text:span>, <text:span text:style-name="T28">y</text:span>);</text:p>
      <text:p text:style-name="P9">}</text:p>
      <text:p text:style-name="P14"/>
      <text:p text:style-name="P9"><text:span text:style-name="T33">sf</text:span>::<text:span text:style-name="T33">Vector2f</text:span> <text:span text:style-name="T33">BoundedSprite</text:span>::<text:span text:style-name="T26">get_center</text:span>() {</text:p>
      <text:p text:style-name="P9"><text:span text:style-name="T10">return</text:span> <text:span text:style-name="T28">s</text:span>.<text:span text:style-name="T26">getPosition</text:span>();</text:p>
      <text:p text:style-name="P9">}</text:p>
      <text:p text:style-name="P14"/>
      <text:p text:style-name="P9"><text:span text:style-name="T25">double</text:span> <text:span text:style-name="T33">BoundedSprite</text:span>::<text:span text:style-name="T26">get_left</text:span>() {</text:p>
      <text:p text:style-name="P9"><text:span text:style-name="T10">return</text:span> <text:span text:style-name="T28">s</text:span>.<text:span text:style-name="T26">getPosition</text:span>().<text:span text:style-name="T28">x</text:span> <text:span text:style-name="T34">-</text:span> <text:span text:style-name="T28">s</text:span>.<text:span text:style-name="T26">getOrigin</text:span>().<text:span text:style-name="T28">x</text:span>;</text:p>
      <text:p text:style-name="P9">}</text:p>
      <text:p text:style-name="P14"/>
      <text:p text:style-name="P9"><text:span text:style-name="T25">double</text:span> <text:span text:style-name="T33">BoundedSprite</text:span>::<text:span text:style-name="T26">get_right</text:span>() {</text:p>
      <text:p text:style-name="P9"><text:span text:style-name="T10">return</text:span> <text:span text:style-name="T26">get_left</text:span>() <text:span text:style-name="T34">+</text:span> <text:span text:style-name="T26">get_width</text:span>();</text:p>
      <text:p text:style-name="P9">}</text:p>
      <text:p text:style-name="P14"/>
      <text:p text:style-name="P9"><text:span text:style-name="T25">double</text:span> <text:span text:style-name="T33">BoundedSprite</text:span>::<text:span text:style-name="T26">get_top</text:span>() {</text:p>
      <text:p text:style-name="P9"><text:span text:style-name="T10">return</text:span> <text:span text:style-name="T28">s</text:span>.<text:span text:style-name="T26">getPosition</text:span>().<text:span text:style-name="T28">y</text:span> <text:span text:style-name="T34">-</text:span> <text:span text:style-name="T28">s</text:span>.<text:span text:style-name="T26">getOrigin</text:span>().<text:span text:style-name="T28">y</text:span>;</text:p>
      <text:p text:style-name="P9">}</text:p>
      <text:p text:style-name="P14"/>
      <text:p text:style-name="P9"><text:span text:style-name="T25">double</text:span> <text:span text:style-name="T33">BoundedSprite</text:span>::<text:span text:style-name="T26">get_bottom</text:span>() {</text:p>
      <text:p text:style-name="P9"><text:span text:style-name="T10">return</text:span> <text:span text:style-name="T26">get_top</text:span>() <text:span text:style-name="T34">+</text:span> <text:span text:style-name="T26">get_height</text:span>();</text:p>
      <text:p text:style-name="P9">}</text:p>
      <text:p text:style-name="P14"/>
      <text:p text:style-name="P9"><text:span text:style-name="T25">double</text:span> <text:span text:style-name="T33">BoundedSprite</text:span>::<text:span text:style-name="T26">get_width</text:span>() {</text:p>
      <text:p text:style-name="P9"><text:span text:style-name="T10">return</text:span> <text:span text:style-name="T28">s</text:span>.<text:span text:style-name="T26">getTextureRect</text:span>().<text:span text:style-name="T28">width</text:span>;</text:p>
      <text:p text:style-name="P9">}</text:p>
      <text:p text:style-name="P14"/>
      <text:p text:style-name="P9"><text:span text:style-name="T25">double</text:span> <text:span text:style-name="T33">BoundedSprite</text:span>::<text:span text:style-name="T26">get_height</text:span>() {</text:p>
      <text:p text:style-name="P9"><text:span text:style-name="T10">return</text:span> <text:span text:style-name="T28">s</text:span>.<text:span text:style-name="T26">getTextureRect</text:span>().<text:span text:style-name="T28">height</text:span>;</text:p>
      <text:p text:style-name="P9">}</text:p>
      <text:p text:style-name="P14"/>
      <text:p text:style-name="P9"><text:span text:style-name="T25">void</text:span> <text:span text:style-name="T33">BoundedSprite</text:span>::<text:span text:style-name="T26">draw</text:span>(<text:span text:style-name="T33">sf</text:span>::<text:span text:style-name="T33">RenderTarget</text:span><text:span text:style-name="T15">&amp;</text:span> <text:span text:style-name="T28">target</text:span>) {</text:p>
      <text:p text:style-name="P9"><text:span text:style-name="T28">target</text:span>.<text:span text:style-name="T26">draw</text:span>(<text:span text:style-name="T28">s</text:span>);</text:p>
      <text:p text:style-name="P9">}</text:p>
      <text:p text:style-name="P1"><text:span text:style-name="T9"/></text:p>
      <text:p text:style-name="P1"><text:span text:style-name="T9"/></text:p>
      <text:p text:style-name="P1"><text:span text:style-name="T9">Bullet.h<text:line-break/><text:line-break/></text:span><text:span text:style-name="T14">#pragma</text:span><text:span text:style-name="T19"> </text:span><text:span text:style-name="T32">once</text:span></text:p>
      <text:p text:style-name="P9"><text:span text:style-name="T10">#include</text:span><text:span text:style-name="T15"> </text:span><text:span text:style-name="T20">&lt;SFML/Graphics.hpp&gt;</text:span></text:p>
      <text:p text:style-name="P9"><text:span text:style-name="T10">#include</text:span><text:span text:style-name="T15"> </text:span><text:span text:style-name="T20">&lt;SFML/Graphics.hpp&gt;</text:span></text:p>
      <text:p text:style-name="P9"><text:span text:style-name="T10">#include</text:span><text:span text:style-name="T15"> </text:span><text:span text:style-name="T20">&lt;SFML/Window.hpp&gt;</text:span></text:p>
      <text:p text:style-name="P9"><text:span text:style-name="T10">#include</text:span><text:span text:style-name="T15"> </text:span><text:span text:style-name="T20">&lt;SFML/System.hpp&gt;</text:span></text:p>
      <text:p text:style-name="P9"><text:soft-page-break/><text:span text:style-name="T10">#include</text:span><text:span text:style-name="T15"> </text:span><text:span text:style-name="T20">&lt;vector&gt;</text:span></text:p>
      <text:p text:style-name="P9"><text:span text:style-name="T10">#include</text:span><text:span text:style-name="T15"> </text:span><text:span text:style-name="T20">&lt;cstdlib&gt;</text:span></text:p>
      <text:p text:style-name="P9"><text:span text:style-name="T10">#include</text:span><text:span text:style-name="T15"> </text:span><text:span text:style-name="T20">&lt;ctime&gt;</text:span></text:p>
      <text:p text:style-name="P9"><text:span text:style-name="T10">#include</text:span><text:span text:style-name="T15"> </text:span><text:span text:style-name="T20">&lt;cmath&gt;</text:span></text:p>
      <text:p text:style-name="P14"/>
      <text:p text:style-name="P9"><text:span text:style-name="T10">using</text:span> <text:span text:style-name="T25">namespace</text:span> <text:span text:style-name="T33">sf</text:span>;</text:p>
      <text:p text:style-name="P14"/>
      <text:p text:style-name="P17">// Типы пуль</text:p>
      <text:p text:style-name="P9"><text:span text:style-name="T25">enum</text:span> <text:span text:style-name="T33">BulletType</text:span> {</text:p>
      <text:p text:style-name="P9"><text:span text:style-name="T28">BULLET_SINGLE_TYPE</text:span> <text:span text:style-name="T34">=</text:span> <text:span text:style-name="T27">0</text:span>,<text:span text:style-name="T36"> // Тип пули для одиночного выстрела</text:span></text:p>
      <text:p text:style-name="P9"><text:span text:style-name="T28">BULLET_CIRCLE_TYPE</text:span> <text:span text:style-name="T34">=</text:span> <text:span text:style-name="T27">1</text:span>,<text:span text:style-name="T36"> // Тип пули для кругового выстрела</text:span></text:p>
      <text:p text:style-name="P9"><text:span text:style-name="T28">BULLET_SPIRAL_TYPE</text:span> <text:span text:style-name="T34">=</text:span> <text:span text:style-name="T27">2</text:span>,<text:span text:style-name="T36"> // Тип пули для спирального выстрела</text:span></text:p>
      <text:p text:style-name="P9"><text:span text:style-name="T28">BULLET_FAN_TYPE</text:span> <text:span text:style-name="T34">=</text:span> <text:span text:style-name="T27">3</text:span>,<text:span text:style-name="T36"> // Тип пули для веерного выстрела</text:span></text:p>
      <text:p text:style-name="P9"><text:span text:style-name="T28">BULLET_WAVE_TYPE</text:span> <text:span text:style-name="T34">=</text:span> <text:span text:style-name="T27">4</text:span>,<text:span text:style-name="T36"> // Тип пули для волнового выстрела</text:span></text:p>
      <text:p text:style-name="P9"><text:span text:style-name="T28">BULLET_AIMED_TYPE</text:span> <text:span text:style-name="T34">=</text:span> <text:span text:style-name="T27">5</text:span> <text:span text:style-name="T36">// Тип пули для прицельного выстрела</text:span></text:p>
      <text:p text:style-name="P9">};</text:p>
      <text:p text:style-name="P14"/>
      <text:p text:style-name="P17">// Класс Bullet представляет пулю в игре</text:p>
      <text:p text:style-name="P9"><text:span text:style-name="T25">class</text:span> <text:span text:style-name="T33">Bullet</text:span></text:p>
      <text:p text:style-name="P9">{</text:p>
      <text:p text:style-name="P16">public:</text:p>
      <text:p text:style-name="P9"><text:span text:style-name="T33">Sprite</text:span> <text:span text:style-name="T28">shape</text:span>;<text:span text:style-name="T36"> // Спрайт пули</text:span></text:p>
      <text:p text:style-name="P9"><text:span text:style-name="T33">Vector2f</text:span> <text:span text:style-name="T28">direction</text:span>;<text:span text:style-name="T36"> // Направление движения</text:span></text:p>
      <text:p text:style-name="P9"><text:span text:style-name="T25">bool</text:span> <text:span text:style-name="T28">wavePattern</text:span>;<text:span text:style-name="T36"> // Флаг волнового движения</text:span></text:p>
      <text:p text:style-name="P9"><text:span text:style-name="T25">float</text:span> <text:span text:style-name="T28">waveTime</text:span>;<text:span text:style-name="T36"> // Время для волнового движения</text:span></text:p>
      <text:p text:style-name="P9"><text:span text:style-name="T25">float</text:span> <text:span text:style-name="T28">speed</text:span>;<text:span text:style-name="T36"> // Скорость пули</text:span></text:p>
      <text:p text:style-name="P9"><text:span text:style-name="T33">BulletType</text:span> <text:span text:style-name="T28">type</text:span>;<text:span text:style-name="T36"> // Тип пули</text:span></text:p>
      <text:p text:style-name="P9"><text:span text:style-name="T25">bool</text:span> <text:span text:style-name="T28">isPlayerBullet</text:span>;<text:span text:style-name="T36"> // Добавляем флаг для определения, чья пуля</text:span></text:p>
      <text:p text:style-name="P14"/>
      <text:p text:style-name="P17">// Конструктор, принимает указатель на текстуру, позицию и тип пули</text:p>
      <text:p text:style-name="P9"><text:span text:style-name="T26">Bullet</text:span>(<text:span text:style-name="T33">Texture</text:span> <text:span text:style-name="T15">*</text:span><text:span text:style-name="T28">texture</text:span>, <text:span text:style-name="T33">Vector2f</text:span> <text:span text:style-name="T28">pos</text:span>, <text:span text:style-name="T33">BulletType</text:span> <text:span text:style-name="T28">bulletType</text:span> <text:span text:style-name="T34">=</text:span> <text:span text:style-name="T28">BULLET_SINGLE_TYPE</text:span>, <text:span text:style-name="T25">bool</text:span> <text:span text:style-name="T28">playerBullet</text:span> <text:span text:style-name="T34">=</text:span> <text:span text:style-name="T35">false</text:span>);</text:p>
      <text:p text:style-name="P17">// Обновление положения пули</text:p>
      <text:p text:style-name="P9"><text:span text:style-name="T25">void</text:span> <text:span text:style-name="T26">update</text:span>();</text:p>
      <text:p text:style-name="P9">};</text:p>
      <text:p text:style-name="P10"/>
      <text:p text:style-name="P1"><text:span text:style-name="T9"/></text:p>
      <text:p text:style-name="P1"/>
      <text:p text:style-name="P1"><text:span text:style-name="T9">Bullet.cpp</text:span></text:p>
      <text:p text:style-name="P1"><text:span text:style-name="T9"/></text:p>
      <text:p text:style-name="P1"><text:span text:style-name="T9"/></text:p>
      <text:p text:style-name="P12"><text:span text:style-name="T12">#include</text:span><text:span text:style-name="T17"> </text:span><text:span text:style-name="T22">"Bullet.h"</text:span></text:p>
      <text:p text:style-name="P14"/>
      <text:p text:style-name="P9"><text:span text:style-name="T33">Bullet</text:span>::<text:span text:style-name="T26">Bullet</text:span>(<text:span text:style-name="T33">Texture</text:span> <text:span text:style-name="T34">*</text:span><text:span text:style-name="T28">texture</text:span>, <text:span text:style-name="T33">Vector2f</text:span> <text:span text:style-name="T28">pos</text:span>, <text:span text:style-name="T33">BulletType</text:span> <text:span text:style-name="T28">bulletType</text:span>, <text:span text:style-name="T25">bool</text:span> <text:span text:style-name="T28">playerBullet</text:span>) {</text:p>
      <text:p text:style-name="P9"><text:span text:style-name="T28">shape</text:span>.<text:span text:style-name="T26">setTexture</text:span>(<text:span text:style-name="T34">*</text:span><text:span text:style-name="T28">texture</text:span>);</text:p>
      <text:p text:style-name="P17">// Сначала устанавливаем флаг владельца пули</text:p>
      <text:p text:style-name="P9"><text:span text:style-name="T28">isPlayerBullet</text:span> <text:span text:style-name="T34">=</text:span> <text:span text:style-name="T28">playerBullet</text:span>;</text:p>
      <text:p text:style-name="P17">// Устанавливаем нужную часть текстуры в зависимости от типа пули и владельца</text:p>
      <text:p text:style-name="P9"><text:span text:style-name="T10">if</text:span> (<text:span text:style-name="T28">isPlayerBullet</text:span>) {</text:p>
      <text:p text:style-name="P9"><text:span text:style-name="T28">speed</text:span> <text:span text:style-name="T34">=</text:span> <text:span text:style-name="T27">10.</text:span><text:span text:style-name="T37">f</text:span>;<text:span text:style-name="T36"> // Скорость пуль игрока</text:span></text:p>
      <text:p text:style-name="P9"><text:soft-page-break/><text:span text:style-name="T28">shape</text:span>.<text:span text:style-name="T26">setTextureRect</text:span>(<text:span text:style-name="T33">IntRect</text:span>(<text:span text:style-name="T27">0</text:span>, <text:span text:style-name="T27">0</text:span>, <text:span text:style-name="T27">16</text:span>, <text:span text:style-name="T27">16</text:span>));<text:span text:style-name="T36"> // Используем спрайт игрока</text:span></text:p>
      <text:p text:style-name="P9">} <text:span text:style-name="T10">else</text:span> {</text:p>
      <text:p text:style-name="P9"><text:span text:style-name="T28">speed</text:span> <text:span text:style-name="T34">=</text:span> <text:span text:style-name="T27">5.</text:span><text:span text:style-name="T37">f</text:span>;</text:p>
      <text:p text:style-name="P17">// Используем разные спрайты для разных паттернов выстрелов противников</text:p>
      <text:p text:style-name="P9"><text:span text:style-name="T10">switch</text:span> (<text:span text:style-name="T28">type</text:span>) {</text:p>
      <text:p text:style-name="P9"><text:span text:style-name="T10">default</text:span>:</text:p>
      <text:p text:style-name="P9"><text:span text:style-name="T10">break</text:span>;</text:p>
      <text:p text:style-name="P9">}</text:p>
      <text:p text:style-name="P9">}</text:p>
      <text:p text:style-name="P9"><text:span text:style-name="T28">shape</text:span>.<text:span text:style-name="T26">setPosition</text:span>(<text:span text:style-name="T28">pos</text:span>);</text:p>
      <text:p text:style-name="P9"><text:span text:style-name="T28">direction</text:span> <text:span text:style-name="T26">=</text:span> <text:span text:style-name="T33">Vector2f</text:span>(<text:span text:style-name="T27">0.</text:span><text:span text:style-name="T37">f</text:span>, <text:span text:style-name="T28">isPlayerBullet</text:span> <text:span text:style-name="T34">?</text:span> <text:span text:style-name="T34">-</text:span><text:span text:style-name="T27">1.</text:span><text:span text:style-name="T37">f</text:span> <text:span text:style-name="T34">:</text:span> <text:span text:style-name="T27">1.</text:span><text:span text:style-name="T37">f</text:span>);<text:span text:style-name="T36"> // Вверх для игрока, вниз для врагов</text:span></text:p>
      <text:p text:style-name="P9"><text:span text:style-name="T28">wavePattern</text:span> <text:span text:style-name="T34">=</text:span> <text:span text:style-name="T35">false</text:span>;</text:p>
      <text:p text:style-name="P9"><text:span text:style-name="T28">waveTime</text:span> <text:span text:style-name="T34">=</text:span> <text:span text:style-name="T27">0.</text:span><text:span text:style-name="T37">f</text:span>;</text:p>
      <text:p text:style-name="P9"><text:span text:style-name="T28">type</text:span> <text:span text:style-name="T34">=</text:span> <text:span text:style-name="T28">bulletType</text:span>;</text:p>
      <text:p text:style-name="P9">}</text:p>
      <text:p text:style-name="P14"/>
      <text:p text:style-name="P9"><text:span text:style-name="T25">void</text:span> <text:span text:style-name="T33">Bullet</text:span>::<text:span text:style-name="T26">update</text:span>() {</text:p>
      <text:p text:style-name="P9"><text:span text:style-name="T10">if</text:span> (<text:span text:style-name="T28">wavePattern</text:span>) {</text:p>
      <text:p text:style-name="P17">// Для волнового паттерна добавляем боковое смещение</text:p>
      <text:p text:style-name="P9"><text:span text:style-name="T28">waveTime</text:span> <text:span text:style-name="T34">+=</text:span> <text:span text:style-name="T27">0.1</text:span><text:span text:style-name="T37">f</text:span>;</text:p>
      <text:p text:style-name="P9"><text:span text:style-name="T25">float</text:span> <text:span text:style-name="T28">xOffset</text:span> <text:span text:style-name="T34">=</text:span> <text:span text:style-name="T33">std</text:span>::<text:span text:style-name="T26">sin</text:span>(<text:span text:style-name="T28">waveTime</text:span>) <text:span text:style-name="T34">*</text:span> <text:span text:style-name="T27">2.</text:span><text:span text:style-name="T37">f</text:span>;</text:p>
      <text:p text:style-name="P9"><text:span text:style-name="T28">shape</text:span>.<text:span text:style-name="T26">move</text:span>(<text:span text:style-name="T28">xOffset</text:span>, <text:span text:style-name="T28">speed</text:span>);</text:p>
      <text:p text:style-name="P9">} <text:span text:style-name="T10">else</text:span> {</text:p>
      <text:p text:style-name="P17">// Для обычного движения используем направление</text:p>
      <text:p text:style-name="P9"><text:span text:style-name="T28">shape</text:span>.<text:span text:style-name="T26">move</text:span>(<text:span text:style-name="T28">direction</text:span> <text:span text:style-name="T26">*</text:span> <text:span text:style-name="T28">speed</text:span>);</text:p>
      <text:p text:style-name="P9">}</text:p>
      <text:p text:style-name="P9">}</text:p>
      <text:p text:style-name="P10"/>
      <text:p text:style-name="P1"><text:span text:style-name="T9"/></text:p>
      <text:p text:style-name="P1"><text:span text:style-name="T9">Enemy.h</text:span></text:p>
      <text:p text:style-name="P1"><text:span text:style-name="T9"/></text:p>
      <text:p text:style-name="P12"><text:span text:style-name="T12">#pragma</text:span><text:span text:style-name="T17"> </text:span><text:span text:style-name="T30">once</text:span></text:p>
      <text:p text:style-name="P9"><text:span text:style-name="T10">#include</text:span><text:span text:style-name="T15"> </text:span><text:span text:style-name="T20">&lt;cmath&gt;</text:span></text:p>
      <text:p text:style-name="P9"><text:span text:style-name="T10">#include</text:span><text:span text:style-name="T15"> </text:span><text:span text:style-name="T20">"AnimatedSprite.h"</text:span></text:p>
      <text:p text:style-name="P9"><text:span text:style-name="T10">#include</text:span><text:span text:style-name="T15"> </text:span><text:span text:style-name="T20">"Bullet.h"</text:span></text:p>
      <text:p text:style-name="P9"><text:span text:style-name="T10">#include</text:span><text:span text:style-name="T15"> </text:span><text:span text:style-name="T20">"Player.h"</text:span></text:p>
      <text:p text:style-name="P14"/>
      <text:p text:style-name="P17">// Константы для анимации врага</text:p>
      <text:p text:style-name="P9"><text:span text:style-name="T15">const</text:span> <text:span text:style-name="T33">sf</text:span>::<text:span text:style-name="T33">IntRect</text:span> <text:span text:style-name="T28">ENEMY_BOUND_IDLE</text:span>(<text:span text:style-name="T27">0</text:span>, <text:span text:style-name="T27">0</text:span>, <text:span text:style-name="T27">32</text:span>, <text:span text:style-name="T27">48</text:span>);</text:p>
      <text:p text:style-name="P9"><text:span text:style-name="T15">const</text:span> <text:span text:style-name="T33">std</text:span>::<text:span text:style-name="T33">pair</text:span>&lt;<text:span text:style-name="T25">int</text:span>, <text:span text:style-name="T25">int</text:span>&gt; <text:span text:style-name="T28">ENEMY_SPRITE_DATA_IDLE</text:span>(<text:span text:style-name="T27">0</text:span>, <text:span text:style-name="T27">4</text:span>);</text:p>
      <text:p text:style-name="P14"/>
      <text:p text:style-name="P17">// Добавляем количество паттернов для использования в рандомизации</text:p>
      <text:p text:style-name="P9"><text:span text:style-name="T15">const</text:span> <text:span text:style-name="T25">int</text:span> <text:span text:style-name="T28">NUM_MOVEMENT_PATTERNS</text:span> <text:span text:style-name="T34">=</text:span> <text:span text:style-name="T27">5</text:span>;<text:span text:style-name="T36"> // Примерное количество паттернов движения</text:span></text:p>
      <text:p text:style-name="P9"><text:span text:style-name="T15">const</text:span> <text:span text:style-name="T25">int</text:span> <text:span text:style-name="T28">NUM_BULLET_PATTERNS</text:span> <text:span text:style-name="T34">=</text:span> <text:span text:style-name="T27">6</text:span>;<text:span text:style-name="T36"> // Примерное количество паттернов стрельбы</text:span></text:p>
      <text:p text:style-name="P14"/>
      <text:p text:style-name="P17">// Типы движения врагов</text:p>
      <text:p text:style-name="P9"><text:span text:style-name="T25">enum</text:span> <text:span text:style-name="T33">EnemyMovementPattern</text:span> {</text:p>
      <text:p text:style-name="P9"><text:span text:style-name="T28">PATTERN_STRAIGHT</text:span>,<text:span text:style-name="T36"> // Прямое движение вниз</text:span></text:p>
      <text:p text:style-name="P9"><text:span text:style-name="T28">PATTERN_SINE</text:span>,<text:span text:style-name="T36"> // Движение по синусоиде</text:span></text:p>
      <text:p text:style-name="P9"><text:span text:style-name="T28">PATTERN_ZIGZAG</text:span>,<text:span text:style-name="T36"> // Зигзагообразное движение</text:span></text:p>
      <text:p text:style-name="P9"><text:soft-page-break/><text:span text:style-name="T28">PATTERN_CIRCLE</text:span>,<text:span text:style-name="T36"> // Круговое движение</text:span></text:p>
      <text:p text:style-name="P9"><text:span text:style-name="T28">PATTERN_EIGHT</text:span> <text:span text:style-name="T36">// Движение по восьмерке</text:span></text:p>
      <text:p text:style-name="P9">};</text:p>
      <text:p text:style-name="P14"/>
      <text:p text:style-name="P17">// Типы паттернов стрельбы</text:p>
      <text:p text:style-name="P9"><text:span text:style-name="T25">enum</text:span> <text:span text:style-name="T33">BulletPattern</text:span> {</text:p>
      <text:p text:style-name="P9"><text:span text:style-name="T28">BULLET_SINGLE</text:span>,<text:span text:style-name="T36"> // Одиночный выстрел</text:span></text:p>
      <text:p text:style-name="P9"><text:span text:style-name="T28">BULLET_CIRCLE</text:span>,<text:span text:style-name="T36"> // Круговой паттерн</text:span></text:p>
      <text:p text:style-name="P9"><text:span text:style-name="T28">BULLET_SPIRAL</text:span>,<text:span text:style-name="T36"> // Спиральный паттерн</text:span></text:p>
      <text:p text:style-name="P9"><text:span text:style-name="T28">BULLET_FAN</text:span>,<text:span text:style-name="T36"> // Веерный паттерн</text:span></text:p>
      <text:p text:style-name="P9"><text:span text:style-name="T28">BULLET_WAVE</text:span>,<text:span text:style-name="T36"> // Волновой паттерн</text:span></text:p>
      <text:p text:style-name="P9"><text:span text:style-name="T28">BULLET_AIMED</text:span> <text:span text:style-name="T36">// Прицельный выстрел в игрока</text:span></text:p>
      <text:p text:style-name="P9">};</text:p>
      <text:p text:style-name="P14"/>
      <text:p text:style-name="P9"><text:span text:style-name="T25">class</text:span> <text:span text:style-name="T33">Enemy</text:span> {</text:p>
      <text:p text:style-name="P16">private:</text:p>
      <text:p text:style-name="P9"><text:span text:style-name="T33">AnimatedSprite</text:span> <text:span text:style-name="T28">sprite</text:span>;</text:p>
      <text:p text:style-name="P9"><text:span text:style-name="T33">Vector2f</text:span> <text:span text:style-name="T28">direction</text:span>;</text:p>
      <text:p text:style-name="P9"><text:span text:style-name="T25">float</text:span> <text:span text:style-name="T28">speed</text:span>;</text:p>
      <text:p text:style-name="P9"><text:span text:style-name="T25">float</text:span> <text:span text:style-name="T28">time</text:span>;<text:span text:style-name="T36"> // Время для расчета движения</text:span></text:p>
      <text:p text:style-name="P9"><text:span text:style-name="T33">EnemyMovementPattern</text:span> <text:span text:style-name="T28">movementPattern</text:span>;</text:p>
      <text:p text:style-name="P9"><text:span text:style-name="T33">BulletPattern</text:span> <text:span text:style-name="T28">bulletPattern</text:span>;</text:p>
      <text:p text:style-name="P9"><text:span text:style-name="T25">float</text:span> <text:span text:style-name="T28">bulletAngle</text:span>;<text:span text:style-name="T36"> // Текущий угол для спирального и кругового паттернов</text:span></text:p>
      <text:p text:style-name="P9"><text:span text:style-name="T25">float</text:span> <text:span text:style-name="T28">bulletSpeed</text:span>;<text:span text:style-name="T36"> // Скорость пуль</text:span></text:p>
      <text:p text:style-name="P9"><text:span text:style-name="T25">int</text:span> <text:span text:style-name="T28">bulletsPerShot</text:span>;<text:span text:style-name="T36"> // Количество пуль за один выстрел</text:span></text:p>
      <text:p text:style-name="P9"><text:span text:style-name="T33">Vector2f</text:span> <text:span text:style-name="T28">startPos</text:span>;<text:span text:style-name="T36"> // Начальная позиция для расчета движения</text:span></text:p>
      <text:p text:style-name="P9"><text:span text:style-name="T25">float</text:span> <text:span text:style-name="T28">amplitude</text:span>;<text:span text:style-name="T36"> // Амплитуда для волновых движений</text:span></text:p>
      <text:p text:style-name="P9"><text:span text:style-name="T25">float</text:span> <text:span text:style-name="T28">frequency</text:span>;<text:span text:style-name="T36"> // Частота для волновых движений</text:span></text:p>
      <text:p text:style-name="P14"/>
      <text:p text:style-name="P16">public:</text:p>
      <text:p text:style-name="P9"><text:span text:style-name="T25">int</text:span> <text:span text:style-name="T28">HP</text:span>;</text:p>
      <text:p text:style-name="P9"><text:span text:style-name="T25">int</text:span> <text:span text:style-name="T28">HPMax</text:span>;</text:p>
      <text:p text:style-name="P9"><text:span text:style-name="T25">int</text:span> <text:span text:style-name="T28">damageTimer</text:span>;</text:p>
      <text:p text:style-name="P9"><text:span text:style-name="T25">int</text:span> <text:span text:style-name="T28">shootTimer</text:span>;</text:p>
      <text:p text:style-name="P9"><text:span text:style-name="T25">int</text:span> <text:span text:style-name="T28">shootInterval</text:span>;<text:span text:style-name="T36"> // Интервал между выстрелами</text:span></text:p>
      <text:p text:style-name="P14"/>
      <text:p text:style-name="P9"><text:span text:style-name="T33">std</text:span>::<text:span text:style-name="T33">vector</text:span><text:span text:style-name="T34">&lt;</text:span><text:span text:style-name="T33">Bullet</text:span><text:span text:style-name="T34">&gt;</text:span> <text:span text:style-name="T28">bullets</text:span>;</text:p>
      <text:p text:style-name="P14"/>
      <text:p text:style-name="P9"><text:span text:style-name="T26">Enemy</text:span>(<text:span text:style-name="T33">Texture</text:span><text:span text:style-name="T15">*</text:span> <text:span text:style-name="T28">texture</text:span>, <text:span text:style-name="T33">Vector2f</text:span> <text:span text:style-name="T28">pos</text:span>, </text:p>
      <text:p text:style-name="P9"><text:span text:style-name="T33">EnemyMovementPattern</text:span> <text:span text:style-name="T28">movePattern</text:span> <text:span text:style-name="T34">=</text:span> <text:span text:style-name="T28">PATTERN_STRAIGHT</text:span>,</text:p>
      <text:p text:style-name="P9"><text:span text:style-name="T33">BulletPattern</text:span> <text:span text:style-name="T28">shootPattern</text:span> <text:span text:style-name="T34">=</text:span> <text:span text:style-name="T28">BULLET_SINGLE</text:span>);</text:p>
      <text:p text:style-name="P14"/>
      <text:p text:style-name="P9"><text:span text:style-name="T25">void</text:span> <text:span text:style-name="T26">update</text:span>(<text:span text:style-name="T15">const</text:span> <text:span text:style-name="T33">Vector2f</text:span><text:span text:style-name="T15">&amp;</text:span> <text:span text:style-name="T28">playerPos</text:span>, <text:span text:style-name="T33">sf</text:span>::<text:span text:style-name="T33">Texture</text:span><text:span text:style-name="T15">*</text:span> <text:span text:style-name="T28">bulletTexture</text:span>);<text:span text:style-name="T36"> // Добавляем позицию игрока и текстуру пули для передачи в метод</text:span></text:p>
      <text:p text:style-name="P9"><text:span text:style-name="T25">void</text:span> <text:span text:style-name="T26">updateMovement</text:span>();</text:p>
      <text:p text:style-name="P9"><text:span text:style-name="T25">void</text:span> <text:span text:style-name="T26">shoot</text:span>(<text:span text:style-name="T33">Texture</text:span><text:span text:style-name="T15">*</text:span> <text:span text:style-name="T28">bulletTexture</text:span>, <text:span text:style-name="T15">const</text:span> <text:span text:style-name="T33">Vector2f</text:span><text:span text:style-name="T15">&amp;</text:span> <text:span text:style-name="T28">playerPos</text:span>);</text:p>
      <text:p text:style-name="P9"><text:span text:style-name="T25">void</text:span> <text:span text:style-name="T26">draw</text:span>(<text:span text:style-name="T33">sf</text:span>::<text:span text:style-name="T33">RenderTarget</text:span><text:span text:style-name="T15">&amp;</text:span> <text:span text:style-name="T28">target</text:span>);</text:p>
      <text:p text:style-name="P14"/>
      <text:p text:style-name="P17">// Методы доступа к позиции и размерам</text:p>
      <text:p text:style-name="P9"><text:span text:style-name="T25">double</text:span> <text:span text:style-name="T26">get_left</text:span>() { <text:span text:style-name="T10">return</text:span> <text:span text:style-name="T28">sprite</text:span>.<text:span text:style-name="T26">get_left</text:span>(); }</text:p>
      <text:p text:style-name="P9"><text:soft-page-break/><text:span text:style-name="T25">double</text:span> <text:span text:style-name="T26">get_right</text:span>() { <text:span text:style-name="T10">return</text:span> <text:span text:style-name="T28">sprite</text:span>.<text:span text:style-name="T26">get_right</text:span>(); }</text:p>
      <text:p text:style-name="P9"><text:span text:style-name="T25">double</text:span> <text:span text:style-name="T26">get_top</text:span>() { <text:span text:style-name="T10">return</text:span> <text:span text:style-name="T28">sprite</text:span>.<text:span text:style-name="T26">get_top</text:span>(); }</text:p>
      <text:p text:style-name="P9"><text:span text:style-name="T25">double</text:span> <text:span text:style-name="T26">get_bottom</text:span>() { <text:span text:style-name="T10">return</text:span> <text:span text:style-name="T28">sprite</text:span>.<text:span text:style-name="T26">get_bottom</text:span>(); }</text:p>
      <text:p text:style-name="P9"><text:span text:style-name="T25">double</text:span> <text:span text:style-name="T26">get_width</text:span>() { <text:span text:style-name="T10">return</text:span> <text:span text:style-name="T28">sprite</text:span>.<text:span text:style-name="T26">get_width</text:span>(); }</text:p>
      <text:p text:style-name="P9"><text:span text:style-name="T25">double</text:span> <text:span text:style-name="T26">get_height</text:span>() { <text:span text:style-name="T10">return</text:span> <text:span text:style-name="T28">sprite</text:span>.<text:span text:style-name="T26">get_height</text:span>(); }</text:p>
      <text:p text:style-name="P9"><text:span text:style-name="T33">sf</text:span>::<text:span text:style-name="T33">Vector2f</text:span> <text:span text:style-name="T26">get_center</text:span>() { <text:span text:style-name="T10">return</text:span> <text:span text:style-name="T28">sprite</text:span>.<text:span text:style-name="T26">get_center</text:span>(); }</text:p>
      <text:p text:style-name="P14"/>
      <text:p text:style-name="P9">};</text:p>
      <text:p text:style-name="P1"><text:span text:style-name="T9"/></text:p>
      <text:p text:style-name="P2"><text:span text:style-name="T9">Enemy.cpp<text:line-break/><text:line-break/></text:span><text:span text:style-name="T13">#include</text:span><text:span text:style-name="T18"> </text:span><text:span text:style-name="T23">"Enemy.h"</text:span></text:p>
      <text:p text:style-name="P14"/>
      <text:p text:style-name="P9"><text:span text:style-name="T33">Enemy</text:span>::<text:span text:style-name="T26">Enemy</text:span>(<text:span text:style-name="T33">Texture</text:span><text:span text:style-name="T34">*</text:span> <text:span text:style-name="T28">texture</text:span>, <text:span text:style-name="T33">Vector2f</text:span> <text:span text:style-name="T28">pos</text:span>, </text:p>
      <text:p text:style-name="P9"><text:span text:style-name="T33">EnemyMovementPattern</text:span> <text:span text:style-name="T28">movePattern</text:span>, <text:span text:style-name="T33">BulletPattern</text:span> <text:span text:style-name="T28">shootPattern</text:span>) {</text:p>
      <text:p text:style-name="P9"><text:span text:style-name="T15">this</text:span>-&gt;<text:span text:style-name="T28">HP</text:span> <text:span text:style-name="T34">=</text:span> <text:span text:style-name="T27">1</text:span>;</text:p>
      <text:p text:style-name="P9"><text:span text:style-name="T15">this</text:span>-&gt;<text:span text:style-name="T28">damageTimer</text:span> <text:span text:style-name="T34">=</text:span> <text:span text:style-name="T27">10</text:span>;</text:p>
      <text:p text:style-name="P9"><text:span text:style-name="T15">this</text:span>-&gt;<text:span text:style-name="T28">shootTimer</text:span> <text:span text:style-name="T34">=</text:span> <text:span text:style-name="T27">0</text:span>;</text:p>
      <text:p text:style-name="P9"><text:span text:style-name="T15">this</text:span>-&gt;<text:span text:style-name="T28">shootInterval</text:span> <text:span text:style-name="T34">=</text:span> <text:span text:style-name="T27">20</text:span>;<text:span text:style-name="T36"> // Добавляем переменную shootInterval</text:span></text:p>
      <text:p text:style-name="P17">// Инициализация параметров стрельбы</text:p>
      <text:p text:style-name="P9"><text:span text:style-name="T15">this</text:span>-&gt;<text:span text:style-name="T28">bulletPattern</text:span> <text:span text:style-name="T34">=</text:span> <text:span text:style-name="T28">shootPattern</text:span>;</text:p>
      <text:p text:style-name="P9"><text:span text:style-name="T15">this</text:span>-&gt;<text:span text:style-name="T28">bulletSpeed</text:span> <text:span text:style-name="T34">=</text:span> <text:span text:style-name="T27">5.</text:span><text:span text:style-name="T37">f</text:span>;</text:p>
      <text:p text:style-name="P17">// Инициализация анимированного спрайта</text:p>
      <text:p text:style-name="P9"><text:span text:style-name="T28">sprite</text:span>.<text:span text:style-name="T26">init_texture</text:span>(<text:span text:style-name="T28">texture</text:span>);</text:p>
      <text:p text:style-name="P9"><text:span text:style-name="T28">sprite</text:span>.<text:span text:style-name="T26">init</text:span>(<text:span text:style-name="T28">ENEMY_BOUND_IDLE</text:span>, </text:p>
      <text:p text:style-name="P9"><text:span text:style-name="T28">ENEMY_SPRITE_DATA_IDLE</text:span>.<text:span text:style-name="T28">first</text:span>, </text:p>
      <text:p text:style-name="P9"><text:span text:style-name="T28">ENEMY_SPRITE_DATA_IDLE</text:span>.<text:span text:style-name="T28">second</text:span>, </text:p>
      <text:p text:style-name="P9"><text:span text:style-name="T28">SPRITE_FRAME_RATE</text:span>);</text:p>
      <text:p text:style-name="P9"><text:span text:style-name="T28">sprite</text:span>.<text:span text:style-name="T26">set_center</text:span>(<text:span text:style-name="T28">pos</text:span>.<text:span text:style-name="T28">x</text:span>, <text:span text:style-name="T28">pos</text:span>.<text:span text:style-name="T28">y</text:span>);</text:p>
      <text:p text:style-name="P9"><text:span text:style-name="T28">startPos</text:span> <text:span text:style-name="T26">=</text:span> <text:span text:style-name="T28">pos</text:span>;</text:p>
      <text:p text:style-name="P17">// Инициализация параметров движения</text:p>
      <text:p text:style-name="P9"><text:span text:style-name="T15">this</text:span>-&gt;<text:span text:style-name="T28">movementPattern</text:span> <text:span text:style-name="T34">=</text:span> <text:span text:style-name="T28">movePattern</text:span>;</text:p>
      <text:p text:style-name="P9"><text:span text:style-name="T15">this</text:span>-&gt;<text:span text:style-name="T28">speed</text:span> <text:span text:style-name="T34">=</text:span> <text:span text:style-name="T27">3.0</text:span><text:span text:style-name="T37">f</text:span>;</text:p>
      <text:p text:style-name="P9"><text:span text:style-name="T15">this</text:span>-&gt;<text:span text:style-name="T28">time</text:span> <text:span text:style-name="T34">=</text:span> <text:span text:style-name="T27">0.0</text:span><text:span text:style-name="T37">f</text:span>;</text:p>
      <text:p text:style-name="P9"><text:span text:style-name="T15">this</text:span>-&gt;<text:span text:style-name="T28">direction</text:span> <text:span text:style-name="T26">=</text:span> <text:span text:style-name="T33">Vector2f</text:span>(<text:span text:style-name="T27">0.</text:span><text:span text:style-name="T37">f</text:span>, <text:span text:style-name="T27">1.</text:span><text:span text:style-name="T37">f</text:span>);</text:p>
      <text:p text:style-name="P9"><text:span text:style-name="T15">this</text:span>-&gt;<text:span text:style-name="T28">amplitude</text:span> <text:span text:style-name="T34">=</text:span> <text:span text:style-name="T27">100.0</text:span><text:span text:style-name="T37">f</text:span>;<text:span text:style-name="T36"> // Амплитуда волновых движений</text:span></text:p>
      <text:p text:style-name="P9"><text:span text:style-name="T15">this</text:span>-&gt;<text:span text:style-name="T28">frequency</text:span> <text:span text:style-name="T34">=</text:span> <text:span text:style-name="T27">2.0</text:span><text:span text:style-name="T37">f</text:span>;<text:span text:style-name="T36"> // Частота волновых движений</text:span></text:p>
      <text:p text:style-name="P9">}</text:p>
      <text:p text:style-name="P14"/>
      <text:p text:style-name="P9"><text:span text:style-name="T25">void</text:span> <text:span text:style-name="T33">Enemy</text:span>::<text:span text:style-name="T26">updateMovement</text:span>() {</text:p>
      <text:p text:style-name="P9"><text:span text:style-name="T28">time</text:span> <text:span text:style-name="T34">+=</text:span> <text:span text:style-name="T27">0.016</text:span><text:span text:style-name="T37">f</text:span>;<text:span text:style-name="T36"> // Примерно 60 FPS</text:span></text:p>
      <text:p text:style-name="P9"><text:span text:style-name="T25">float</text:span> <text:span text:style-name="T28">x</text:span> <text:span text:style-name="T34">=</text:span> <text:span text:style-name="T28">sprite</text:span>.<text:span text:style-name="T26">get_center</text:span>().<text:span text:style-name="T28">x</text:span>;</text:p>
      <text:p text:style-name="P9"><text:span text:style-name="T25">float</text:span> <text:span text:style-name="T28">y</text:span> <text:span text:style-name="T34">=</text:span> <text:span text:style-name="T28">sprite</text:span>.<text:span text:style-name="T26">get_center</text:span>().<text:span text:style-name="T28">y</text:span>;</text:p>
      <text:p text:style-name="P14"/>
      <text:p text:style-name="P9"><text:span text:style-name="T10">switch</text:span> (<text:span text:style-name="T28">movementPattern</text:span>) {</text:p>
      <text:p text:style-name="P9"><text:span text:style-name="T10">case</text:span> <text:span text:style-name="T28">PATTERN_STRAIGHT</text:span>:</text:p>
      <text:p text:style-name="P9"><text:span text:style-name="T28">y</text:span> <text:span text:style-name="T34">+=</text:span> <text:span text:style-name="T28">speed</text:span>;</text:p>
      <text:p text:style-name="P9"><text:span text:style-name="T10">break</text:span>;</text:p>
      <text:p text:style-name="P9"><text:span text:style-name="T10">case</text:span> <text:span text:style-name="T28">PATTERN_SINE</text:span>:</text:p>
      <text:p text:style-name="P9"><text:span text:style-name="T28">x</text:span> <text:span text:style-name="T34">=</text:span> <text:span text:style-name="T28">startPos</text:span>.<text:span text:style-name="T28">x</text:span> <text:span text:style-name="T34">+</text:span> <text:span text:style-name="T28">amplitude</text:span> <text:span text:style-name="T34">*</text:span> <text:span text:style-name="T26">sin</text:span>(<text:span text:style-name="T28">time</text:span> <text:span text:style-name="T34">*</text:span> <text:span text:style-name="T28">frequency</text:span>);</text:p>
      <text:p text:style-name="P9"><text:soft-page-break/><text:span text:style-name="T28">y</text:span> <text:span text:style-name="T34">+=</text:span> <text:span text:style-name="T28">speed</text:span> <text:span text:style-name="T34">*</text:span> <text:span text:style-name="T27">0.5</text:span><text:span text:style-name="T37">f</text:span>;</text:p>
      <text:p text:style-name="P9"><text:span text:style-name="T10">break</text:span>;</text:p>
      <text:p text:style-name="P9"><text:span text:style-name="T10">case</text:span> <text:span text:style-name="T28">PATTERN_ZIGZAG</text:span>: {</text:p>
      <text:p text:style-name="P9"><text:span text:style-name="T25">float</text:span> <text:span text:style-name="T28">period</text:span> <text:span text:style-name="T34">=</text:span> <text:span text:style-name="T27">2.0</text:span><text:span text:style-name="T37">f</text:span>;</text:p>
      <text:p text:style-name="P9"><text:span text:style-name="T25">float</text:span> <text:span text:style-name="T28">t</text:span> <text:span text:style-name="T34">=</text:span> <text:span text:style-name="T26">fmod</text:span>(<text:span text:style-name="T28">time</text:span>, <text:span text:style-name="T28">period</text:span>);</text:p>
      <text:p text:style-name="P9"><text:span text:style-name="T10">if</text:span> (<text:span text:style-name="T28">t</text:span> <text:span text:style-name="T34">&lt;</text:span> <text:span text:style-name="T28">period</text:span><text:span text:style-name="T34">/</text:span><text:span text:style-name="T27">2</text:span>)</text:p>
      <text:p text:style-name="P9"><text:span text:style-name="T28">x</text:span> <text:span text:style-name="T34">+=</text:span> <text:span text:style-name="T28">speed</text:span>;</text:p>
      <text:p text:style-name="P19">else</text:p>
      <text:p text:style-name="P9"><text:span text:style-name="T28">x</text:span> <text:span text:style-name="T34">-=</text:span> <text:span text:style-name="T28">speed</text:span>;</text:p>
      <text:p text:style-name="P9"><text:span text:style-name="T28">y</text:span> <text:span text:style-name="T34">+=</text:span> <text:span text:style-name="T28">speed</text:span> <text:span text:style-name="T34">*</text:span> <text:span text:style-name="T27">0.5</text:span><text:span text:style-name="T37">f</text:span>;</text:p>
      <text:p text:style-name="P9"><text:span text:style-name="T10">break</text:span>;</text:p>
      <text:p text:style-name="P9">}</text:p>
      <text:p text:style-name="P9"><text:span text:style-name="T10">case</text:span> <text:span text:style-name="T28">PATTERN_CIRCLE</text:span>: {</text:p>
      <text:p text:style-name="P9"><text:span text:style-name="T25">float</text:span> <text:span text:style-name="T28">radius</text:span> <text:span text:style-name="T34">=</text:span> <text:span text:style-name="T27">50.0</text:span><text:span text:style-name="T37">f</text:span>;</text:p>
      <text:p text:style-name="P9"><text:span text:style-name="T28">x</text:span> <text:span text:style-name="T34">=</text:span> <text:span text:style-name="T28">startPos</text:span>.<text:span text:style-name="T28">x</text:span> <text:span text:style-name="T34">+</text:span> <text:span text:style-name="T28">radius</text:span> <text:span text:style-name="T34">*</text:span> <text:span text:style-name="T26">cos</text:span>(<text:span text:style-name="T28">time</text:span> <text:span text:style-name="T34">*</text:span> <text:span text:style-name="T28">frequency</text:span>);</text:p>
      <text:p text:style-name="P9"><text:span text:style-name="T28">y</text:span> <text:span text:style-name="T34">=</text:span> <text:span text:style-name="T28">startPos</text:span>.<text:span text:style-name="T28">y</text:span> <text:span text:style-name="T34">+</text:span> <text:span text:style-name="T28">radius</text:span> <text:span text:style-name="T34">*</text:span> <text:span text:style-name="T26">sin</text:span>(<text:span text:style-name="T28">time</text:span> <text:span text:style-name="T34">*</text:span> <text:span text:style-name="T28">frequency</text:span>) <text:span text:style-name="T34">+</text:span> <text:span text:style-name="T28">time</text:span> <text:span text:style-name="T34">*</text:span> <text:span text:style-name="T28">speed</text:span> <text:span text:style-name="T34">*</text:span> <text:span text:style-name="T27">0.5</text:span><text:span text:style-name="T37">f</text:span>;</text:p>
      <text:p text:style-name="P9"><text:span text:style-name="T10">break</text:span>;</text:p>
      <text:p text:style-name="P9">}</text:p>
      <text:p text:style-name="P14"/>
      <text:p text:style-name="P9"><text:span text:style-name="T10">case</text:span> <text:span text:style-name="T28">PATTERN_EIGHT</text:span>: {</text:p>
      <text:p text:style-name="P9"><text:span text:style-name="T25">float</text:span> <text:span text:style-name="T28">t</text:span> <text:span text:style-name="T34">=</text:span> <text:span text:style-name="T28">time</text:span> <text:span text:style-name="T34">*</text:span> <text:span text:style-name="T28">frequency</text:span>;</text:p>
      <text:p text:style-name="P9"><text:span text:style-name="T28">x</text:span> <text:span text:style-name="T34">=</text:span> <text:span text:style-name="T28">startPos</text:span>.<text:span text:style-name="T28">x</text:span> <text:span text:style-name="T34">+</text:span> <text:span text:style-name="T28">amplitude</text:span> <text:span text:style-name="T34">*</text:span> <text:span text:style-name="T26">sin</text:span>(<text:span text:style-name="T28">t</text:span>);</text:p>
      <text:p text:style-name="P9"><text:span text:style-name="T28">y</text:span> <text:span text:style-name="T34">=</text:span> <text:span text:style-name="T28">startPos</text:span>.<text:span text:style-name="T28">y</text:span> <text:span text:style-name="T34">+</text:span> (<text:span text:style-name="T28">amplitude</text:span><text:span text:style-name="T34">/</text:span><text:span text:style-name="T27">2</text:span>) <text:span text:style-name="T34">*</text:span> <text:span text:style-name="T26">sin</text:span>(<text:span text:style-name="T27">2</text:span> <text:span text:style-name="T34">*</text:span> <text:span text:style-name="T28">t</text:span>) <text:span text:style-name="T34">+</text:span> <text:span text:style-name="T28">time</text:span> <text:span text:style-name="T34">*</text:span> <text:span text:style-name="T28">speed</text:span> <text:span text:style-name="T34">*</text:span> <text:span text:style-name="T27">0.3</text:span><text:span text:style-name="T37">f</text:span>;</text:p>
      <text:p text:style-name="P9"><text:span text:style-name="T10">break</text:span>;</text:p>
      <text:p text:style-name="P9">}</text:p>
      <text:p text:style-name="P9">}</text:p>
      <text:p text:style-name="P14"/>
      <text:p text:style-name="P9"><text:span text:style-name="T28">sprite</text:span>.<text:span text:style-name="T26">set_center</text:span>(<text:span text:style-name="T28">x</text:span>, <text:span text:style-name="T28">y</text:span>);</text:p>
      <text:p text:style-name="P9">}</text:p>
      <text:p text:style-name="P14"/>
      <text:p text:style-name="P9"><text:span text:style-name="T25">void</text:span> <text:span text:style-name="T33">Enemy</text:span>::<text:span text:style-name="T26">shoot</text:span>(<text:span text:style-name="T33">Texture</text:span><text:span text:style-name="T15">*</text:span> <text:span text:style-name="T28">bulletTexture</text:span>, <text:span text:style-name="T15">const</text:span> <text:span text:style-name="T33">Vector2f</text:span><text:span text:style-name="T15">&amp;</text:span> <text:span text:style-name="T28">playerPos</text:span>) {</text:p>
      <text:p text:style-name="P9"><text:span text:style-name="T33">Vector2f</text:span> <text:span text:style-name="T28">pos</text:span> <text:span text:style-name="T34">=</text:span> <text:span text:style-name="T28">sprite</text:span>.<text:span text:style-name="T26">get_center</text:span>();</text:p>
      <text:p text:style-name="P9"><text:span text:style-name="T28">pos</text:span>.<text:span text:style-name="T28">x</text:span> <text:span text:style-name="T34">+=</text:span> <text:span text:style-name="T28">sprite</text:span>.<text:span text:style-name="T26">get_width</text:span>() <text:span text:style-name="T34">/</text:span> <text:span text:style-name="T27">2.</text:span><text:span text:style-name="T37">f</text:span>;</text:p>
      <text:p text:style-name="P9"><text:span text:style-name="T28">pos</text:span>.<text:span text:style-name="T28">y</text:span> <text:span text:style-name="T34">+=</text:span> <text:span text:style-name="T28">sprite</text:span>.<text:span text:style-name="T26">get_height</text:span>() <text:span text:style-name="T34">/</text:span> <text:span text:style-name="T27">2.</text:span><text:span text:style-name="T37">f</text:span>;</text:p>
      <text:p text:style-name="P14"/>
      <text:p text:style-name="P9"><text:span text:style-name="T10">switch</text:span> (<text:span text:style-name="T28">bulletPattern</text:span>) {</text:p>
      <text:p text:style-name="P9"><text:span text:style-name="T10">case</text:span> <text:span text:style-name="T28">BULLET_SINGLE</text:span>:</text:p>
      <text:p text:style-name="P9"><text:span text:style-name="T28">bullets</text:span>.<text:span text:style-name="T26">push_back</text:span>(<text:span text:style-name="T33">Bullet</text:span>(<text:span text:style-name="T28">bulletTexture</text:span>, <text:span text:style-name="T28">pos</text:span>, <text:span text:style-name="T28">BULLET_SINGLE_TYPE</text:span>, <text:span text:style-name="T35">false</text:span>));</text:p>
      <text:p text:style-name="P9"><text:span text:style-name="T10">break</text:span>;</text:p>
      <text:p text:style-name="P14"/>
      <text:p text:style-name="P9"><text:span text:style-name="T10">case</text:span> <text:span text:style-name="T28">BULLET_CIRCLE</text:span>:</text:p>
      <text:p text:style-name="P9"><text:span text:style-name="T10">for</text:span> (<text:span text:style-name="T25">int</text:span> <text:span text:style-name="T28">i</text:span> <text:span text:style-name="T34">=</text:span> <text:span text:style-name="T27">0</text:span>; <text:span text:style-name="T28">i</text:span> <text:span text:style-name="T34">&lt;</text:span> <text:span text:style-name="T27">8</text:span>; <text:span text:style-name="T34">++</text:span><text:span text:style-name="T28">i</text:span>) {</text:p>
      <text:p text:style-name="P9"><text:span text:style-name="T33">Bullet</text:span> <text:span text:style-name="T28">b</text:span>(<text:span text:style-name="T28">bulletTexture</text:span>, <text:span text:style-name="T28">pos</text:span>, <text:span text:style-name="T28">BULLET_CIRCLE_TYPE</text:span>, <text:span text:style-name="T35">false</text:span>);</text:p>
      <text:p text:style-name="P9"><text:span text:style-name="T25">float</text:span> <text:span text:style-name="T28">angle</text:span> <text:span text:style-name="T34">=</text:span> <text:span text:style-name="T28">i</text:span> <text:span text:style-name="T34">*</text:span> <text:span text:style-name="T27">45.</text:span><text:span text:style-name="T37">f</text:span> <text:span text:style-name="T34">*</text:span> <text:span text:style-name="T27">3.14159</text:span><text:span text:style-name="T37">f</text:span> <text:span text:style-name="T34">/</text:span> <text:span text:style-name="T27">180.</text:span><text:span text:style-name="T37">f</text:span>;</text:p>
      <text:p text:style-name="P9"><text:span text:style-name="T28">b</text:span>.<text:span text:style-name="T28">direction</text:span> <text:span text:style-name="T26">=</text:span> <text:span text:style-name="T33">Vector2f</text:span>(<text:span text:style-name="T33">std</text:span>::<text:span text:style-name="T26">cos</text:span>(<text:span text:style-name="T28">angle</text:span>), <text:span text:style-name="T33">std</text:span>::<text:span text:style-name="T26">sin</text:span>(<text:span text:style-name="T28">angle</text:span>));</text:p>
      <text:p text:style-name="P9"><text:span text:style-name="T28">bullets</text:span>.<text:span text:style-name="T26">push_back</text:span>(<text:span text:style-name="T28">b</text:span>);</text:p>
      <text:p text:style-name="P9">}</text:p>
      <text:p text:style-name="P9"><text:span text:style-name="T10">break</text:span>;</text:p>
      <text:p text:style-name="P14"/>
      <text:p text:style-name="P9"><text:span text:style-name="T10">case</text:span> <text:span text:style-name="T28">BULLET_SPIRAL</text:span>:</text:p>
      <text:p text:style-name="P9"><text:soft-page-break/>{</text:p>
      <text:p text:style-name="P9"><text:span text:style-name="T33">Bullet</text:span> <text:span text:style-name="T28">b</text:span>(<text:span text:style-name="T28">bulletTexture</text:span>, <text:span text:style-name="T28">pos</text:span>, <text:span text:style-name="T28">BULLET_SPIRAL_TYPE</text:span>, <text:span text:style-name="T35">false</text:span>);</text:p>
      <text:p text:style-name="P9"><text:span text:style-name="T25">float</text:span> <text:span text:style-name="T28">angle</text:span> <text:span text:style-name="T34">=</text:span> <text:span text:style-name="T28">shootTimer</text:span> <text:span text:style-name="T34">*</text:span> <text:span text:style-name="T27">10.</text:span><text:span text:style-name="T37">f</text:span> <text:span text:style-name="T34">*</text:span> <text:span text:style-name="T27">3.14159</text:span><text:span text:style-name="T37">f</text:span> <text:span text:style-name="T34">/</text:span> <text:span text:style-name="T27">180.</text:span><text:span text:style-name="T37">f</text:span>;</text:p>
      <text:p text:style-name="P9"><text:span text:style-name="T28">b</text:span>.<text:span text:style-name="T28">direction</text:span> <text:span text:style-name="T26">=</text:span> <text:span text:style-name="T33">Vector2f</text:span>(<text:span text:style-name="T33">std</text:span>::<text:span text:style-name="T26">cos</text:span>(<text:span text:style-name="T28">angle</text:span>), <text:span text:style-name="T33">std</text:span>::<text:span text:style-name="T26">sin</text:span>(<text:span text:style-name="T28">angle</text:span>));</text:p>
      <text:p text:style-name="P9"><text:span text:style-name="T28">bullets</text:span>.<text:span text:style-name="T26">push_back</text:span>(<text:span text:style-name="T28">b</text:span>);</text:p>
      <text:p text:style-name="P9">}</text:p>
      <text:p text:style-name="P9"><text:span text:style-name="T10">break</text:span>;</text:p>
      <text:p text:style-name="P14"/>
      <text:p text:style-name="P9"><text:span text:style-name="T10">case</text:span> <text:span text:style-name="T28">BULLET_FAN</text:span>:</text:p>
      <text:p text:style-name="P9"><text:span text:style-name="T10">for</text:span> (<text:span text:style-name="T25">int</text:span> <text:span text:style-name="T28">i</text:span> <text:span text:style-name="T34">=</text:span> <text:span text:style-name="T34">-</text:span><text:span text:style-name="T27">2</text:span>; <text:span text:style-name="T28">i</text:span> <text:span text:style-name="T34">&lt;=</text:span> <text:span text:style-name="T27">2</text:span>; <text:span text:style-name="T34">++</text:span><text:span text:style-name="T28">i</text:span>) {</text:p>
      <text:p text:style-name="P9"><text:span text:style-name="T33">Bullet</text:span> <text:span text:style-name="T28">b</text:span>(<text:span text:style-name="T28">bulletTexture</text:span>, <text:span text:style-name="T28">pos</text:span>, <text:span text:style-name="T28">BULLET_FAN_TYPE</text:span>, <text:span text:style-name="T35">false</text:span>);</text:p>
      <text:p text:style-name="P9"><text:span text:style-name="T25">float</text:span> <text:span text:style-name="T28">angle</text:span> <text:span text:style-name="T34">=</text:span> <text:span text:style-name="T28">i</text:span> <text:span text:style-name="T34">*</text:span> <text:span text:style-name="T27">15.</text:span><text:span text:style-name="T37">f</text:span> <text:span text:style-name="T34">*</text:span> <text:span text:style-name="T27">3.14159</text:span><text:span text:style-name="T37">f</text:span> <text:span text:style-name="T34">/</text:span> <text:span text:style-name="T27">180.</text:span><text:span text:style-name="T37">f</text:span>;</text:p>
      <text:p text:style-name="P9"><text:span text:style-name="T28">b</text:span>.<text:span text:style-name="T28">direction</text:span> <text:span text:style-name="T26">=</text:span> <text:span text:style-name="T33">Vector2f</text:span>(<text:span text:style-name="T33">std</text:span>::<text:span text:style-name="T26">sin</text:span>(<text:span text:style-name="T28">angle</text:span>), <text:span text:style-name="T27">1.</text:span><text:span text:style-name="T37">f</text:span>);</text:p>
      <text:p text:style-name="P9"><text:span text:style-name="T28">b</text:span>.<text:span text:style-name="T28">direction</text:span> <text:span text:style-name="T26">/=</text:span> <text:span text:style-name="T33">std</text:span>::<text:span text:style-name="T26">sqrt</text:span>(<text:span text:style-name="T28">b</text:span>.<text:span text:style-name="T28">direction</text:span>.<text:span text:style-name="T28">x</text:span> <text:span text:style-name="T34">*</text:span> <text:span text:style-name="T28">b</text:span>.<text:span text:style-name="T28">direction</text:span>.<text:span text:style-name="T28">x</text:span> <text:span text:style-name="T34">+</text:span> <text:span text:style-name="T28">b</text:span>.<text:span text:style-name="T28">direction</text:span>.<text:span text:style-name="T28">y</text:span> <text:span text:style-name="T34">*</text:span> <text:span text:style-name="T28">b</text:span>.<text:span text:style-name="T28">direction</text:span>.<text:span text:style-name="T28">y</text:span>);</text:p>
      <text:p text:style-name="P9"><text:span text:style-name="T28">bullets</text:span>.<text:span text:style-name="T26">push_back</text:span>(<text:span text:style-name="T28">b</text:span>);</text:p>
      <text:p text:style-name="P9">}</text:p>
      <text:p text:style-name="P9"><text:span text:style-name="T10">break</text:span>;</text:p>
      <text:p text:style-name="P14"/>
      <text:p text:style-name="P9"><text:span text:style-name="T10">case</text:span> <text:span text:style-name="T28">BULLET_WAVE</text:span>:</text:p>
      <text:p text:style-name="P9">{</text:p>
      <text:p text:style-name="P9"><text:span text:style-name="T33">Bullet</text:span> <text:span text:style-name="T28">b</text:span>(<text:span text:style-name="T28">bulletTexture</text:span>, <text:span text:style-name="T28">pos</text:span>, <text:span text:style-name="T28">BULLET_WAVE_TYPE</text:span>, <text:span text:style-name="T35">false</text:span>);</text:p>
      <text:p text:style-name="P9"><text:span text:style-name="T28">b</text:span>.<text:span text:style-name="T28">wavePattern</text:span> <text:span text:style-name="T34">=</text:span> <text:span text:style-name="T35">true</text:span>;</text:p>
      <text:p text:style-name="P9"><text:span text:style-name="T28">bullets</text:span>.<text:span text:style-name="T26">push_back</text:span>(<text:span text:style-name="T28">b</text:span>);</text:p>
      <text:p text:style-name="P9">}</text:p>
      <text:p text:style-name="P9"><text:span text:style-name="T10">break</text:span>;</text:p>
      <text:p text:style-name="P14"/>
      <text:p text:style-name="P9"><text:span text:style-name="T10">case</text:span> <text:span text:style-name="T28">BULLET_AIMED</text:span>:</text:p>
      <text:p text:style-name="P9">{</text:p>
      <text:p text:style-name="P9"><text:span text:style-name="T33">Bullet</text:span> <text:span text:style-name="T28">b</text:span>(<text:span text:style-name="T28">bulletTexture</text:span>, <text:span text:style-name="T28">pos</text:span>, <text:span text:style-name="T28">BULLET_AIMED_TYPE</text:span>, <text:span text:style-name="T35">false</text:span>);</text:p>
      <text:p text:style-name="P9"><text:span text:style-name="T33">Vector2f</text:span> <text:span text:style-name="T28">direction</text:span> <text:span text:style-name="T34">=</text:span> <text:span text:style-name="T28">playerPos</text:span> <text:span text:style-name="T26">-</text:span> <text:span text:style-name="T28">pos</text:span>;</text:p>
      <text:p text:style-name="P9"><text:span text:style-name="T25">float</text:span> <text:span text:style-name="T28">length</text:span> <text:span text:style-name="T34">=</text:span> <text:span text:style-name="T33">std</text:span>::<text:span text:style-name="T26">sqrt</text:span>(<text:span text:style-name="T28">direction</text:span>.<text:span text:style-name="T28">x</text:span> <text:span text:style-name="T34">*</text:span> <text:span text:style-name="T28">direction</text:span>.<text:span text:style-name="T28">x</text:span> <text:span text:style-name="T34">+</text:span> <text:span text:style-name="T28">direction</text:span>.<text:span text:style-name="T28">y</text:span> <text:span text:style-name="T34">*</text:span> <text:span text:style-name="T28">direction</text:span>.<text:span text:style-name="T28">y</text:span>);</text:p>
      <text:p text:style-name="P9"><text:span text:style-name="T28">b</text:span>.<text:span text:style-name="T28">direction</text:span> <text:span text:style-name="T26">=</text:span> <text:span text:style-name="T28">direction</text:span> <text:span text:style-name="T26">/</text:span> <text:span text:style-name="T28">length</text:span>;</text:p>
      <text:p text:style-name="P9"><text:span text:style-name="T28">bullets</text:span>.<text:span text:style-name="T26">push_back</text:span>(<text:span text:style-name="T28">b</text:span>);</text:p>
      <text:p text:style-name="P9">}</text:p>
      <text:p text:style-name="P9"><text:span text:style-name="T10">break</text:span>;</text:p>
      <text:p text:style-name="P9">}</text:p>
      <text:p text:style-name="P9">}</text:p>
      <text:p text:style-name="P14"/>
      <text:p text:style-name="P9"><text:span text:style-name="T25">void</text:span> <text:span text:style-name="T33">Enemy</text:span>::<text:span text:style-name="T26">update</text:span>(<text:span text:style-name="T15">const</text:span> <text:span text:style-name="T33">Vector2f</text:span><text:span text:style-name="T15">&amp;</text:span> <text:span text:style-name="T28">playerPos</text:span>, <text:span text:style-name="T33">sf</text:span>::<text:span text:style-name="T33">Texture</text:span><text:span text:style-name="T15">*</text:span> <text:span text:style-name="T28">bulletTexture</text:span>) {</text:p>
      <text:p text:style-name="P9"><text:span text:style-name="T28">sprite</text:span>.<text:span text:style-name="T26">tick</text:span>();</text:p>
      <text:p text:style-name="P9"><text:span text:style-name="T28">shootTimer</text:span><text:span text:style-name="T34">++</text:span>;</text:p>
      <text:p text:style-name="P9"><text:span text:style-name="T26">updateMovement</text:span>();</text:p>
      <text:p text:style-name="P14"/>
      <text:p text:style-name="P17">// Добавляем задержку между выстрелами</text:p>
      <text:p text:style-name="P9"><text:span text:style-name="T10">if</text:span> (<text:span text:style-name="T28">shootTimer</text:span> <text:span text:style-name="T34">&gt;=</text:span> <text:span text:style-name="T28">shootInterval</text:span>) {</text:p>
      <text:p text:style-name="P9"><text:span text:style-name="T26">shoot</text:span>(<text:span text:style-name="T28">bulletTexture</text:span>, <text:span text:style-name="T28">playerPos</text:span>);</text:p>
      <text:p text:style-name="P9"><text:span text:style-name="T28">shootTimer</text:span> <text:span text:style-name="T34">=</text:span> <text:span text:style-name="T27">0</text:span>;</text:p>
      <text:p text:style-name="P9">}</text:p>
      <text:p text:style-name="P14"/>
      <text:p text:style-name="P17">// Обновление пуль</text:p>
      <text:p text:style-name="P9"><text:soft-page-break/><text:span text:style-name="T10">for</text:span> (<text:span text:style-name="T33">size_t</text:span> <text:span text:style-name="T28">i</text:span> <text:span text:style-name="T34">=</text:span> <text:span text:style-name="T27">0</text:span>; <text:span text:style-name="T28">i</text:span> <text:span text:style-name="T34">&lt;</text:span> <text:span text:style-name="T28">bullets</text:span>.<text:span text:style-name="T26">size</text:span>(); <text:span text:style-name="T28">i</text:span><text:span text:style-name="T34">++</text:span>) {</text:p>
      <text:p text:style-name="P9"><text:span text:style-name="T28">bullets</text:span><text:span text:style-name="T26">[</text:span><text:span text:style-name="T28">i</text:span><text:span text:style-name="T26">]</text:span>.<text:span text:style-name="T26">update</text:span>();</text:p>
      <text:p text:style-name="P14"/>
      <text:p text:style-name="P17">// Удаление пуль за пределами экрана</text:p>
      <text:p text:style-name="P9"><text:span text:style-name="T33">Vector2f</text:span> <text:span text:style-name="T28">pos</text:span> <text:span text:style-name="T34">=</text:span> <text:span text:style-name="T28">bullets</text:span><text:span text:style-name="T26">[</text:span><text:span text:style-name="T28">i</text:span><text:span text:style-name="T26">]</text:span>.<text:span text:style-name="T28">shape</text:span>.<text:span text:style-name="T26">getPosition</text:span>();</text:p>
      <text:p text:style-name="P9"><text:span text:style-name="T10">if</text:span> (<text:span text:style-name="T28">pos</text:span>.<text:span text:style-name="T28">y</text:span> <text:span text:style-name="T34">&gt;</text:span> <text:span text:style-name="T27">600</text:span> <text:span text:style-name="T34">||</text:span> <text:span text:style-name="T28">pos</text:span>.<text:span text:style-name="T28">y</text:span> <text:span text:style-name="T34">&lt;</text:span> <text:span text:style-name="T27">0</text:span> <text:span text:style-name="T34">||</text:span> <text:span text:style-name="T28">pos</text:span>.<text:span text:style-name="T28">x</text:span> <text:span text:style-name="T34">&lt;</text:span> <text:span text:style-name="T27">0</text:span> <text:span text:style-name="T34">||</text:span> <text:span text:style-name="T28">pos</text:span>.<text:span text:style-name="T28">x</text:span> <text:span text:style-name="T34">&gt;</text:span> <text:span text:style-name="T27">800</text:span>) {</text:p>
      <text:p text:style-name="P9"><text:span text:style-name="T28">bullets</text:span>.<text:span text:style-name="T26">erase</text:span>(<text:span text:style-name="T28">bullets</text:span>.<text:span text:style-name="T26">begin</text:span>() <text:span text:style-name="T26">+</text:span> <text:span text:style-name="T28">i</text:span>);</text:p>
      <text:p text:style-name="P9"><text:span text:style-name="T28">i</text:span><text:span text:style-name="T34">--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Enemy</text:span>::<text:span text:style-name="T26">draw</text:span>(<text:span text:style-name="T33">sf</text:span>::<text:span text:style-name="T33">RenderTarget</text:span><text:span text:style-name="T15">&amp;</text:span> <text:span text:style-name="T28">target</text:span>) {</text:p>
      <text:p text:style-name="P9"><text:span text:style-name="T28">sprite</text:span>.<text:span text:style-name="T26">draw</text:span>(<text:span text:style-name="T28">target</text:span>);</text:p>
      <text:p text:style-name="P9"><text:span text:style-name="T10">for</text:span> (<text:span text:style-name="T25">auto</text:span><text:span text:style-name="T34">&amp;</text:span> <text:span text:style-name="T28">bullet</text:span> : <text:span text:style-name="T28">bullets</text:span>) {</text:p>
      <text:p text:style-name="P9"><text:span text:style-name="T28">target</text:span>.<text:span text:style-name="T26">draw</text:span>(<text:span text:style-name="T28">bullet</text:span>.<text:span text:style-name="T28">shape</text:span>);</text:p>
      <text:p text:style-name="P9">}</text:p>
      <text:p text:style-name="P9">}</text:p>
      <text:p text:style-name="P18"><text:span text:style-name="T8"/></text:p>
      <text:p text:style-name="P18"><text:span text:style-name="T8"/></text:p>
      <text:p text:style-name="P2"><text:span text:style-name="T9">Game.h<text:line-break/><text:line-break/></text:span><text:span text:style-name="T13">#pragma</text:span><text:span text:style-name="T18"> </text:span><text:span text:style-name="T31">once</text:span></text:p>
      <text:p text:style-name="P9"><text:span text:style-name="T10">#include</text:span><text:span text:style-name="T15"> </text:span><text:span text:style-name="T20">&lt;SFML/Graphics.hpp&gt;</text:span></text:p>
      <text:p text:style-name="P9"><text:span text:style-name="T10">#include</text:span><text:span text:style-name="T15"> </text:span><text:span text:style-name="T20">"../libprojectabyss/Player.h"</text:span></text:p>
      <text:p text:style-name="P9"><text:span text:style-name="T10">#include</text:span><text:span text:style-name="T15"> </text:span><text:span text:style-name="T20">"../libprojectabyss/Enemy.h"</text:span></text:p>
      <text:p text:style-name="P9"><text:span text:style-name="T10">#include</text:span><text:span text:style-name="T15"> </text:span><text:span text:style-name="T20">"../libprojectabyss/Bullet.h"</text:span></text:p>
      <text:p text:style-name="P9"><text:span text:style-name="T10">#include</text:span><text:span text:style-name="T15"> </text:span><text:span text:style-name="T20">&lt;queue&gt;</text:span></text:p>
      <text:p text:style-name="P14"/>
      <text:p text:style-name="P17">// Структура для описания волны врагов</text:p>
      <text:p text:style-name="P9"><text:span text:style-name="T25">struct</text:span> <text:span text:style-name="T33">WaveDescription</text:span> {</text:p>
      <text:p text:style-name="P9"><text:span text:style-name="T25">int</text:span> <text:span text:style-name="T28">enemyCount</text:span>;</text:p>
      <text:p text:style-name="P9"><text:span text:style-name="T33">std</text:span>::<text:span text:style-name="T33">vector</text:span><text:span text:style-name="T34">&lt;</text:span><text:span text:style-name="T33">EnemyMovementPattern</text:span><text:span text:style-name="T34">&gt;</text:span> <text:span text:style-name="T28">movePatterns</text:span>;</text:p>
      <text:p text:style-name="P9"><text:span text:style-name="T33">std</text:span>::<text:span text:style-name="T33">vector</text:span><text:span text:style-name="T34">&lt;</text:span><text:span text:style-name="T33">BulletPattern</text:span><text:span text:style-name="T34">&gt;</text:span> <text:span text:style-name="T28">shootPatterns</text:span>;</text:p>
      <text:p text:style-name="P9"><text:span text:style-name="T25">float</text:span> <text:span text:style-name="T28">spawnInterval</text:span>;</text:p>
      <text:p text:style-name="P9"><text:span text:style-name="T25">float</text:span> <text:span text:style-name="T28">enemySpeed</text:span>;</text:p>
      <text:p text:style-name="P9"><text:span text:style-name="T25">int</text:span> <text:span text:style-name="T28">enemyHP</text:span>;</text:p>
      <text:p text:style-name="P9">};</text:p>
      <text:p text:style-name="P14"/>
      <text:p text:style-name="P9"><text:span text:style-name="T25">class</text:span> <text:span text:style-name="T33">Game</text:span> {</text:p>
      <text:p text:style-name="P16">protected:</text:p>
      <text:p text:style-name="P9"><text:span text:style-name="T33">sf</text:span>::<text:span text:style-name="T33">RenderWindow</text:span> <text:span text:style-name="T28">window</text:span>;</text:p>
      <text:p text:style-name="P9"><text:span text:style-name="T33">Player</text:span> <text:span text:style-name="T28">player</text:span>;</text:p>
      <text:p text:style-name="P9"><text:span text:style-name="T33">std</text:span>::<text:span text:style-name="T33">vector</text:span><text:span text:style-name="T34">&lt;</text:span><text:span text:style-name="T33">Enemy</text:span><text:span text:style-name="T34">&gt;</text:span> <text:span text:style-name="T28">enemies</text:span>;</text:p>
      <text:p text:style-name="P9"><text:span text:style-name="T33">std</text:span>::<text:span text:style-name="T33">vector</text:span><text:span text:style-name="T34">&lt;</text:span><text:span text:style-name="T33">Bullet</text:span><text:span text:style-name="T34">&gt;</text:span> <text:span text:style-name="T28">enemyBullets</text:span>;</text:p>
      <text:p text:style-name="P9"><text:span text:style-name="T33">sf</text:span>::<text:span text:style-name="T33">Font</text:span> <text:span text:style-name="T28">font</text:span>;</text:p>
      <text:p text:style-name="P9"><text:span text:style-name="T33">sf</text:span>::<text:span text:style-name="T33">Texture</text:span> <text:span text:style-name="T28">playerTexture</text:span>, <text:span text:style-name="T28">enemyTexture</text:span>, <text:span text:style-name="T28">bulletTexture</text:span>, <text:span text:style-name="T28">hitboxTexture</text:span>, <text:span text:style-name="T28">playerBulletTexture</text:span>;</text:p>
      <text:p text:style-name="P9"><text:span text:style-name="T33">sf</text:span>::<text:span text:style-name="T33">Sprite</text:span> <text:span text:style-name="T28">hitboxSprite</text:span>;</text:p>
      <text:p text:style-name="P17">// Параметры спавна врагов</text:p>
      <text:p text:style-name="P9"><text:span text:style-name="T25">int</text:span> <text:span text:style-name="T28">enemySpawnTimer</text:span>;</text:p>
      <text:p text:style-name="P9"><text:soft-page-break/><text:span text:style-name="T25">int</text:span> <text:span text:style-name="T28">currentWave</text:span>;</text:p>
      <text:p text:style-name="P9"><text:span text:style-name="T25">int</text:span> <text:span text:style-name="T28">enemiesSpawned</text:span>;</text:p>
      <text:p text:style-name="P9"><text:span text:style-name="T33">std</text:span>::<text:span text:style-name="T33">queue</text:span><text:span text:style-name="T34">&lt;</text:span><text:span text:style-name="T33">WaveDescription</text:span><text:span text:style-name="T34">&gt;</text:span> <text:span text:style-name="T28">waveQueue</text:span>;</text:p>
      <text:p text:style-name="P9"><text:span text:style-name="T33">WaveDescription</text:span><text:span text:style-name="T34">*</text:span> <text:span text:style-name="T28">currentWaveDesc</text:span>;</text:p>
      <text:p text:style-name="P14"/>
      <text:p text:style-name="P9"><text:span text:style-name="T25">void</text:span> <text:span text:style-name="T26">loadResources</text:span>();</text:p>
      <text:p text:style-name="P9"><text:span text:style-name="T25">void</text:span> <text:span text:style-name="T26">processEvents</text:span>();</text:p>
      <text:p text:style-name="P9"><text:span text:style-name="T25">void</text:span> <text:span text:style-name="T26">updatePlayer</text:span>();</text:p>
      <text:p text:style-name="P9"><text:span text:style-name="T25">void</text:span> <text:span text:style-name="T26">updateEnemies</text:span>();</text:p>
      <text:p text:style-name="P9"><text:span text:style-name="T25">void</text:span> <text:span text:style-name="T26">updateBullets</text:span>();</text:p>
      <text:p text:style-name="P9"><text:span text:style-name="T25">void</text:span> <text:span text:style-name="T26">checkCollisions</text:span>();</text:p>
      <text:p text:style-name="P9"><text:span text:style-name="T25">void</text:span> <text:span text:style-name="T26">render</text:span>();</text:p>
      <text:p text:style-name="P9"><text:span text:style-name="T25">void</text:span> <text:span text:style-name="T26">spawnEnemies</text:span>();</text:p>
      <text:p text:style-name="P17">// Новые методы для системы волн</text:p>
      <text:p text:style-name="P9"><text:span text:style-name="T25">void</text:span> <text:span text:style-name="T26">initializeWaves</text:span>();</text:p>
      <text:p text:style-name="P9"><text:span text:style-name="T25">void</text:span> <text:span text:style-name="T26">updateWaveSystem</text:span>();</text:p>
      <text:p text:style-name="P9"><text:span text:style-name="T33">WaveDescription</text:span> <text:span text:style-name="T26">createWaveDescription</text:span>(<text:span text:style-name="T25">int</text:span> <text:span text:style-name="T28">enemyCount</text:span>, </text:p>
      <text:p text:style-name="P9"><text:span text:style-name="T15">const</text:span> <text:span text:style-name="T33">std</text:span>::<text:span text:style-name="T33">vector</text:span>&lt;<text:span text:style-name="T33">EnemyMovementPattern</text:span>&gt;<text:span text:style-name="T15">&amp;</text:span> <text:span text:style-name="T28">movePatterns</text:span>,</text:p>
      <text:p text:style-name="P9"><text:span text:style-name="T15">const</text:span> <text:span text:style-name="T33">std</text:span>::<text:span text:style-name="T33">vector</text:span>&lt;<text:span text:style-name="T33">BulletPattern</text:span>&gt;<text:span text:style-name="T15">&amp;</text:span> <text:span text:style-name="T28">shootPatterns</text:span>,</text:p>
      <text:p text:style-name="P9"><text:span text:style-name="T25">float</text:span> <text:span text:style-name="T28">spawnInterval</text:span> <text:span text:style-name="T34">=</text:span> <text:span text:style-name="T27">10.</text:span><text:span text:style-name="T37">f</text:span>,</text:p>
      <text:p text:style-name="P9"><text:span text:style-name="T25">float</text:span> <text:span text:style-name="T28">enemySpeed</text:span> <text:span text:style-name="T34">=</text:span> <text:span text:style-name="T27">3.</text:span><text:span text:style-name="T37">f</text:span>,</text:p>
      <text:p text:style-name="P9"><text:span text:style-name="T25">int</text:span> <text:span text:style-name="T28">enemyHP</text:span> <text:span text:style-name="T34">=</text:span> <text:span text:style-name="T27">1</text:span>);</text:p>
      <text:p text:style-name="P14"/>
      <text:p text:style-name="P16">public:</text:p>
      <text:p text:style-name="P9"><text:span text:style-name="T26">Game</text:span>(<text:span text:style-name="T25">unsigned</text:span> <text:span text:style-name="T25">int</text:span> <text:span text:style-name="T28">width</text:span>, <text:span text:style-name="T25">unsigned</text:span> <text:span text:style-name="T25">int</text:span> <text:span text:style-name="T28">height</text:span>, <text:span text:style-name="T15">const</text:span> <text:span text:style-name="T33">std</text:span>::<text:span text:style-name="T33">string</text:span><text:span text:style-name="T15">&amp;</text:span> <text:span text:style-name="T28">title</text:span>);</text:p>
      <text:p text:style-name="P9"><text:span text:style-name="T25">void</text:span> <text:span text:style-name="T26">run</text:span>();</text:p>
      <text:p text:style-name="P9">};</text:p>
      <text:p text:style-name="P18"><text:span text:style-name="T8"/></text:p>
      <text:p text:style-name="P18"><text:span text:style-name="T8"/></text:p>
      <text:p text:style-name="P18"><text:span text:style-name="T8">Game.cpp</text:span></text:p>
      <text:p text:style-name="P18"><text:span text:style-name="T8"/></text:p>
      <text:p text:style-name="P13"><text:span text:style-name="T11">#include</text:span><text:span text:style-name="T16"> </text:span><text:span text:style-name="T21">"Game.h"</text:span></text:p>
      <text:p text:style-name="P9"><text:span text:style-name="T10">#include</text:span><text:span text:style-name="T15"> </text:span><text:span text:style-name="T20">&lt;cstdlib&gt;</text:span></text:p>
      <text:p text:style-name="P9"><text:span text:style-name="T10">#include</text:span><text:span text:style-name="T15"> </text:span><text:span text:style-name="T20">&lt;ctime&gt;</text:span></text:p>
      <text:p text:style-name="P14"/>
      <text:p text:style-name="P9"><text:span text:style-name="T33">Game</text:span>::<text:span text:style-name="T26">Game</text:span>(<text:span text:style-name="T25">unsigned</text:span> <text:span text:style-name="T25">int</text:span> <text:span text:style-name="T28">width</text:span>, <text:span text:style-name="T25">unsigned</text:span> <text:span text:style-name="T25">int</text:span> <text:span text:style-name="T28">height</text:span>, <text:span text:style-name="T15">const</text:span> <text:span text:style-name="T33">std</text:span>::<text:span text:style-name="T33">string</text:span> <text:span text:style-name="T34">&amp;</text:span><text:span text:style-name="T28">title</text:span>)</text:p>
      <text:p text:style-name="P9">: <text:span text:style-name="T28">window</text:span>(<text:span text:style-name="T33">sf</text:span>::<text:span text:style-name="T33">VideoMode</text:span>(<text:span text:style-name="T28">width</text:span>, <text:span text:style-name="T28">height</text:span>), <text:span text:style-name="T28">title</text:span>),</text:p>
      <text:p text:style-name="P9"><text:span text:style-name="T28">player</text:span>(<text:span text:style-name="T34">&amp;</text:span><text:span text:style-name="T28">playerTexture</text:span>, <text:span text:style-name="T28">window</text:span>.<text:span text:style-name="T26">getSize</text:span>()),</text:p>
      <text:p text:style-name="P9"><text:span text:style-name="T28">enemySpawnTimer</text:span>(<text:span text:style-name="T27">0</text:span>),</text:p>
      <text:p text:style-name="P9"><text:span text:style-name="T28">currentWave</text:span>(<text:span text:style-name="T27">0</text:span>),</text:p>
      <text:p text:style-name="P9"><text:span text:style-name="T28">enemiesSpawned</text:span>(<text:span text:style-name="T27">0</text:span>),</text:p>
      <text:p text:style-name="P9"><text:span text:style-name="T28">currentWaveDesc</text:span>(<text:span text:style-name="T35">nullptr</text:span>)</text:p>
      <text:p text:style-name="P9">{</text:p>
      <text:p text:style-name="P9"><text:span text:style-name="T28">window</text:span>.<text:span text:style-name="T26">setFramerateLimit</text:span>(<text:span text:style-name="T27">60</text:span>);</text:p>
      <text:p text:style-name="P9"><text:span text:style-name="T26">srand</text:span>(<text:span text:style-name="T26">time</text:span>(<text:span text:style-name="T35">nullptr</text:span>));</text:p>
      <text:p text:style-name="P9"><text:span text:style-name="T26">loadResources</text:span>();</text:p>
      <text:p text:style-name="P9"><text:span text:style-name="T26">initializeWaves</text:span>();</text:p>
      <text:p text:style-name="P9">}</text:p>
      <text:p text:style-name="P14"/>
      <text:p text:style-name="P9"><text:span text:style-name="T25">void</text:span> <text:span text:style-name="T33">Game</text:span>::<text:span text:style-name="T26">loadResources</text:span>()</text:p>
      <text:p text:style-name="P9"><text:soft-page-break/>{</text:p>
      <text:p text:style-name="P9"><text:span text:style-name="T28">font</text:span>.<text:span text:style-name="T26">loadFromFile</text:span>(<text:span text:style-name="T20">"assets/arial.ttf"</text:span>);</text:p>
      <text:p text:style-name="P9"><text:span text:style-name="T28">playerTexture</text:span>.<text:span text:style-name="T26">loadFromFile</text:span>(<text:span text:style-name="T20">"assets/image/reimu.png"</text:span>);</text:p>
      <text:p text:style-name="P9"><text:span text:style-name="T28">enemyTexture</text:span>.<text:span text:style-name="T26">loadFromFile</text:span>(<text:span text:style-name="T20">"assets/image/marisa.png"</text:span>);</text:p>
      <text:p text:style-name="P9"><text:span text:style-name="T28">bulletTexture</text:span>.<text:span text:style-name="T26">loadFromFile</text:span>(<text:span text:style-name="T20">"assets/image/enemies_bullet.png"</text:span>);</text:p>
      <text:p text:style-name="P9"><text:span text:style-name="T28">playerBulletTexture</text:span>.<text:span text:style-name="T26">loadFromFile</text:span>(<text:span text:style-name="T20">"assets/image/bullet.png"</text:span>);</text:p>
      <text:p text:style-name="P9"><text:span text:style-name="T28">hitboxTexture</text:span>.<text:span text:style-name="T26">loadFromFile</text:span>(<text:span text:style-name="T20">"assets/image/hit_box_player.png"</text:span>);</text:p>
      <text:p text:style-name="P9"><text:span text:style-name="T28">hitboxSprite</text:span>.<text:span text:style-name="T26">setTexture</text:span>(<text:span text:style-name="T28">hitboxTexture</text:span>);</text:p>
      <text:p text:style-name="P9">}</text:p>
      <text:p text:style-name="P14"/>
      <text:p text:style-name="P9"><text:span text:style-name="T25">void</text:span> <text:span text:style-name="T33">Game</text:span>::<text:span text:style-name="T26">initializeWaves</text:span>()</text:p>
      <text:p text:style-name="P9">{</text:p>
      <text:p text:style-name="P17">// Волна 1: Простые враги с прямым движением и одиночными выстрелами</text:p>
      <text:p text:style-name="P9"><text:span text:style-name="T28">waveQueue</text:span>.<text:span text:style-name="T26">push</text:span>(<text:span text:style-name="T26">createWaveDescription</text:span>(</text:p>
      <text:p text:style-name="P9"><text:span text:style-name="T27">20</text:span>,<text:span text:style-name="T36"> // количество врагов</text:span></text:p>
      <text:p text:style-name="P9">{<text:span text:style-name="T28">PATTERN_STRAIGHT</text:span>},</text:p>
      <text:p text:style-name="P9">{<text:span text:style-name="T28">BULLET_SINGLE</text:span>},</text:p>
      <text:p text:style-name="P9"><text:span text:style-name="T27">5.</text:span><text:span text:style-name="T37">f</text:span>,<text:span text:style-name="T36"> // интервал спавна</text:span></text:p>
      <text:p text:style-name="P9"><text:span text:style-name="T27">2.</text:span><text:span text:style-name="T37">f</text:span><text:span text:style-name="T36"> // скорость</text:span></text:p>
      <text:p text:style-name="P9">));</text:p>
      <text:p text:style-name="P14"/>
      <text:p text:style-name="P17">// Волна 2: Смешанные враги с синусоидальным движением и круговыми выстрелами</text:p>
      <text:p text:style-name="P9"><text:span text:style-name="T28">waveQueue</text:span>.<text:span text:style-name="T26">push</text:span>(<text:span text:style-name="T26">createWaveDescription</text:span>(</text:p>
      <text:p text:style-name="P9"><text:span text:style-name="T27">20</text:span>,</text:p>
      <text:p text:style-name="P9">{<text:span text:style-name="T28">PATTERN_SINE</text:span>, <text:span text:style-name="T28">PATTERN_ZIGZAG</text:span>},</text:p>
      <text:p text:style-name="P9">{<text:span text:style-name="T28">BULLET_CIRCLE</text:span>, <text:span text:style-name="T28">BULLET_FAN</text:span>},</text:p>
      <text:p text:style-name="P9"><text:span text:style-name="T27">5.</text:span><text:span text:style-name="T37">f</text:span>,</text:p>
      <text:p text:style-name="P9"><text:span text:style-name="T27">2.5</text:span><text:span text:style-name="T37">f</text:span>,</text:p>
      <text:p text:style-name="P9"><text:span text:style-name="T27">2</text:span><text:span text:style-name="T36"> // HP</text:span></text:p>
      <text:p text:style-name="P9">));</text:p>
      <text:p text:style-name="P14"/>
      <text:p text:style-name="P17">// Волна 3: Сложные враги с разными паттернами</text:p>
      <text:p text:style-name="P9"><text:span text:style-name="T28">waveQueue</text:span>.<text:span text:style-name="T26">push</text:span>(<text:span text:style-name="T26">createWaveDescription</text:span>(</text:p>
      <text:p text:style-name="P9"><text:span text:style-name="T27">20</text:span>,</text:p>
      <text:p text:style-name="P9">{<text:span text:style-name="T28">PATTERN_CIRCLE</text:span>, <text:span text:style-name="T28">PATTERN_EIGHT</text:span>, <text:span text:style-name="T28">PATTERN_SINE</text:span>},</text:p>
      <text:p text:style-name="P9">{<text:span text:style-name="T28">BULLET_SPIRAL</text:span>, <text:span text:style-name="T28">BULLET_WAVE</text:span>, <text:span text:style-name="T28">BULLET_AIMED</text:span>},</text:p>
      <text:p text:style-name="P9"><text:span text:style-name="T27">5.</text:span><text:span text:style-name="T37">f</text:span>,</text:p>
      <text:p text:style-name="P9"><text:span text:style-name="T27">3.</text:span><text:span text:style-name="T37">f</text:span>,</text:p>
      <text:p text:style-name="P20">3</text:p>
      <text:p text:style-name="P9">));</text:p>
      <text:p text:style-name="P9">}</text:p>
      <text:p text:style-name="P14"/>
      <text:p text:style-name="P9"><text:span text:style-name="T33">WaveDescription</text:span> <text:span text:style-name="T33">Game</text:span>::<text:span text:style-name="T26">createWaveDescription</text:span>(</text:p>
      <text:p text:style-name="P9"><text:span text:style-name="T25">int</text:span> <text:span text:style-name="T28">enemyCount</text:span>,</text:p>
      <text:p text:style-name="P9"><text:span text:style-name="T15">const</text:span> <text:span text:style-name="T33">std</text:span>::<text:span text:style-name="T33">vector</text:span>&lt;<text:span text:style-name="T33">EnemyMovementPattern</text:span>&gt;<text:span text:style-name="T15">&amp;</text:span> <text:span text:style-name="T28">movePatterns</text:span>,</text:p>
      <text:p text:style-name="P9"><text:span text:style-name="T15">const</text:span> <text:span text:style-name="T33">std</text:span>::<text:span text:style-name="T33">vector</text:span>&lt;<text:span text:style-name="T33">BulletPattern</text:span>&gt;<text:span text:style-name="T15">&amp;</text:span> <text:span text:style-name="T28">shootPatterns</text:span>,</text:p>
      <text:p text:style-name="P9"><text:span text:style-name="T25">float</text:span> <text:span text:style-name="T28">spawnInterval</text:span>,</text:p>
      <text:p text:style-name="P9"><text:span text:style-name="T25">float</text:span> <text:span text:style-name="T28">enemySpeed</text:span>,</text:p>
      <text:p text:style-name="P9"><text:span text:style-name="T25">int</text:span> <text:span text:style-name="T28">enemyHP</text:span>)</text:p>
      <text:p text:style-name="P9">{</text:p>
      <text:p text:style-name="P9"><text:soft-page-break/><text:span text:style-name="T33">WaveDescription</text:span> <text:span text:style-name="T28">wave</text:span>;</text:p>
      <text:p text:style-name="P9"><text:span text:style-name="T28">wave</text:span>.<text:span text:style-name="T28">enemyCount</text:span> <text:span text:style-name="T34">=</text:span> <text:span text:style-name="T28">enemyCount</text:span>;</text:p>
      <text:p text:style-name="P9"><text:span text:style-name="T28">wave</text:span>.<text:span text:style-name="T28">movePatterns</text:span> <text:span text:style-name="T26">=</text:span> <text:span text:style-name="T28">movePatterns</text:span>;</text:p>
      <text:p text:style-name="P9"><text:span text:style-name="T28">wave</text:span>.<text:span text:style-name="T28">shootPatterns</text:span> <text:span text:style-name="T26">=</text:span> <text:span text:style-name="T28">shootPatterns</text:span>;</text:p>
      <text:p text:style-name="P9"><text:span text:style-name="T28">wave</text:span>.<text:span text:style-name="T28">spawnInterval</text:span> <text:span text:style-name="T34">=</text:span> <text:span text:style-name="T28">spawnInterval</text:span>;</text:p>
      <text:p text:style-name="P9"><text:span text:style-name="T28">wave</text:span>.<text:span text:style-name="T28">enemySpeed</text:span> <text:span text:style-name="T34">=</text:span> <text:span text:style-name="T28">enemySpeed</text:span>;</text:p>
      <text:p text:style-name="P9"><text:span text:style-name="T28">wave</text:span>.<text:span text:style-name="T28">enemyHP</text:span> <text:span text:style-name="T34">=</text:span> <text:span text:style-name="T28">enemyHP</text:span>;</text:p>
      <text:p text:style-name="P9"><text:span text:style-name="T10">return</text:span> <text:span text:style-name="T28">wave</text:span>;</text:p>
      <text:p text:style-name="P9">}</text:p>
      <text:p text:style-name="P14"/>
      <text:p text:style-name="P9"><text:span text:style-name="T25">void</text:span> <text:span text:style-name="T33">Game</text:span>::<text:span text:style-name="T26">updateWaveSystem</text:span>()</text:p>
      <text:p text:style-name="P9">{</text:p>
      <text:p text:style-name="P17">// Если текущая волна закончилась и очередь не пуста</text:p>
      <text:p text:style-name="P9"><text:span text:style-name="T10">if</text:span> (<text:span text:style-name="T28">enemies</text:span>.<text:span text:style-name="T26">empty</text:span>() <text:span text:style-name="T34">&amp;&amp;</text:span> <text:span text:style-name="T28">enemiesSpawned</text:span> <text:span text:style-name="T34">&gt;=</text:span> (<text:span text:style-name="T28">currentWaveDesc</text:span> <text:span text:style-name="T34">?</text:span> <text:span text:style-name="T28">currentWaveDesc</text:span>-&gt;<text:span text:style-name="T28">enemyCount</text:span> <text:span text:style-name="T34">:</text:span> <text:span text:style-name="T27">0</text:span>))</text:p>
      <text:p text:style-name="P9">{</text:p>
      <text:p text:style-name="P9"><text:span text:style-name="T10">if</text:span> (<text:span text:style-name="T34">!</text:span><text:span text:style-name="T28">waveQueue</text:span>.<text:span text:style-name="T26">empty</text:span>())</text:p>
      <text:p text:style-name="P9">{</text:p>
      <text:p text:style-name="P9"><text:span text:style-name="T15">delete</text:span> <text:span text:style-name="T28">currentWaveDesc</text:span>;</text:p>
      <text:p text:style-name="P9"><text:span text:style-name="T28">currentWaveDesc</text:span> <text:span text:style-name="T34">=</text:span> <text:span text:style-name="T15">new</text:span> <text:span text:style-name="T33">WaveDescription</text:span>(<text:span text:style-name="T28">waveQueue</text:span>.<text:span text:style-name="T26">front</text:span>());</text:p>
      <text:p text:style-name="P9"><text:span text:style-name="T28">waveQueue</text:span>.<text:span text:style-name="T26">pop</text:span>();</text:p>
      <text:p text:style-name="P9"><text:span text:style-name="T28">currentWave</text:span><text:span text:style-name="T34">++</text:span>;</text:p>
      <text:p text:style-name="P9"><text:span text:style-name="T28">enemiesSpawned</text:span> <text:span text:style-name="T34">=</text:span> <text:span text:style-name="T27">0</text:span>;</text:p>
      <text:p text:style-name="P9"><text:span text:style-name="T28">enemySpawnTimer</text:span> <text:span text:style-name="T34">=</text:span> <text:span text:style-name="T27">0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spawnEnemies</text:span>()</text:p>
      <text:p text:style-name="P9">{</text:p>
      <text:p text:style-name="P17">// Увеличиваем таймер спавна</text:p>
      <text:p text:style-name="P9"><text:span text:style-name="T28">enemySpawnTimer</text:span><text:span text:style-name="T34">++</text:span>;</text:p>
      <text:p text:style-name="P14"/>
      <text:p text:style-name="P17">// Спавним нового врага каждые 60 кадров (примерно 1 секунда)</text:p>
      <text:p text:style-name="P9"><text:span text:style-name="T10">if</text:span> (<text:span text:style-name="T28">enemySpawnTimer</text:span> <text:span text:style-name="T34">&gt;=</text:span> <text:span text:style-name="T27">10</text:span>)</text:p>
      <text:p text:style-name="P9">{</text:p>
      <text:p text:style-name="P17">// Рандомизируем паттерны движения и стрельбы</text:p>
      <text:p text:style-name="P9"><text:span text:style-name="T33">EnemyMovementPattern</text:span> <text:span text:style-name="T28">movePattern</text:span> <text:span text:style-name="T34">=</text:span> <text:span text:style-name="T15">static_cast</text:span><text:span text:style-name="T34">&lt;</text:span><text:span text:style-name="T33">EnemyMovementPattern</text:span><text:span text:style-name="T34">&gt;</text:span>(<text:span text:style-name="T26">rand</text:span>() <text:span text:style-name="T34">%</text:span> <text:span text:style-name="T28">NUM_MOVEMENT_PATTERNS</text:span>);</text:p>
      <text:p text:style-name="P9"><text:span text:style-name="T33">BulletPattern</text:span> <text:span text:style-name="T28">shootPattern</text:span> <text:span text:style-name="T34">=</text:span> <text:span text:style-name="T15">static_cast</text:span><text:span text:style-name="T34">&lt;</text:span><text:span text:style-name="T33">BulletPattern</text:span><text:span text:style-name="T34">&gt;</text:span>(<text:span text:style-name="T26">rand</text:span>() <text:span text:style-name="T34">%</text:span> <text:span text:style-name="T28">NUM_BULLET_PATTERNS</text:span>);</text:p>
      <text:p text:style-name="P14"/>
      <text:p text:style-name="P17">// Создаем нового врага</text:p>
      <text:p text:style-name="P9"><text:span text:style-name="T28">enemies</text:span>.<text:span text:style-name="T26">emplace_back</text:span>(<text:span text:style-name="T34">&amp;</text:span><text:span text:style-name="T28">enemyTexture</text:span>, <text:span text:style-name="T33">Vector2f</text:span>(<text:span text:style-name="T26">rand</text:span>() <text:span text:style-name="T34">%</text:span> <text:span text:style-name="T28">window</text:span>.<text:span text:style-name="T26">getSize</text:span>().<text:span text:style-name="T28">x</text:span>, <text:span text:style-name="T27">0</text:span>), <text:span text:style-name="T28">movePattern</text:span>, <text:span text:style-name="T28">shootPattern</text:span>);</text:p>
      <text:p text:style-name="P14"/>
      <text:p text:style-name="P17">// Сбрасываем таймер спавна</text:p>
      <text:p text:style-name="P9"><text:span text:style-name="T28">enemySpawnTimer</text:span> <text:span text:style-name="T34">=</text:span> <text:span text:style-name="T27">0</text:span>;</text:p>
      <text:p text:style-name="P9">}</text:p>
      <text:p text:style-name="P14"/>
      <text:p text:style-name="P17">// Обновляем всех врагов</text:p>
      <text:p text:style-name="P9"><text:soft-page-break/><text:span text:style-name="T10">for</text:span> (<text:span text:style-name="T25">auto</text:span><text:span text:style-name="T34">&amp;</text:span> <text:span text:style-name="T28">enemy</text:span> : <text:span text:style-name="T28">enemies</text:span>)</text:p>
      <text:p text:style-name="P9">{</text:p>
      <text:p text:style-name="P9"><text:span text:style-name="T28">enemy</text:span>.<text:span text:style-name="T26">update</text:span>(<text:span text:style-name="T28">player</text:span>.<text:span text:style-name="T26">get_center</text:span>(), <text:span text:style-name="T34">&amp;</text:span><text:span text:style-name="T28">bulletTexture</text:span>);<text:span text:style-name="T36"> // Передаем текстуру пули</text:span></text:p>
      <text:p text:style-name="P15"/>
      <text:p text:style-name="P17">// Таймер выстрелов врага</text:p>
      <text:p text:style-name="P9"><text:span text:style-name="T10">if</text:span> (<text:span text:style-name="T28">enemy</text:span>.<text:span text:style-name="T28">shootTimer</text:span> <text:span text:style-name="T34">&lt;</text:span> <text:span text:style-name="T27">20</text:span>)<text:span text:style-name="T36"> // Примерно каждые 2 секунды</text:span></text:p>
      <text:p text:style-name="P9"><text:span text:style-name="T28">enemy</text:span>.<text:span text:style-name="T28">shootTimer</text:span><text:span text:style-name="T34">++</text:span>;</text:p>
      <text:p text:style-name="P14"/>
      <text:p text:style-name="P17">// Если таймер достиг лимита, враг стреляет</text:p>
      <text:p text:style-name="P9"><text:span text:style-name="T10">if</text:span> (<text:span text:style-name="T28">enemy</text:span>.<text:span text:style-name="T28">shootTimer</text:span> <text:span text:style-name="T34">&gt;=</text:span> <text:span text:style-name="T27">20</text:span>)</text:p>
      <text:p text:style-name="P9">{</text:p>
      <text:p text:style-name="P9"><text:span text:style-name="T28">enemy</text:span>.<text:span text:style-name="T26">shoot</text:span>(<text:span text:style-name="T34">&amp;</text:span><text:span text:style-name="T28">bulletTexture</text:span>, <text:span text:style-name="T28">player</text:span>.<text:span text:style-name="T26">get_center</text:span>());</text:p>
      <text:p text:style-name="P9"><text:span text:style-name="T28">enemy</text:span>.<text:span text:style-name="T28">shootTimer</text:span> <text:span text:style-name="T34">=</text:span> <text:span text:style-name="T27">0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updateEnemies</text:span>()</text:p>
      <text:p text:style-name="P9">{</text:p>
      <text:p text:style-name="P9"><text:span text:style-name="T33">Vector2f</text:span> <text:span text:style-name="T28">playerPos</text:span> <text:span text:style-name="T34">=</text:span> <text:span text:style-name="T28">player</text:span>.<text:span text:style-name="T26">get_center</text:span>();</text:p>
      <text:p text:style-name="P9"><text:span text:style-name="T10">for</text:span> (<text:span text:style-name="T25">auto</text:span> <text:span text:style-name="T28">it</text:span> <text:span text:style-name="T34">=</text:span> <text:span text:style-name="T28">enemies</text:span>.<text:span text:style-name="T26">begin</text:span>(); <text:span text:style-name="T28">it</text:span> <text:span text:style-name="T26">!=</text:span> <text:span text:style-name="T28">enemies</text:span>.<text:span text:style-name="T26">end</text:span>();) {</text:p>
      <text:p text:style-name="P9"><text:span text:style-name="T28">it</text:span><text:span text:style-name="T26">-&gt;update</text:span>(<text:span text:style-name="T28">playerPos</text:span>, <text:span text:style-name="T34">&amp;</text:span><text:span text:style-name="T28">bulletTexture</text:span>);<text:span text:style-name="T36"> // Передаем текстуру пули</text:span></text:p>
      <text:p text:style-name="P14"/>
      <text:p text:style-name="P17">// Добавляем пули врагов в общий вектор</text:p>
      <text:p text:style-name="P9"><text:span text:style-name="T28">enemyBullets</text:span>.<text:span text:style-name="T26">insert</text:span>(<text:span text:style-name="T28">enemyBullets</text:span>.<text:span text:style-name="T26">end</text:span>(), </text:p>
      <text:p text:style-name="P9"><text:span text:style-name="T28">it</text:span><text:span text:style-name="T26">-&gt;</text:span><text:span text:style-name="T28">bullets</text:span>.<text:span text:style-name="T26">begin</text:span>(), </text:p>
      <text:p text:style-name="P9"><text:span text:style-name="T28">it</text:span><text:span text:style-name="T26">-&gt;</text:span><text:span text:style-name="T28">bullets</text:span>.<text:span text:style-name="T26">end</text:span>());</text:p>
      <text:p text:style-name="P9"><text:span text:style-name="T28">it</text:span><text:span text:style-name="T26">-&gt;</text:span><text:span text:style-name="T28">bullets</text:span>.<text:span text:style-name="T26">clear</text:span>();</text:p>
      <text:p text:style-name="P14"/>
      <text:p text:style-name="P17">// Удаляем врагов, вышедших за пределы экрана</text:p>
      <text:p text:style-name="P9"><text:span text:style-name="T10">if</text:span> (<text:span text:style-name="T28">it</text:span><text:span text:style-name="T26">-&gt;get_top</text:span>() <text:span text:style-name="T34">&gt;</text:span> <text:span text:style-name="T28">window</text:span>.<text:span text:style-name="T26">getSize</text:span>().<text:span text:style-name="T28">y</text:span>) {</text:p>
      <text:p text:style-name="P9"><text:span text:style-name="T28">it</text:span> <text:span text:style-name="T26">=</text:span> <text:span text:style-name="T28">enemies</text:span>.<text:span text:style-name="T26">erase</text:span>(<text:span text:style-name="T28">it</text:span>);</text:p>
      <text:p text:style-name="P9">} <text:span text:style-name="T10">else</text:span> {</text:p>
      <text:p text:style-name="P9"><text:span text:style-name="T26">++</text:span><text:span text:style-name="T28">it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updateBullets</text:span>()</text:p>
      <text:p text:style-name="P9">{</text:p>
      <text:p text:style-name="P17">// Обновление пуль игрока</text:p>
      <text:p text:style-name="P9"><text:span text:style-name="T10">for</text:span> (<text:span text:style-name="T33">size_t</text:span> <text:span text:style-name="T28">i</text:span> <text:span text:style-name="T34">=</text:span> <text:span text:style-name="T27">0</text:span>; <text:span text:style-name="T28">i</text:span> <text:span text:style-name="T34">&lt;</text:span> <text:span text:style-name="T28">player</text:span>.<text:span text:style-name="T28">bullets</text:span>.<text:span text:style-name="T26">size</text:span>();)</text:p>
      <text:p text:style-name="P9">{</text:p>
      <text:p text:style-name="P9"><text:span text:style-name="T28">player</text:span>.<text:span text:style-name="T28">bullets</text:span><text:span text:style-name="T26">[</text:span><text:span text:style-name="T28">i</text:span><text:span text:style-name="T26">]</text:span>.<text:span text:style-name="T26">update</text:span>();</text:p>
      <text:p text:style-name="P9"><text:span text:style-name="T10">if</text:span> (<text:span text:style-name="T28">player</text:span>.<text:span text:style-name="T28">bullets</text:span><text:span text:style-name="T26">[</text:span><text:span text:style-name="T28">i</text:span><text:span text:style-name="T26">]</text:span>.<text:span text:style-name="T28">shape</text:span>.<text:span text:style-name="T26">getPosition</text:span>().<text:span text:style-name="T28">y</text:span> <text:span text:style-name="T34">&lt;</text:span> <text:span text:style-name="T27">0</text:span>)</text:p>
      <text:p text:style-name="P9">{</text:p>
      <text:p text:style-name="P9"><text:span text:style-name="T28">player</text:span>.<text:span text:style-name="T28">bullets</text:span>.<text:span text:style-name="T26">erase</text:span>(<text:span text:style-name="T28">player</text:span>.<text:span text:style-name="T28">bullets</text:span>.<text:span text:style-name="T26">begin</text:span>() <text:span text:style-name="T26">+</text:span> <text:span text:style-name="T28">i</text:span>);</text:p>
      <text:p text:style-name="P9">}</text:p>
      <text:p text:style-name="P19">else</text:p>
      <text:p text:style-name="P9"><text:soft-page-break/>{</text:p>
      <text:p text:style-name="P9"><text:span text:style-name="T34">++</text:span><text:span text:style-name="T28">i</text:span>;</text:p>
      <text:p text:style-name="P9">}</text:p>
      <text:p text:style-name="P9">}</text:p>
      <text:p text:style-name="P14"/>
      <text:p text:style-name="P17">// Обновление пуль врагов</text:p>
      <text:p text:style-name="P9"><text:span text:style-name="T10">for</text:span> (<text:span text:style-name="T33">size_t</text:span> <text:span text:style-name="T28">i</text:span> <text:span text:style-name="T34">=</text:span> <text:span text:style-name="T27">0</text:span>; <text:span text:style-name="T28">i</text:span> <text:span text:style-name="T34">&lt;</text:span> <text:span text:style-name="T28">enemyBullets</text:span>.<text:span text:style-name="T26">size</text:span>();)</text:p>
      <text:p text:style-name="P9">{</text:p>
      <text:p text:style-name="P9"><text:span text:style-name="T28">enemyBullets</text:span><text:span text:style-name="T26">[</text:span><text:span text:style-name="T28">i</text:span><text:span text:style-name="T26">]</text:span>.<text:span text:style-name="T26">update</text:span>();</text:p>
      <text:p text:style-name="P9"><text:span text:style-name="T33">Vector2f</text:span> <text:span text:style-name="T28">pos</text:span> <text:span text:style-name="T34">=</text:span> <text:span text:style-name="T28">enemyBullets</text:span><text:span text:style-name="T26">[</text:span><text:span text:style-name="T28">i</text:span><text:span text:style-name="T26">]</text:span>.<text:span text:style-name="T28">shape</text:span>.<text:span text:style-name="T26">getPosition</text:span>();</text:p>
      <text:p text:style-name="P9"><text:span text:style-name="T10">if</text:span> (<text:span text:style-name="T28">pos</text:span>.<text:span text:style-name="T28">y</text:span> <text:span text:style-name="T34">&gt;</text:span> <text:span text:style-name="T28">window</text:span>.<text:span text:style-name="T26">getSize</text:span>().<text:span text:style-name="T28">y</text:span> <text:span text:style-name="T34">||</text:span> <text:span text:style-name="T28">pos</text:span>.<text:span text:style-name="T28">y</text:span> <text:span text:style-name="T34">&lt;</text:span> <text:span text:style-name="T27">0</text:span> <text:span text:style-name="T34">||</text:span></text:p>
      <text:p text:style-name="P9"><text:span text:style-name="T28">pos</text:span>.<text:span text:style-name="T28">x</text:span> <text:span text:style-name="T34">&lt;</text:span> <text:span text:style-name="T27">0</text:span> <text:span text:style-name="T34">||</text:span> <text:span text:style-name="T28">pos</text:span>.<text:span text:style-name="T28">x</text:span> <text:span text:style-name="T34">&gt;</text:span> <text:span text:style-name="T28">window</text:span>.<text:span text:style-name="T26">getSize</text:span>().<text:span text:style-name="T28">x</text:span>)</text:p>
      <text:p text:style-name="P9">{</text:p>
      <text:p text:style-name="P9"><text:span text:style-name="T28">enemyBullets</text:span>.<text:span text:style-name="T26">erase</text:span>(<text:span text:style-name="T28">enemyBullets</text:span>.<text:span text:style-name="T26">begin</text:span>() <text:span text:style-name="T26">+</text:span> <text:span text:style-name="T28">i</text:span>);</text:p>
      <text:p text:style-name="P9">}</text:p>
      <text:p text:style-name="P19">else</text:p>
      <text:p text:style-name="P9">{</text:p>
      <text:p text:style-name="P9"><text:span text:style-name="T34">++</text:span><text:span text:style-name="T28">i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processEvents</text:span>()</text:p>
      <text:p text:style-name="P9">{</text:p>
      <text:p text:style-name="P9"><text:span text:style-name="T33">sf</text:span>::<text:span text:style-name="T33">Event</text:span> <text:span text:style-name="T28">event</text:span>;</text:p>
      <text:p text:style-name="P9"><text:span text:style-name="T10">while</text:span> (<text:span text:style-name="T28">window</text:span>.<text:span text:style-name="T26">pollEvent</text:span>(<text:span text:style-name="T28">event</text:span>))</text:p>
      <text:p text:style-name="P9">{</text:p>
      <text:p text:style-name="P9"><text:span text:style-name="T10">if</text:span> (<text:span text:style-name="T28">event</text:span>.<text:span text:style-name="T28">type</text:span> <text:span text:style-name="T34">==</text:span> <text:span text:style-name="T33">sf</text:span>::<text:span text:style-name="T33">Event</text:span>::<text:span text:style-name="T28">Closed</text:span>)</text:p>
      <text:p text:style-name="P9"><text:span text:style-name="T28">window</text:span>.<text:span text:style-name="T26">close</text:span>();</text:p>
      <text:p text:style-name="P14"/>
      <text:p text:style-name="P17">// Обработка нажатий клавиш для анимации</text:p>
      <text:p text:style-name="P9"><text:span text:style-name="T10">if</text:span> (<text:span text:style-name="T28">event</text:span>.<text:span text:style-name="T28">type</text:span> <text:span text:style-name="T34">==</text:span> <text:span text:style-name="T33">sf</text:span>::<text:span text:style-name="T33">Event</text:span>::<text:span text:style-name="T28">KeyPressed</text:span>)</text:p>
      <text:p text:style-name="P9">{</text:p>
      <text:p text:style-name="P9"><text:span text:style-name="T10">switch</text:span> (<text:span text:style-name="T28">event</text:span>.<text:span text:style-name="T28">key</text:span>.<text:span text:style-name="T28">code</text:span>)</text:p>
      <text:p text:style-name="P9">{</text:p>
      <text:p text:style-name="P9"><text:span text:style-name="T10">case</text:span> <text:span text:style-name="T33">sf</text:span>::<text:span text:style-name="T33">Keyboard</text:span>::<text:span text:style-name="T28">Numpad4</text:span>:</text:p>
      <text:p text:style-name="P9"><text:span text:style-name="T28">player</text:span>.<text:span text:style-name="T26">set_move_state</text:span>(<text:span text:style-name="T27">3</text:span>, <text:span text:style-name="T35">true</text:span>);</text:p>
      <text:p text:style-name="P9"><text:span text:style-name="T10">break</text:span>;</text:p>
      <text:p text:style-name="P9"><text:span text:style-name="T10">case</text:span> <text:span text:style-name="T33">sf</text:span>::<text:span text:style-name="T33">Keyboard</text:span>::<text:span text:style-name="T28">Numpad6</text:span>:</text:p>
      <text:p text:style-name="P9"><text:span text:style-name="T28">player</text:span>.<text:span text:style-name="T26">set_move_state</text:span>(<text:span text:style-name="T27">1</text:span>, <text:span text:style-name="T35">true</text:span>);</text:p>
      <text:p text:style-name="P9"><text:span text:style-name="T10">break</text:span>;</text:p>
      <text:p text:style-name="P9"><text:span text:style-name="T10">case</text:span> <text:span text:style-name="T33">sf</text:span>::<text:span text:style-name="T33">Keyboard</text:span>::<text:span text:style-name="T28">Numpad8</text:span>:</text:p>
      <text:p text:style-name="P9"><text:span text:style-name="T28">player</text:span>.<text:span text:style-name="T26">set_move_state</text:span>(<text:span text:style-name="T27">0</text:span>, <text:span text:style-name="T35">true</text:span>);</text:p>
      <text:p text:style-name="P9"><text:span text:style-name="T10">break</text:span>;</text:p>
      <text:p text:style-name="P9"><text:span text:style-name="T10">case</text:span> <text:span text:style-name="T33">sf</text:span>::<text:span text:style-name="T33">Keyboard</text:span>::<text:span text:style-name="T28">Numpad5</text:span>:</text:p>
      <text:p text:style-name="P9"><text:span text:style-name="T28">player</text:span>.<text:span text:style-name="T26">set_move_state</text:span>(<text:span text:style-name="T27">2</text:span>, <text:span text:style-name="T35">true</text:span>);</text:p>
      <text:p text:style-name="P9"><text:span text:style-name="T10">break</text:span>;</text:p>
      <text:p text:style-name="P9">}</text:p>
      <text:p text:style-name="P9">}</text:p>
      <text:p text:style-name="P14"/>
      <text:p text:style-name="P17"><text:soft-page-break/>// Обработка отпускания клавиш для анимации</text:p>
      <text:p text:style-name="P9"><text:span text:style-name="T10">if</text:span> (<text:span text:style-name="T28">event</text:span>.<text:span text:style-name="T28">type</text:span> <text:span text:style-name="T34">==</text:span> <text:span text:style-name="T33">sf</text:span>::<text:span text:style-name="T33">Event</text:span>::<text:span text:style-name="T28">KeyReleased</text:span>)</text:p>
      <text:p text:style-name="P9">{</text:p>
      <text:p text:style-name="P9"><text:span text:style-name="T10">switch</text:span> (<text:span text:style-name="T28">event</text:span>.<text:span text:style-name="T28">key</text:span>.<text:span text:style-name="T28">code</text:span>)</text:p>
      <text:p text:style-name="P9">{</text:p>
      <text:p text:style-name="P9"><text:span text:style-name="T10">case</text:span> <text:span text:style-name="T33">sf</text:span>::<text:span text:style-name="T33">Keyboard</text:span>::<text:span text:style-name="T28">Numpad4</text:span>:</text:p>
      <text:p text:style-name="P9"><text:span text:style-name="T28">player</text:span>.<text:span text:style-name="T26">set_move_state</text:span>(<text:span text:style-name="T27">3</text:span>, <text:span text:style-name="T35">false</text:span>);</text:p>
      <text:p text:style-name="P9"><text:span text:style-name="T10">break</text:span>;</text:p>
      <text:p text:style-name="P9"><text:span text:style-name="T10">case</text:span> <text:span text:style-name="T33">sf</text:span>::<text:span text:style-name="T33">Keyboard</text:span>::<text:span text:style-name="T28">Numpad6</text:span>:</text:p>
      <text:p text:style-name="P9"><text:span text:style-name="T28">player</text:span>.<text:span text:style-name="T26">set_move_state</text:span>(<text:span text:style-name="T27">1</text:span>, <text:span text:style-name="T35">false</text:span>);</text:p>
      <text:p text:style-name="P9"><text:span text:style-name="T10">break</text:span>;</text:p>
      <text:p text:style-name="P9"><text:span text:style-name="T10">case</text:span> <text:span text:style-name="T33">sf</text:span>::<text:span text:style-name="T33">Keyboard</text:span>::<text:span text:style-name="T28">Numpad8</text:span>:</text:p>
      <text:p text:style-name="P9"><text:span text:style-name="T28">player</text:span>.<text:span text:style-name="T26">set_move_state</text:span>(<text:span text:style-name="T27">0</text:span>, <text:span text:style-name="T35">false</text:span>);</text:p>
      <text:p text:style-name="P9"><text:span text:style-name="T10">break</text:span>;</text:p>
      <text:p text:style-name="P9"><text:span text:style-name="T10">case</text:span> <text:span text:style-name="T33">sf</text:span>::<text:span text:style-name="T33">Keyboard</text:span>::<text:span text:style-name="T28">Numpad5</text:span>:</text:p>
      <text:p text:style-name="P9"><text:span text:style-name="T28">player</text:span>.<text:span text:style-name="T26">set_move_state</text:span>(<text:span text:style-name="T27">2</text:span>, <text:span text:style-name="T35">false</text:span>);</text:p>
      <text:p text:style-name="P9"><text:span text:style-name="T10">break</text:span>;</text:p>
      <text:p text:style-name="P9">}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updatePlayer</text:span>()</text:p>
      <text:p text:style-name="P9">{</text:p>
      <text:p text:style-name="P9"><text:span text:style-name="T28">player</text:span>.<text:span text:style-name="T26">update</text:span>();</text:p>
      <text:p text:style-name="P9"><text:span text:style-name="T28">player</text:span>.<text:span text:style-name="T26">move</text:span>();</text:p>
      <text:p text:style-name="P14"/>
      <text:p text:style-name="P17">// Таймер стрельбы</text:p>
      <text:p text:style-name="P9"><text:span text:style-name="T10">if</text:span> (<text:span text:style-name="T28">player</text:span>.<text:span text:style-name="T28">shootTimer</text:span> <text:span text:style-name="T34">&lt;</text:span> <text:span text:style-name="T27">10</text:span>)</text:p>
      <text:p text:style-name="P9"><text:span text:style-name="T28">player</text:span>.<text:span text:style-name="T28">shootTimer</text:span><text:span text:style-name="T34">++</text:span>;</text:p>
      <text:p text:style-name="P14"/>
      <text:p text:style-name="P17">// Стрельба игрока</text:p>
      <text:p text:style-name="P9"><text:span text:style-name="T10">if</text:span> (<text:span text:style-name="T33">sf</text:span>::<text:span text:style-name="T33">Keyboard</text:span>::<text:span text:style-name="T26">isKeyPressed</text:span>(<text:span text:style-name="T33">sf</text:span>::<text:span text:style-name="T33">Keyboard</text:span>::<text:span text:style-name="T28">Z</text:span>) <text:span text:style-name="T34">&amp;&amp;</text:span> <text:span text:style-name="T28">player</text:span>.<text:span text:style-name="T28">shootTimer</text:span> <text:span text:style-name="T34">&gt;=</text:span> <text:span text:style-name="T27">10</text:span>)</text:p>
      <text:p text:style-name="P9">{</text:p>
      <text:p text:style-name="P9"><text:span text:style-name="T33">sf</text:span>::<text:span text:style-name="T33">Vector2f</text:span> <text:span text:style-name="T28">playerPos</text:span> <text:span text:style-name="T34">=</text:span> <text:span text:style-name="T28">player</text:span>.<text:span text:style-name="T26">get_center</text:span>();</text:p>
      <text:p text:style-name="P9"><text:span text:style-name="T28">player</text:span>.<text:span text:style-name="T28">bullets</text:span>.<text:span text:style-name="T26">push_back</text:span>(<text:span text:style-name="T33">Bullet</text:span>(<text:span text:style-name="T34">&amp;</text:span><text:span text:style-name="T28">playerBulletTexture</text:span>, <text:span text:style-name="T28">playerPos</text:span>, <text:span text:style-name="T28">BULLET_SINGLE_TYPE</text:span>, <text:span text:style-name="T35">true</text:span>));<text:span text:style-name="T36"> // Добавляем true для пуль игрока</text:span></text:p>
      <text:p text:style-name="P9"><text:span text:style-name="T28">player</text:span>.<text:span text:style-name="T28">shootTimer</text:span> <text:span text:style-name="T34">=</text:span> <text:span text:style-name="T27">0</text:span>;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checkCollisions</text:span>()</text:p>
      <text:p text:style-name="P9">{</text:p>
      <text:p text:style-name="P17">// Точное определение хитбокса игрока</text:p>
      <text:p text:style-name="P9"><text:span text:style-name="T33">sf</text:span>::<text:span text:style-name="T33">FloatRect</text:span> <text:span text:style-name="T28">hitboxBounds</text:span>(</text:p>
      <text:p text:style-name="P9"><text:span text:style-name="T28">player</text:span>.<text:span text:style-name="T26">get_left</text:span>() <text:span text:style-name="T34">+</text:span> (<text:span text:style-name="T28">player</text:span>.<text:span text:style-name="T26">get_width</text:span>() <text:span text:style-name="T34">-</text:span> <text:span text:style-name="T27">3</text:span>) <text:span text:style-name="T34">/</text:span> <text:span text:style-name="T27">2</text:span>,</text:p>
      <text:p text:style-name="P9"><text:span text:style-name="T28">player</text:span>.<text:span text:style-name="T26">get_top</text:span>() <text:span text:style-name="T34">+</text:span> (<text:span text:style-name="T28">player</text:span>.<text:span text:style-name="T26">get_height</text:span>() <text:span text:style-name="T34">-</text:span> <text:span text:style-name="T27">3</text:span>) <text:span text:style-name="T34">/</text:span> <text:span text:style-name="T27">2</text:span>,</text:p>
      <text:p text:style-name="P9"><text:span text:style-name="T27">3</text:span>, <text:span text:style-name="T27">3</text:span></text:p>
      <text:p text:style-name="P9">);</text:p>
      <text:p text:style-name="P14"/>
      <text:p text:style-name="P17"><text:soft-page-break/>// Проверка коллизии пуль игрока с противниками</text:p>
      <text:p text:style-name="P9"><text:span text:style-name="T10">for</text:span> (<text:span text:style-name="T33">size_t</text:span> <text:span text:style-name="T28">i</text:span> <text:span text:style-name="T34">=</text:span> <text:span text:style-name="T27">0</text:span>; <text:span text:style-name="T28">i</text:span> <text:span text:style-name="T34">&lt;</text:span> <text:span text:style-name="T28">player</text:span>.<text:span text:style-name="T28">bullets</text:span>.<text:span text:style-name="T26">size</text:span>();)</text:p>
      <text:p text:style-name="P9">{</text:p>
      <text:p text:style-name="P9"><text:span text:style-name="T25">bool</text:span> <text:span text:style-name="T28">bulletDestroyed</text:span> <text:span text:style-name="T34">=</text:span> <text:span text:style-name="T35">false</text:span>;</text:p>
      <text:p text:style-name="P9"><text:span text:style-name="T10">for</text:span> (<text:span text:style-name="T33">size_t</text:span> <text:span text:style-name="T28">k</text:span> <text:span text:style-name="T34">=</text:span> <text:span text:style-name="T27">0</text:span>; <text:span text:style-name="T28">k</text:span> <text:span text:style-name="T34">&lt;</text:span> <text:span text:style-name="T28">enemies</text:span>.<text:span text:style-name="T26">size</text:span>();)</text:p>
      <text:p text:style-name="P9">{</text:p>
      <text:p text:style-name="P9"><text:span text:style-name="T33">sf</text:span>::<text:span text:style-name="T33">FloatRect</text:span> <text:span text:style-name="T28">bulletBounds</text:span> <text:span text:style-name="T34">=</text:span> <text:span text:style-name="T28">player</text:span>.<text:span text:style-name="T28">bullets</text:span><text:span text:style-name="T26">[</text:span><text:span text:style-name="T28">i</text:span><text:span text:style-name="T26">]</text:span>.<text:span text:style-name="T28">shape</text:span>.<text:span text:style-name="T26">getGlobalBounds</text:span>();</text:p>
      <text:p text:style-name="P9"><text:span text:style-name="T33">sf</text:span>::<text:span text:style-name="T33">FloatRect</text:span> <text:span text:style-name="T28">enemyBounds</text:span>(<text:span text:style-name="T28">enemies</text:span><text:span text:style-name="T26">[</text:span><text:span text:style-name="T28">k</text:span><text:span text:style-name="T26">]</text:span>.<text:span text:style-name="T26">get_left</text:span>(), <text:span text:style-name="T28">enemies</text:span><text:span text:style-name="T26">[</text:span><text:span text:style-name="T28">k</text:span><text:span text:style-name="T26">]</text:span>.<text:span text:style-name="T26">get_top</text:span>(),</text:p>
      <text:p text:style-name="P9"><text:span text:style-name="T28">enemies</text:span><text:span text:style-name="T26">[</text:span><text:span text:style-name="T28">k</text:span><text:span text:style-name="T26">]</text:span>.<text:span text:style-name="T26">get_width</text:span>(), <text:span text:style-name="T28">enemies</text:span><text:span text:style-name="T26">[</text:span><text:span text:style-name="T28">k</text:span><text:span text:style-name="T26">]</text:span>.<text:span text:style-name="T26">get_height</text:span>());</text:p>
      <text:p text:style-name="P14"/>
      <text:p text:style-name="P9"><text:span text:style-name="T10">if</text:span> (<text:span text:style-name="T28">bulletBounds</text:span>.<text:span text:style-name="T26">intersects</text:span>(<text:span text:style-name="T28">enemyBounds</text:span>))</text:p>
      <text:p text:style-name="P9">{</text:p>
      <text:p text:style-name="P17">// Уменьшаем HP врага</text:p>
      <text:p text:style-name="P9"><text:span text:style-name="T28">enemies</text:span><text:span text:style-name="T26">[</text:span><text:span text:style-name="T28">k</text:span><text:span text:style-name="T26">]</text:span>.<text:span text:style-name="T28">HP</text:span><text:span text:style-name="T34">--</text:span>;</text:p>
      <text:p text:style-name="P17">// Если HP врага достиг нуля, удаляем его</text:p>
      <text:p text:style-name="P9"><text:span text:style-name="T10">if</text:span> (<text:span text:style-name="T28">enemies</text:span><text:span text:style-name="T26">[</text:span><text:span text:style-name="T28">k</text:span><text:span text:style-name="T26">]</text:span>.<text:span text:style-name="T28">HP</text:span> <text:span text:style-name="T34">&lt;=</text:span> <text:span text:style-name="T27">0</text:span>) {</text:p>
      <text:p text:style-name="P9"><text:span text:style-name="T28">enemies</text:span>.<text:span text:style-name="T26">erase</text:span>(<text:span text:style-name="T28">enemies</text:span>.<text:span text:style-name="T26">begin</text:span>() <text:span text:style-name="T26">+</text:span> <text:span text:style-name="T28">k</text:span>);</text:p>
      <text:p text:style-name="P9">} <text:span text:style-name="T10">else</text:span> {</text:p>
      <text:p text:style-name="P9"><text:span text:style-name="T34">++</text:span><text:span text:style-name="T28">k</text:span>;</text:p>
      <text:p text:style-name="P9">}</text:p>
      <text:p text:style-name="P9"><text:span text:style-name="T28">player</text:span>.<text:span text:style-name="T28">bullets</text:span>.<text:span text:style-name="T26">erase</text:span>(<text:span text:style-name="T28">player</text:span>.<text:span text:style-name="T28">bullets</text:span>.<text:span text:style-name="T26">begin</text:span>() <text:span text:style-name="T26">+</text:span> <text:span text:style-name="T28">i</text:span>);</text:p>
      <text:p text:style-name="P9"><text:span text:style-name="T28">bulletDestroyed</text:span> <text:span text:style-name="T34">=</text:span> <text:span text:style-name="T35">true</text:span>;</text:p>
      <text:p text:style-name="P9"><text:span text:style-name="T10">break</text:span>;</text:p>
      <text:p text:style-name="P9">}</text:p>
      <text:p text:style-name="P19">else</text:p>
      <text:p text:style-name="P9">{</text:p>
      <text:p text:style-name="P9"><text:span text:style-name="T34">++</text:span><text:span text:style-name="T28">k</text:span>;</text:p>
      <text:p text:style-name="P9">}</text:p>
      <text:p text:style-name="P9">}</text:p>
      <text:p text:style-name="P9"><text:span text:style-name="T10">if</text:span> (<text:span text:style-name="T34">!</text:span><text:span text:style-name="T28">bulletDestroyed</text:span>)</text:p>
      <text:p text:style-name="P9">{</text:p>
      <text:p text:style-name="P9"><text:span text:style-name="T34">++</text:span><text:span text:style-name="T28">i</text:span>;</text:p>
      <text:p text:style-name="P9">}</text:p>
      <text:p text:style-name="P9">}</text:p>
      <text:p text:style-name="P14"/>
      <text:p text:style-name="P17">// Проверка коллизии противников с игроком</text:p>
      <text:p text:style-name="P9"><text:span text:style-name="T10">for</text:span> (<text:span text:style-name="T33">size_t</text:span> <text:span text:style-name="T28">i</text:span> <text:span text:style-name="T34">=</text:span> <text:span text:style-name="T27">0</text:span>; <text:span text:style-name="T28">i</text:span> <text:span text:style-name="T34">&lt;</text:span> <text:span text:style-name="T28">enemies</text:span>.<text:span text:style-name="T26">size</text:span>();)</text:p>
      <text:p text:style-name="P9">{</text:p>
      <text:p text:style-name="P9"><text:span text:style-name="T33">sf</text:span>::<text:span text:style-name="T33">FloatRect</text:span> <text:span text:style-name="T28">enemyBounds</text:span>(<text:span text:style-name="T28">enemies</text:span><text:span text:style-name="T26">[</text:span><text:span text:style-name="T28">i</text:span><text:span text:style-name="T26">]</text:span>.<text:span text:style-name="T26">get_left</text:span>(), <text:span text:style-name="T28">enemies</text:span><text:span text:style-name="T26">[</text:span><text:span text:style-name="T28">i</text:span><text:span text:style-name="T26">]</text:span>.<text:span text:style-name="T26">get_top</text:span>(),</text:p>
      <text:p text:style-name="P9"><text:span text:style-name="T28">enemies</text:span><text:span text:style-name="T26">[</text:span><text:span text:style-name="T28">i</text:span><text:span text:style-name="T26">]</text:span>.<text:span text:style-name="T26">get_width</text:span>(), <text:span text:style-name="T28">enemies</text:span><text:span text:style-name="T26">[</text:span><text:span text:style-name="T28">i</text:span><text:span text:style-name="T26">]</text:span>.<text:span text:style-name="T26">get_height</text:span>());</text:p>
      <text:p text:style-name="P14"/>
      <text:p text:style-name="P9"><text:span text:style-name="T10">if</text:span> (<text:span text:style-name="T28">enemyBounds</text:span>.<text:span text:style-name="T26">intersects</text:span>(<text:span text:style-name="T28">hitboxBounds</text:span>))</text:p>
      <text:p text:style-name="P9">{</text:p>
      <text:p text:style-name="P9"><text:span text:style-name="T28">enemies</text:span>.<text:span text:style-name="T26">erase</text:span>(<text:span text:style-name="T28">enemies</text:span>.<text:span text:style-name="T26">begin</text:span>() <text:span text:style-name="T26">+</text:span> <text:span text:style-name="T28">i</text:span>);</text:p>
      <text:p text:style-name="P9"><text:span text:style-name="T28">player</text:span>.<text:span text:style-name="T28">HP</text:span><text:span text:style-name="T34">--</text:span>;</text:p>
      <text:p text:style-name="P9"><text:span text:style-name="T10">continue</text:span>;</text:p>
      <text:p text:style-name="P9">}</text:p>
      <text:p text:style-name="P9"><text:span text:style-name="T34">++</text:span><text:span text:style-name="T28">i</text:span>;</text:p>
      <text:p text:style-name="P9">}</text:p>
      <text:p text:style-name="P14"/>
      <text:p text:style-name="P17"><text:soft-page-break/>// Проверка коллизии пуль врага с игроком</text:p>
      <text:p text:style-name="P9"><text:span text:style-name="T10">for</text:span> (<text:span text:style-name="T33">size_t</text:span> <text:span text:style-name="T28">j</text:span> <text:span text:style-name="T34">=</text:span> <text:span text:style-name="T27">0</text:span>; <text:span text:style-name="T28">j</text:span> <text:span text:style-name="T34">&lt;</text:span> <text:span text:style-name="T28">enemyBullets</text:span>.<text:span text:style-name="T26">size</text:span>();)</text:p>
      <text:p text:style-name="P9">{</text:p>
      <text:p text:style-name="P9"><text:span text:style-name="T33">sf</text:span>::<text:span text:style-name="T33">FloatRect</text:span> <text:span text:style-name="T28">bulletBounds</text:span> <text:span text:style-name="T34">=</text:span> <text:span text:style-name="T28">enemyBullets</text:span><text:span text:style-name="T26">[</text:span><text:span text:style-name="T28">j</text:span><text:span text:style-name="T26">]</text:span>.<text:span text:style-name="T28">shape</text:span>.<text:span text:style-name="T26">getGlobalBounds</text:span>();</text:p>
      <text:p text:style-name="P17">// Проверка столкновения с хитбоксом</text:p>
      <text:p text:style-name="P9"><text:span text:style-name="T10">if</text:span> (<text:span text:style-name="T28">bulletBounds</text:span>.<text:span text:style-name="T26">intersects</text:span>(<text:span text:style-name="T28">hitboxBounds</text:span>))</text:p>
      <text:p text:style-name="P9">{</text:p>
      <text:p text:style-name="P9"><text:span text:style-name="T28">enemyBullets</text:span>.<text:span text:style-name="T26">erase</text:span>(<text:span text:style-name="T28">enemyBullets</text:span>.<text:span text:style-name="T26">begin</text:span>() <text:span text:style-name="T26">+</text:span> <text:span text:style-name="T28">j</text:span>);</text:p>
      <text:p text:style-name="P9"><text:span text:style-name="T28">player</text:span>.<text:span text:style-name="T28">HP</text:span><text:span text:style-name="T34">--</text:span>;</text:p>
      <text:p text:style-name="P9">}</text:p>
      <text:p text:style-name="P19">else</text:p>
      <text:p text:style-name="P9">{</text:p>
      <text:p text:style-name="P9"><text:span text:style-name="T34">++</text:span><text:span text:style-name="T28">j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Game</text:span>::<text:span text:style-name="T26">render</text:span>()</text:p>
      <text:p text:style-name="P9">{</text:p>
      <text:p text:style-name="P9"><text:span text:style-name="T28">window</text:span>.<text:span text:style-name="T26">clear</text:span>();</text:p>
      <text:p text:style-name="P14"/>
      <text:p text:style-name="P17">// Отрисовка игрока и его пуль</text:p>
      <text:p text:style-name="P9"><text:span text:style-name="T28">player</text:span>.<text:span text:style-name="T26">draw</text:span>(<text:span text:style-name="T28">window</text:span>);</text:p>
      <text:p text:style-name="P9"><text:span text:style-name="T10">for</text:span> (<text:span text:style-name="T25">auto</text:span> <text:span text:style-name="T34">&amp;</text:span><text:span text:style-name="T28">bullet</text:span> : <text:span text:style-name="T28">player</text:span>.<text:span text:style-name="T28">bullets</text:span>)</text:p>
      <text:p text:style-name="P9"><text:span text:style-name="T28">window</text:span>.<text:span text:style-name="T26">draw</text:span>(<text:span text:style-name="T28">bullet</text:span>.<text:span text:style-name="T28">shape</text:span>);</text:p>
      <text:p text:style-name="P14"/>
      <text:p text:style-name="P17">// Отрисовка врагов и их пуль</text:p>
      <text:p text:style-name="P9"><text:span text:style-name="T10">for</text:span> (<text:span text:style-name="T25">auto</text:span> <text:span text:style-name="T34">&amp;</text:span><text:span text:style-name="T28">enemy</text:span> : <text:span text:style-name="T28">enemies</text:span>)</text:p>
      <text:p text:style-name="P9"><text:span text:style-name="T28">enemy</text:span>.<text:span text:style-name="T26">draw</text:span>(<text:span text:style-name="T28">window</text:span>);</text:p>
      <text:p text:style-name="P14"/>
      <text:p text:style-name="P9"><text:span text:style-name="T10">for</text:span> (<text:span text:style-name="T25">auto</text:span> <text:span text:style-name="T34">&amp;</text:span><text:span text:style-name="T28">bullet</text:span> : <text:span text:style-name="T28">enemyBullets</text:span>)</text:p>
      <text:p text:style-name="P9"><text:span text:style-name="T28">window</text:span>.<text:span text:style-name="T26">draw</text:span>(<text:span text:style-name="T28">bullet</text:span>.<text:span text:style-name="T28">shape</text:span>);</text:p>
      <text:p text:style-name="P14"/>
      <text:p text:style-name="P17">// Отрисовка хитбокса</text:p>
      <text:p text:style-name="P9"><text:span text:style-name="T28">hitboxSprite</text:span>.<text:span text:style-name="T26">setPosition</text:span>(</text:p>
      <text:p text:style-name="P9"><text:span text:style-name="T28">player</text:span>.<text:span text:style-name="T26">get_left</text:span>() <text:span text:style-name="T34">+</text:span> (<text:span text:style-name="T28">player</text:span>.<text:span text:style-name="T26">get_width</text:span>() <text:span text:style-name="T34">-</text:span> <text:span text:style-name="T27">30</text:span>) <text:span text:style-name="T34">/</text:span> <text:span text:style-name="T27">2</text:span>,</text:p>
      <text:p text:style-name="P9"><text:span text:style-name="T28">player</text:span>.<text:span text:style-name="T26">get_top</text:span>() <text:span text:style-name="T34">+</text:span> (<text:span text:style-name="T28">player</text:span>.<text:span text:style-name="T26">get_height</text:span>() <text:span text:style-name="T34">-</text:span> <text:span text:style-name="T27">18</text:span>) <text:span text:style-name="T34">/</text:span> <text:span text:style-name="T27">2</text:span>);</text:p>
      <text:p text:style-name="P9"><text:span text:style-name="T28">window</text:span>.<text:span text:style-name="T26">draw</text:span>(<text:span text:style-name="T28">hitboxSprite</text:span>);</text:p>
      <text:p text:style-name="P14"/>
      <text:p text:style-name="P9"><text:span text:style-name="T28">window</text:span>.<text:span text:style-name="T26">display</text:span>();</text:p>
      <text:p text:style-name="P9">}</text:p>
      <text:p text:style-name="P14"/>
      <text:p text:style-name="P9"><text:span text:style-name="T25">void</text:span> <text:span text:style-name="T33">Game</text:span>::<text:span text:style-name="T26">run</text:span>()</text:p>
      <text:p text:style-name="P9">{</text:p>
      <text:p text:style-name="P9"><text:span text:style-name="T10">while</text:span> (<text:span text:style-name="T28">window</text:span>.<text:span text:style-name="T26">isOpen</text:span>())</text:p>
      <text:p text:style-name="P9">{</text:p>
      <text:p text:style-name="P9"><text:span text:style-name="T26">processEvents</text:span>();</text:p>
      <text:p text:style-name="P9"><text:span text:style-name="T26">updatePlayer</text:span>();</text:p>
      <text:p text:style-name="P9"><text:span text:style-name="T26">updateWaveSystem</text:span>();</text:p>
      <text:p text:style-name="P9"><text:span text:style-name="T26">spawnEnemies</text:span>();</text:p>
      <text:p text:style-name="P9"><text:soft-page-break/><text:span text:style-name="T26">updateEnemies</text:span>();</text:p>
      <text:p text:style-name="P9"><text:span text:style-name="T26">updateBullets</text:span>();</text:p>
      <text:p text:style-name="P9"><text:span text:style-name="T26">checkCollisions</text:span>();</text:p>
      <text:p text:style-name="P9"><text:span text:style-name="T26">render</text:span>();</text:p>
      <text:p text:style-name="P9">}</text:p>
      <text:p text:style-name="P9">}</text:p>
      <text:p text:style-name="P18"><text:span text:style-name="T8">Player.h</text:span></text:p>
      <text:p text:style-name="P18"><text:span text:style-name="T8"/></text:p>
      <text:p text:style-name="P13"><text:span text:style-name="T11">#pragma</text:span><text:span text:style-name="T16"> </text:span><text:span text:style-name="T29">once</text:span></text:p>
      <text:p text:style-name="P9"><text:span text:style-name="T10">#include</text:span><text:span text:style-name="T15"> </text:span><text:span text:style-name="T20">"AnimatedSprite.h"</text:span></text:p>
      <text:p text:style-name="P9"><text:span text:style-name="T10">#include</text:span><text:span text:style-name="T15"> </text:span><text:span text:style-name="T20">"Bullet.h"</text:span></text:p>
      <text:p text:style-name="P14"/>
      <text:p text:style-name="P17">// Константы для анимации</text:p>
      <text:p text:style-name="P9"><text:span text:style-name="T15">const</text:span> <text:span text:style-name="T33">sf</text:span>::<text:span text:style-name="T33">IntRect</text:span> <text:span text:style-name="T28">BOUND_IDLE</text:span>(<text:span text:style-name="T27">32</text:span> <text:span text:style-name="T15">*</text:span> <text:span text:style-name="T27">4</text:span>, <text:span text:style-name="T27">0</text:span>, <text:span text:style-name="T27">32</text:span>, <text:span text:style-name="T27">48</text:span>);</text:p>
      <text:p text:style-name="P9"><text:span text:style-name="T15">const</text:span> <text:span text:style-name="T33">std</text:span>::<text:span text:style-name="T33">pair</text:span>&lt;<text:span text:style-name="T25">int</text:span>, <text:span text:style-name="T25">int</text:span>&gt; <text:span text:style-name="T28">SPRITE_DATA_IDLE</text:span>(<text:span text:style-name="T27">0</text:span>, <text:span text:style-name="T27">4</text:span>);</text:p>
      <text:p text:style-name="P9"><text:span text:style-name="T15">const</text:span> <text:span text:style-name="T33">sf</text:span>::<text:span text:style-name="T33">IntRect</text:span> <text:span text:style-name="T28">BOUND_FORWARD</text:span>(<text:span text:style-name="T27">0</text:span>, <text:span text:style-name="T27">0</text:span>, <text:span text:style-name="T27">32</text:span>, <text:span text:style-name="T27">48</text:span>);</text:p>
      <text:p text:style-name="P9"><text:span text:style-name="T15">const</text:span> <text:span text:style-name="T33">std</text:span>::<text:span text:style-name="T33">pair</text:span>&lt;<text:span text:style-name="T25">int</text:span>, <text:span text:style-name="T25">int</text:span>&gt; <text:span text:style-name="T28">SPRITE_DATA_FORWARD</text:span>(<text:span text:style-name="T27">0</text:span>, <text:span text:style-name="T27">4</text:span>);</text:p>
      <text:p text:style-name="P9"><text:span text:style-name="T15">const</text:span> <text:span text:style-name="T33">sf</text:span>::<text:span text:style-name="T33">IntRect</text:span> <text:span text:style-name="T28">BOUND_LEFT</text:span>(<text:span text:style-name="T27">32</text:span> <text:span text:style-name="T15">*</text:span> <text:span text:style-name="T27">4</text:span>, <text:span text:style-name="T27">48</text:span> <text:span text:style-name="T15">*</text:span> <text:span text:style-name="T27">1</text:span>, <text:span text:style-name="T27">32</text:span>, <text:span text:style-name="T27">48</text:span>);</text:p>
      <text:p text:style-name="P9"><text:span text:style-name="T15">const</text:span> <text:span text:style-name="T33">std</text:span>::<text:span text:style-name="T33">pair</text:span>&lt;<text:span text:style-name="T25">int</text:span>, <text:span text:style-name="T25">int</text:span>&gt; <text:span text:style-name="T28">SPRITE_DATA_LEFT</text:span>(<text:span text:style-name="T34">-</text:span><text:span text:style-name="T27">4</text:span>, <text:span text:style-name="T27">4</text:span>);</text:p>
      <text:p text:style-name="P9"><text:span text:style-name="T15">const</text:span> <text:span text:style-name="T33">sf</text:span>::<text:span text:style-name="T33">IntRect</text:span> <text:span text:style-name="T28">BOUND_RIGHT</text:span>(<text:span text:style-name="T27">32</text:span> <text:span text:style-name="T15">*</text:span> <text:span text:style-name="T27">4</text:span>, <text:span text:style-name="T27">48</text:span> <text:span text:style-name="T15">*</text:span> <text:span text:style-name="T27">2</text:span>, <text:span text:style-name="T27">32</text:span>, <text:span text:style-name="T27">48</text:span>);</text:p>
      <text:p text:style-name="P9"><text:span text:style-name="T15">const</text:span> <text:span text:style-name="T33">std</text:span>::<text:span text:style-name="T33">pair</text:span>&lt;<text:span text:style-name="T25">int</text:span>, <text:span text:style-name="T25">int</text:span>&gt; <text:span text:style-name="T28">SPRITE_DATA_RIGHT</text:span>(<text:span text:style-name="T34">-</text:span><text:span text:style-name="T27">4</text:span>, <text:span text:style-name="T27">4</text:span>);</text:p>
      <text:p text:style-name="P14"/>
      <text:p text:style-name="P9"><text:span text:style-name="T15">const</text:span> <text:span text:style-name="T25">int</text:span> <text:span text:style-name="T28">SPRITE_FRAME_RATE</text:span> <text:span text:style-name="T34">=</text:span> <text:span text:style-name="T27">6</text:span>;</text:p>
      <text:p text:style-name="P14"/>
      <text:p text:style-name="P9"><text:span text:style-name="T25">class</text:span> <text:span text:style-name="T33">Player</text:span> {</text:p>
      <text:p text:style-name="P16">private:</text:p>
      <text:p text:style-name="P9"><text:span text:style-name="T33">AnimatedSprite</text:span> <text:span text:style-name="T28">sprite</text:span>;</text:p>
      <text:p text:style-name="P9"><text:span text:style-name="T25">int</text:span> <text:span text:style-name="T28">animation_state</text:span>;</text:p>
      <text:p text:style-name="P9"><text:span text:style-name="T25">bool</text:span> <text:span text:style-name="T28">movement_direction</text:span>[<text:span text:style-name="T27">4</text:span>];</text:p>
      <text:p text:style-name="P9"><text:span text:style-name="T25">double</text:span> <text:span text:style-name="T28">move_velocity</text:span>;</text:p>
      <text:p text:style-name="P16">public:</text:p>
      <text:p text:style-name="P9"><text:span text:style-name="T25">int</text:span> <text:span text:style-name="T28">HP</text:span>;</text:p>
      <text:p text:style-name="P9"><text:span text:style-name="T25">int</text:span> <text:span text:style-name="T28">HPMax</text:span>;</text:p>
      <text:p text:style-name="P9"><text:span text:style-name="T25">int</text:span> <text:span text:style-name="T28">shootTimer</text:span>;</text:p>
      <text:p text:style-name="P9"><text:span text:style-name="T33">std</text:span>::<text:span text:style-name="T33">vector</text:span><text:span text:style-name="T34">&lt;</text:span><text:span text:style-name="T33">Bullet</text:span><text:span text:style-name="T34">&gt;</text:span> <text:span text:style-name="T28">bullets</text:span>;</text:p>
      <text:p text:style-name="P14"/>
      <text:p text:style-name="P9"><text:span text:style-name="T26">Player</text:span>(<text:span text:style-name="T33">Texture</text:span><text:span text:style-name="T15">*</text:span> <text:span text:style-name="T28">texture</text:span>, <text:span text:style-name="T33">Vector2u</text:span> <text:span text:style-name="T28">windowSize</text:span>);</text:p>
      <text:p text:style-name="P9"><text:span text:style-name="T25">void</text:span> <text:span text:style-name="T26">update</text:span>();</text:p>
      <text:p text:style-name="P9"><text:span text:style-name="T25">void</text:span> <text:span text:style-name="T26">move</text:span>();</text:p>
      <text:p text:style-name="P9"><text:span text:style-name="T25">void</text:span> <text:span text:style-name="T26">check_animation_state</text:span>();</text:p>
      <text:p text:style-name="P9"><text:span text:style-name="T25">void</text:span> <text:span text:style-name="T26">set_move_state</text:span>(<text:span text:style-name="T25">int</text:span> <text:span text:style-name="T28">dir</text:span>, <text:span text:style-name="T25">bool</text:span> <text:span text:style-name="T28">state</text:span>);</text:p>
      <text:p text:style-name="P9"><text:span text:style-name="T25">void</text:span> <text:span text:style-name="T26">draw</text:span>(<text:span text:style-name="T33">sf</text:span>::<text:span text:style-name="T33">RenderTarget</text:span><text:span text:style-name="T15">&amp;</text:span> <text:span text:style-name="T28">target</text:span>);</text:p>
      <text:p text:style-name="P14"/>
      <text:p text:style-name="P17">// Добавляем методы для доступа к позиции и размерам</text:p>
      <text:p text:style-name="P9"><text:span text:style-name="T25">double</text:span> <text:span text:style-name="T26">get_left</text:span>() { <text:span text:style-name="T10">return</text:span> <text:span text:style-name="T28">sprite</text:span>.<text:span text:style-name="T26">get_left</text:span>(); }</text:p>
      <text:p text:style-name="P9"><text:span text:style-name="T25">double</text:span> <text:span text:style-name="T26">get_right</text:span>() { <text:span text:style-name="T10">return</text:span> <text:span text:style-name="T28">sprite</text:span>.<text:span text:style-name="T26">get_right</text:span>(); }</text:p>
      <text:p text:style-name="P9"><text:span text:style-name="T25">double</text:span> <text:span text:style-name="T26">get_top</text:span>() { <text:span text:style-name="T10">return</text:span> <text:span text:style-name="T28">sprite</text:span>.<text:span text:style-name="T26">get_top</text:span>(); }</text:p>
      <text:p text:style-name="P9"><text:span text:style-name="T25">double</text:span> <text:span text:style-name="T26">get_bottom</text:span>() { <text:span text:style-name="T10">return</text:span> <text:span text:style-name="T28">sprite</text:span>.<text:span text:style-name="T26">get_bottom</text:span>(); }</text:p>
      <text:p text:style-name="P9"><text:span text:style-name="T25">double</text:span> <text:span text:style-name="T26">get_width</text:span>() { <text:span text:style-name="T10">return</text:span> <text:span text:style-name="T28">sprite</text:span>.<text:span text:style-name="T26">get_width</text:span>(); }</text:p>
      <text:p text:style-name="P9"><text:span text:style-name="T25">double</text:span> <text:span text:style-name="T26">get_height</text:span>() { <text:span text:style-name="T10">return</text:span> <text:span text:style-name="T28">sprite</text:span>.<text:span text:style-name="T26">get_height</text:span>(); }</text:p>
      <text:p text:style-name="P9"><text:soft-page-break/><text:span text:style-name="T33">sf</text:span>::<text:span text:style-name="T33">Vector2f</text:span> <text:span text:style-name="T26">get_center</text:span>() { <text:span text:style-name="T10">return</text:span> <text:span text:style-name="T28">sprite</text:span>.<text:span text:style-name="T26">get_center</text:span>(); }</text:p>
      <text:p text:style-name="P9">};</text:p>
      <text:p text:style-name="P2"><text:span text:style-name="T9"><text:line-break/><text:line-break/>Player.cpp</text:span><text:span text:style-name="T13">#include</text:span><text:span text:style-name="T18"> </text:span><text:span text:style-name="T23">"Player.h"</text:span></text:p>
      <text:p text:style-name="P14"/>
      <text:p text:style-name="P17">// Состояния анимации</text:p>
      <text:p text:style-name="P9"><text:span text:style-name="T25">enum</text:span> <text:span text:style-name="T33">AnimationState</text:span> {</text:p>
      <text:p text:style-name="P9"><text:span text:style-name="T28">STATE_IDLE</text:span>,</text:p>
      <text:p text:style-name="P9"><text:span text:style-name="T28">STATE_FORWARD</text:span>,</text:p>
      <text:p text:style-name="P9"><text:span text:style-name="T28">STATE_LEFT</text:span>,</text:p>
      <text:p text:style-name="P21">STATE_RIGHT</text:p>
      <text:p text:style-name="P9">};</text:p>
      <text:p text:style-name="P14"/>
      <text:p text:style-name="P17">// Направления движения</text:p>
      <text:p text:style-name="P9"><text:span text:style-name="T25">enum</text:span> <text:span text:style-name="T33">Direction</text:span> {</text:p>
      <text:p text:style-name="P9"><text:span text:style-name="T28">DIR_UP</text:span>,</text:p>
      <text:p text:style-name="P9"><text:span text:style-name="T28">DIR_RIGHT</text:span>,</text:p>
      <text:p text:style-name="P9"><text:span text:style-name="T28">DIR_DOWN</text:span>,</text:p>
      <text:p text:style-name="P21">DIR_LEFT</text:p>
      <text:p text:style-name="P9">};</text:p>
      <text:p text:style-name="P14"/>
      <text:p text:style-name="P17">// Векторы движения для каждого направления</text:p>
      <text:p text:style-name="P9"><text:span text:style-name="T15">const</text:span> <text:span text:style-name="T25">float</text:span> <text:span text:style-name="T28">MOVE_VECTOR</text:span>[<text:span text:style-name="T27">4</text:span>][<text:span text:style-name="T27">2</text:span>] <text:span text:style-name="T34">=</text:span> {</text:p>
      <text:p text:style-name="P9">{<text:span text:style-name="T27">0.0</text:span><text:span text:style-name="T37">f</text:span>, <text:span text:style-name="T34">-</text:span><text:span text:style-name="T27">1.0</text:span><text:span text:style-name="T37">f</text:span>},<text:span text:style-name="T36"> // UP</text:span></text:p>
      <text:p text:style-name="P9">{<text:span text:style-name="T27">1.0</text:span><text:span text:style-name="T37">f</text:span>, <text:span text:style-name="T27">0.0</text:span><text:span text:style-name="T37">f</text:span>},<text:span text:style-name="T36"> // RIGHT</text:span></text:p>
      <text:p text:style-name="P9">{<text:span text:style-name="T27">0.0</text:span><text:span text:style-name="T37">f</text:span>, <text:span text:style-name="T27">1.0</text:span><text:span text:style-name="T37">f</text:span>},<text:span text:style-name="T36"> // DOWN</text:span></text:p>
      <text:p text:style-name="P9">{<text:span text:style-name="T34">-</text:span><text:span text:style-name="T27">1.0</text:span><text:span text:style-name="T37">f</text:span>, <text:span text:style-name="T27">0.0</text:span><text:span text:style-name="T37">f</text:span>}<text:span text:style-name="T36"> // LEFT</text:span></text:p>
      <text:p text:style-name="P9">};</text:p>
      <text:p text:style-name="P14"/>
      <text:p text:style-name="P9"><text:span text:style-name="T33">Player</text:span>::<text:span text:style-name="T26">Player</text:span>(<text:span text:style-name="T33">Texture</text:span><text:span text:style-name="T34">*</text:span> <text:span text:style-name="T28">texture</text:span>, <text:span text:style-name="T33">Vector2u</text:span> <text:span text:style-name="T28">windowSize</text:span>) {</text:p>
      <text:p text:style-name="P9"><text:span text:style-name="T15">this</text:span>-&gt;<text:span text:style-name="T28">shootTimer</text:span> <text:span text:style-name="T34">=</text:span> <text:span text:style-name="T27">10</text:span>;</text:p>
      <text:p text:style-name="P9"><text:span text:style-name="T15">this</text:span>-&gt;<text:span text:style-name="T28">HPMax</text:span> <text:span text:style-name="T34">=</text:span> <text:span text:style-name="T27">3</text:span>;</text:p>
      <text:p text:style-name="P9"><text:span text:style-name="T15">this</text:span>-&gt;<text:span text:style-name="T28">HP</text:span> <text:span text:style-name="T34">=</text:span> <text:span text:style-name="T15">this</text:span>-&gt;<text:span text:style-name="T28">HPMax</text:span>;</text:p>
      <text:p text:style-name="P17">// Инициализация анимированного спрайта</text:p>
      <text:p text:style-name="P9"><text:span text:style-name="T28">sprite</text:span>.<text:span text:style-name="T26">init_texture</text:span>(<text:span text:style-name="T28">texture</text:span>);</text:p>
      <text:p text:style-name="P9"><text:span text:style-name="T28">sprite</text:span>.<text:span text:style-name="T26">init</text:span>(<text:span text:style-name="T28">BOUND_IDLE</text:span>, <text:span text:style-name="T28">SPRITE_DATA_IDLE</text:span>.<text:span text:style-name="T28">first</text:span>, <text:span text:style-name="T28">SPRITE_DATA_IDLE</text:span>.<text:span text:style-name="T28">second</text:span>, <text:span text:style-name="T28">SPRITE_FRAME_RATE</text:span>);</text:p>
      <text:p text:style-name="P17">// Установка начальной позиции</text:p>
      <text:p text:style-name="P9"><text:span text:style-name="T28">sprite</text:span>.<text:span text:style-name="T26">set_center</text:span>(<text:span text:style-name="T28">windowSize</text:span>.<text:span text:style-name="T28">x</text:span> <text:span text:style-name="T34">/</text:span> <text:span text:style-name="T27">2.0</text:span><text:span text:style-name="T37">f</text:span>, <text:span text:style-name="T28">windowSize</text:span>.<text:span text:style-name="T28">y</text:span> <text:span text:style-name="T34">-</text:span> <text:span text:style-name="T28">sprite</text:span>.<text:span text:style-name="T26">get_height</text:span>());</text:p>
      <text:p text:style-name="P17">// Инициализация параметров движения</text:p>
      <text:p text:style-name="P9"><text:span text:style-name="T28">animation_state</text:span> <text:span text:style-name="T34">=</text:span> <text:span text:style-name="T28">STATE_IDLE</text:span>;</text:p>
      <text:p text:style-name="P9"><text:span text:style-name="T28">move_velocity</text:span> <text:span text:style-name="T34">=</text:span> <text:span text:style-name="T27">3.0</text:span><text:span text:style-name="T37">f</text:span>;</text:p>
      <text:p text:style-name="P9"><text:span text:style-name="T10">for</text:span> (<text:span text:style-name="T25">int</text:span> <text:span text:style-name="T28">i</text:span> <text:span text:style-name="T34">=</text:span> <text:span text:style-name="T28">DIR_UP</text:span>; <text:span text:style-name="T28">i</text:span> <text:span text:style-name="T34">&lt;=</text:span> <text:span text:style-name="T28">DIR_LEFT</text:span>; <text:span text:style-name="T28">i</text:span><text:span text:style-name="T34">++</text:span>) {</text:p>
      <text:p text:style-name="P9"><text:span text:style-name="T28">movement_direction</text:span>[<text:span text:style-name="T28">i</text:span>] <text:span text:style-name="T34">=</text:span> <text:span text:style-name="T35">false</text:span>;</text:p>
      <text:p text:style-name="P9">}</text:p>
      <text:p text:style-name="P9">}</text:p>
      <text:p text:style-name="P14"/>
      <text:p text:style-name="P9"><text:span text:style-name="T25">void</text:span> <text:span text:style-name="T33">Player</text:span>::<text:span text:style-name="T26">update</text:span>() {</text:p>
      <text:p text:style-name="P17">// Обновление анимации</text:p>
      <text:p text:style-name="P9"><text:soft-page-break/><text:span text:style-name="T28">sprite</text:span>.<text:span text:style-name="T26">tick</text:span>();</text:p>
      <text:p text:style-name="P17">// Обновление позиции</text:p>
      <text:p text:style-name="P9"><text:span text:style-name="T26">move</text:span>();</text:p>
      <text:p text:style-name="P17">// Проверка и обновление состояния анимации</text:p>
      <text:p text:style-name="P9"><text:span text:style-name="T26">check_animation_state</text:span>();</text:p>
      <text:p text:style-name="P9">}</text:p>
      <text:p text:style-name="P14"/>
      <text:p text:style-name="P9"><text:span text:style-name="T25">void</text:span> <text:span text:style-name="T33">Player</text:span>::<text:span text:style-name="T26">move</text:span>() {</text:p>
      <text:p text:style-name="P17">// Движение игрока</text:p>
      <text:p text:style-name="P9"><text:span text:style-name="T10">for</text:span> (<text:span text:style-name="T25">int</text:span> <text:span text:style-name="T28">i</text:span> <text:span text:style-name="T34">=</text:span> <text:span text:style-name="T28">DIR_UP</text:span>; <text:span text:style-name="T28">i</text:span> <text:span text:style-name="T34">&lt;=</text:span> <text:span text:style-name="T28">DIR_LEFT</text:span>; <text:span text:style-name="T28">i</text:span><text:span text:style-name="T34">++</text:span>) {</text:p>
      <text:p text:style-name="P9"><text:span text:style-name="T10">if</text:span> (<text:span text:style-name="T28">movement_direction</text:span>[<text:span text:style-name="T28">i</text:span>]) {</text:p>
      <text:p text:style-name="P9"><text:span text:style-name="T28">sprite</text:span>.<text:span text:style-name="T26">move</text:span>(<text:span text:style-name="T28">MOVE_VECTOR</text:span>[<text:span text:style-name="T28">i</text:span>][<text:span text:style-name="T27">0</text:span>] <text:span text:style-name="T34">*</text:span> <text:span text:style-name="T28">move_velocity</text:span>, </text:p>
      <text:p text:style-name="P9"><text:span text:style-name="T28">MOVE_VECTOR</text:span>[<text:span text:style-name="T28">i</text:span>][<text:span text:style-name="T27">1</text:span>] <text:span text:style-name="T34">*</text:span> <text:span text:style-name="T28">move_velocity</text:span>);</text:p>
      <text:p text:style-name="P9">}</text:p>
      <text:p text:style-name="P9">}</text:p>
      <text:p text:style-name="P17">// Проверка границ экрана</text:p>
      <text:p text:style-name="P9"><text:span text:style-name="T15">const</text:span> <text:span text:style-name="T25">float</text:span> <text:span text:style-name="T28">sizeMultiplier</text:span> <text:span text:style-name="T34">=</text:span> <text:span text:style-name="T27">0.15</text:span><text:span text:style-name="T37">f</text:span>;</text:p>
      <text:p text:style-name="P9"><text:span text:style-name="T10">if</text:span> (<text:span text:style-name="T28">sprite</text:span>.<text:span text:style-name="T26">get_left</text:span>() <text:span text:style-name="T34">&lt;</text:span> <text:span text:style-name="T34">-</text:span><text:span text:style-name="T28">sprite</text:span>.<text:span text:style-name="T26">get_width</text:span>() <text:span text:style-name="T34">*</text:span> <text:span text:style-name="T28">sizeMultiplier</text:span>) {</text:p>
      <text:p text:style-name="P9"><text:span text:style-name="T28">sprite</text:span>.<text:span text:style-name="T26">set_center</text:span>(<text:span text:style-name="T28">sprite</text:span>.<text:span text:style-name="T26">get_width</text:span>() <text:span text:style-name="T34">/</text:span> <text:span text:style-name="T27">2.0</text:span><text:span text:style-name="T37">f</text:span> <text:span text:style-name="T34">-</text:span> <text:span text:style-name="T28">sprite</text:span>.<text:span text:style-name="T26">get_width</text:span>() <text:span text:style-name="T34">*</text:span> <text:span text:style-name="T28">sizeMultiplier</text:span>,</text:p>
      <text:p text:style-name="P9"><text:span text:style-name="T28">sprite</text:span>.<text:span text:style-name="T26">get_center</text:span>().<text:span text:style-name="T28">y</text:span>);</text:p>
      <text:p text:style-name="P9">}</text:p>
      <text:p text:style-name="P9"><text:span text:style-name="T10">else</text:span> <text:span text:style-name="T10">if</text:span> (<text:span text:style-name="T28">sprite</text:span>.<text:span text:style-name="T26">get_right</text:span>() <text:span text:style-name="T34">&gt;</text:span> <text:span text:style-name="T27">800</text:span> <text:span text:style-name="T34">+</text:span> <text:span text:style-name="T28">sprite</text:span>.<text:span text:style-name="T26">get_width</text:span>() <text:span text:style-name="T34">*</text:span> <text:span text:style-name="T28">sizeMultiplier</text:span>) {</text:p>
      <text:p text:style-name="P9"><text:span text:style-name="T28">sprite</text:span>.<text:span text:style-name="T26">set_center</text:span>(<text:span text:style-name="T27">800</text:span> <text:span text:style-name="T34">-</text:span> <text:span text:style-name="T28">sprite</text:span>.<text:span text:style-name="T26">get_width</text:span>() <text:span text:style-name="T34">/</text:span> <text:span text:style-name="T27">2.0</text:span><text:span text:style-name="T37">f</text:span> <text:span text:style-name="T34">+</text:span> <text:span text:style-name="T28">sprite</text:span>.<text:span text:style-name="T26">get_width</text:span>() <text:span text:style-name="T34">*</text:span> <text:span text:style-name="T28">sizeMultiplier</text:span>,</text:p>
      <text:p text:style-name="P9"><text:span text:style-name="T28">sprite</text:span>.<text:span text:style-name="T26">get_center</text:span>().<text:span text:style-name="T28">y</text:span>);</text:p>
      <text:p text:style-name="P9">}</text:p>
      <text:p text:style-name="P9"><text:span text:style-name="T10">if</text:span> (<text:span text:style-name="T28">sprite</text:span>.<text:span text:style-name="T26">get_top</text:span>() <text:span text:style-name="T34">&lt;</text:span> <text:span text:style-name="T34">-</text:span><text:span text:style-name="T28">sprite</text:span>.<text:span text:style-name="T26">get_height</text:span>() <text:span text:style-name="T34">*</text:span> <text:span text:style-name="T28">sizeMultiplier</text:span>) {</text:p>
      <text:p text:style-name="P9"><text:span text:style-name="T28">sprite</text:span>.<text:span text:style-name="T26">set_center</text:span>(<text:span text:style-name="T28">sprite</text:span>.<text:span text:style-name="T26">get_center</text:span>().<text:span text:style-name="T28">x</text:span>,</text:p>
      <text:p text:style-name="P9"><text:span text:style-name="T28">sprite</text:span>.<text:span text:style-name="T26">get_height</text:span>() <text:span text:style-name="T34">/</text:span> <text:span text:style-name="T27">2.0</text:span><text:span text:style-name="T37">f</text:span> <text:span text:style-name="T34">-</text:span> <text:span text:style-name="T28">sprite</text:span>.<text:span text:style-name="T26">get_height</text:span>() <text:span text:style-name="T34">*</text:span> <text:span text:style-name="T28">sizeMultiplier</text:span>);</text:p>
      <text:p text:style-name="P9">}</text:p>
      <text:p text:style-name="P9"><text:span text:style-name="T10">else</text:span> <text:span text:style-name="T10">if</text:span> (<text:span text:style-name="T28">sprite</text:span>.<text:span text:style-name="T26">get_bottom</text:span>() <text:span text:style-name="T34">&gt;</text:span> <text:span text:style-name="T27">600</text:span> <text:span text:style-name="T34">+</text:span> <text:span text:style-name="T28">sprite</text:span>.<text:span text:style-name="T26">get_height</text:span>() <text:span text:style-name="T34">*</text:span> <text:span text:style-name="T28">sizeMultiplier</text:span>) {</text:p>
      <text:p text:style-name="P9"><text:span text:style-name="T28">sprite</text:span>.<text:span text:style-name="T26">set_center</text:span>(<text:span text:style-name="T28">sprite</text:span>.<text:span text:style-name="T26">get_center</text:span>().<text:span text:style-name="T28">x</text:span>,</text:p>
      <text:p text:style-name="P9"><text:span text:style-name="T27">600</text:span> <text:span text:style-name="T34">-</text:span> <text:span text:style-name="T28">sprite</text:span>.<text:span text:style-name="T26">get_height</text:span>() <text:span text:style-name="T34">/</text:span> <text:span text:style-name="T27">2.0</text:span><text:span text:style-name="T37">f</text:span> <text:span text:style-name="T34">+</text:span> <text:span text:style-name="T28">sprite</text:span>.<text:span text:style-name="T26">get_height</text:span>() <text:span text:style-name="T34">*</text:span> <text:span text:style-name="T28">sizeMultiplier</text:span>);</text:p>
      <text:p text:style-name="P9">}</text:p>
      <text:p text:style-name="P9">}</text:p>
      <text:p text:style-name="P14"/>
      <text:p text:style-name="P9"><text:span text:style-name="T25">void</text:span> <text:span text:style-name="T33">Player</text:span>::<text:span text:style-name="T26">check_animation_state</text:span>() {</text:p>
      <text:p text:style-name="P9"><text:span text:style-name="T25">int</text:span> <text:span text:style-name="T28">new_state</text:span> <text:span text:style-name="T34">=</text:span> <text:span text:style-name="T28">STATE_IDLE</text:span>;</text:p>
      <text:p text:style-name="P9"><text:span text:style-name="T10">if</text:span> (<text:span text:style-name="T28">movement_direction</text:span>[<text:span text:style-name="T28">DIR_LEFT</text:span>]) {</text:p>
      <text:p text:style-name="P9"><text:span text:style-name="T28">new_state</text:span> <text:span text:style-name="T34">=</text:span> <text:span text:style-name="T28">STATE_LEFT</text:span>;</text:p>
      <text:p text:style-name="P9">}</text:p>
      <text:p text:style-name="P9"><text:span text:style-name="T10">else</text:span> <text:span text:style-name="T10">if</text:span> (<text:span text:style-name="T28">movement_direction</text:span>[<text:span text:style-name="T28">DIR_RIGHT</text:span>]) {</text:p>
      <text:p text:style-name="P9"><text:span text:style-name="T28">new_state</text:span> <text:span text:style-name="T34">=</text:span> <text:span text:style-name="T28">STATE_RIGHT</text:span>;</text:p>
      <text:p text:style-name="P9">}</text:p>
      <text:p text:style-name="P9"><text:span text:style-name="T10">else</text:span> <text:span text:style-name="T10">if</text:span> (<text:span text:style-name="T28">movement_direction</text:span>[<text:span text:style-name="T28">DIR_UP</text:span>] <text:span text:style-name="T34">||</text:span> <text:span text:style-name="T28">movement_direction</text:span>[<text:span text:style-name="T28">DIR_DOWN</text:span>]) {</text:p>
      <text:p text:style-name="P9"><text:span text:style-name="T28">new_state</text:span> <text:span text:style-name="T34">=</text:span> <text:span text:style-name="T28">STATE_FORWARD</text:span>;</text:p>
      <text:p text:style-name="P9">}</text:p>
      <text:p text:style-name="P9"><text:span text:style-name="T10">if</text:span> (<text:span text:style-name="T28">new_state</text:span> <text:span text:style-name="T34">!=</text:span> <text:span text:style-name="T28">animation_state</text:span>) {</text:p>
      <text:p text:style-name="P9"><text:span text:style-name="T28">animation_state</text:span> <text:span text:style-name="T34">=</text:span> <text:span text:style-name="T28">new_state</text:span>;</text:p>
      <text:p text:style-name="P9"><text:span text:style-name="T10">switch</text:span> (<text:span text:style-name="T28">animation_state</text:span>) {</text:p>
      <text:p text:style-name="P9"><text:span text:style-name="T10">case</text:span> <text:span text:style-name="T28">STATE_IDLE</text:span>:</text:p>
      <text:p text:style-name="P9"><text:soft-page-break/><text:span text:style-name="T28">sprite</text:span>.<text:span text:style-name="T26">init</text:span>(<text:span text:style-name="T28">BOUND_IDLE</text:span>, <text:span text:style-name="T28">SPRITE_DATA_IDLE</text:span>.<text:span text:style-name="T28">first</text:span>, <text:span text:style-name="T28">SPRITE_DATA_IDLE</text:span>.<text:span text:style-name="T28">second</text:span>, <text:span text:style-name="T28">SPRITE_FRAME_RATE</text:span>);</text:p>
      <text:p text:style-name="P9"><text:span text:style-name="T10">break</text:span>;</text:p>
      <text:p text:style-name="P9"><text:span text:style-name="T10">case</text:span> <text:span text:style-name="T28">STATE_FORWARD</text:span>:</text:p>
      <text:p text:style-name="P9"><text:span text:style-name="T28">sprite</text:span>.<text:span text:style-name="T26">init</text:span>(<text:span text:style-name="T28">BOUND_FORWARD</text:span>, <text:span text:style-name="T28">SPRITE_DATA_FORWARD</text:span>.<text:span text:style-name="T28">first</text:span>, <text:span text:style-name="T28">SPRITE_DATA_FORWARD</text:span>.<text:span text:style-name="T28">second</text:span>, <text:span text:style-name="T28">SPRITE_FRAME_RATE</text:span>);</text:p>
      <text:p text:style-name="P9"><text:span text:style-name="T10">break</text:span>;</text:p>
      <text:p text:style-name="P9"><text:span text:style-name="T10">case</text:span> <text:span text:style-name="T28">STATE_LEFT</text:span>:</text:p>
      <text:p text:style-name="P9"><text:span text:style-name="T28">sprite</text:span>.<text:span text:style-name="T26">init</text:span>(<text:span text:style-name="T28">BOUND_LEFT</text:span>, <text:span text:style-name="T28">SPRITE_DATA_LEFT</text:span>.<text:span text:style-name="T28">first</text:span>, <text:span text:style-name="T28">SPRITE_DATA_LEFT</text:span>.<text:span text:style-name="T28">second</text:span>, <text:span text:style-name="T28">SPRITE_FRAME_RATE</text:span>);</text:p>
      <text:p text:style-name="P9"><text:span text:style-name="T10">break</text:span>;</text:p>
      <text:p text:style-name="P9"><text:span text:style-name="T10">case</text:span> <text:span text:style-name="T28">STATE_RIGHT</text:span>:</text:p>
      <text:p text:style-name="P9"><text:span text:style-name="T28">sprite</text:span>.<text:span text:style-name="T26">init</text:span>(<text:span text:style-name="T28">BOUND_RIGHT</text:span>, <text:span text:style-name="T28">SPRITE_DATA_RIGHT</text:span>.<text:span text:style-name="T28">first</text:span>, <text:span text:style-name="T28">SPRITE_DATA_RIGHT</text:span>.<text:span text:style-name="T28">second</text:span>, <text:span text:style-name="T28">SPRITE_FRAME_RATE</text:span>);</text:p>
      <text:p text:style-name="P9"><text:span text:style-name="T10">break</text:span>;</text:p>
      <text:p text:style-name="P9">}</text:p>
      <text:p text:style-name="P9">}</text:p>
      <text:p text:style-name="P9">}</text:p>
      <text:p text:style-name="P14"/>
      <text:p text:style-name="P9"><text:span text:style-name="T25">void</text:span> <text:span text:style-name="T33">Player</text:span>::<text:span text:style-name="T26">set_move_state</text:span>(<text:span text:style-name="T25">int</text:span> <text:span text:style-name="T28">dir</text:span>, <text:span text:style-name="T25">bool</text:span> <text:span text:style-name="T28">state</text:span>) {</text:p>
      <text:p text:style-name="P9"><text:span text:style-name="T10">if</text:span> (<text:span text:style-name="T28">dir</text:span> <text:span text:style-name="T34">&gt;=</text:span> <text:span text:style-name="T28">DIR_UP</text:span> <text:span text:style-name="T34">&amp;&amp;</text:span> <text:span text:style-name="T28">dir</text:span> <text:span text:style-name="T34">&lt;=</text:span> <text:span text:style-name="T28">DIR_LEFT</text:span>) {</text:p>
      <text:p text:style-name="P9"><text:span text:style-name="T28">movement_direction</text:span>[<text:span text:style-name="T28">dir</text:span>] <text:span text:style-name="T34">=</text:span> <text:span text:style-name="T28">state</text:span>;</text:p>
      <text:p text:style-name="P9">}</text:p>
      <text:p text:style-name="P9">}</text:p>
      <text:p text:style-name="P14"/>
      <text:p text:style-name="P9"><text:span text:style-name="T25">void</text:span> <text:span text:style-name="T33">Player</text:span>::<text:span text:style-name="T26">draw</text:span>(<text:span text:style-name="T33">sf</text:span>::<text:span text:style-name="T33">RenderTarget</text:span><text:span text:style-name="T15">&amp;</text:span> <text:span text:style-name="T28">target</text:span>) {</text:p>
      <text:p text:style-name="P9"><text:span text:style-name="T28">sprite</text:span>.<text:span text:style-name="T26">draw</text:span>(<text:span text:style-name="T28">target</text:span>);</text:p>
      <text:p text:style-name="P9">}</text:p>
      <text:p text:style-name="P18"><text:span text:style-name="T8"/></text:p>
      <text:p text:style-name="P1"><text:span text:style-name="T9"/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t" svg:font-family="FiraCodet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1:24:31.737739399</meta:creation-date>
    <dc:date>2024-12-02T22:01:19.410714034</dc:date>
    <meta:editing-duration>PT13M5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7" meta:paragraph-count="1003" meta:word-count="3352" meta:character-count="28359" meta:non-whitespace-character-count="25660"/>
  </office:meta>
</office:document-meta>
</file>